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900000221BF4447AA465B40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14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40.01mm" fo:break-before="auto" style:use-optimal-row-height="true"/>
    </style:style>
    <style:style style:name="ro10" style:family="table-row">
      <style:table-row-properties style:row-height="3.44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 fo:border="0.06pt solid #000000" style:vertical-align="middle"/>
    </style:style>
    <style:style style:name="ce15" style:family="table-cell" style:parent-style-name="Default">
      <style:table-cell-properties fo:border="none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solid" draw:fill-color="#eeeeee" draw:textarea-horizontal-align="justify" draw:textarea-vertical-align="middle" draw:auto-grow-height="false" fo:min-height="52.5mm" fo:min-width="118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solid" draw:fill-color="#000000" draw:textarea-horizontal-align="center" draw:textarea-vertical-align="middle" fo:min-height="51.9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solid" draw:fill-color="#f07746" draw:textarea-horizontal-align="center" draw:textarea-vertical-align="middle" fo:min-height="51.9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bitmap" draw:fill-color="#729fcf" draw:fill-image-name="Bitmap_20_1" style:repeat="stretch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loext:graphic-properties draw:fill="solid" draw:fill-color="#eeeeee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07746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bitmap" draw:fill-color="#729fcf" draw:fill-image-name="Bitmap_20_1" style:repeat="stretch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g draw:z-index="0">
            <draw:polygon draw:style-name="gr1" draw:text-style-name="P1" svg:width="122.99mm" svg:height="54.99mm" svg:x="2.84mm" svg:y="224.39mm" svg:viewBox="0 0 12300 5500" draw:points="0,5500 0,0 12300,0 12300,5500">
              <text:p/>
            </draw:polygon>
            <draw:g>
              <draw:path draw:style-name="gr2" draw:text-style-name="P2" svg:width="3.45mm" svg:height="3.74mm" svg:x="5.56mm" svg:y="226.72mm" svg:viewBox="0 0 346 375" svg:d="M184 315c14 0 26-2 37-6 10-4 19-9 27-16s14-14 19-22 9-17 12-25l67 25c-5 13-12 26-21 38-9 13-19 24-32 34-13 9-29 17-46 23-18 6-39 9-63 9-32 0-59-5-82-14s-42-23-57-39c-16-17-27-37-34-60s-11-49-11-76c0-28 4-54 11-77s18-43 33-59 34-28 56-37c23-9 50-13 80-13 24 0 45 3 63 8s33 12 46 21 24 19 32 32c9 12 15 26 20 40l-67 19c-2-8-6-15-11-23-5-7-11-13-19-19-8-5-17-10-27-13s-22-5-35-5c-19 0-34 3-48 9-13 6-24 14-32 25-9 11-15 25-19 40-4 16-6 33-6 52s2 36 6 52 10 29 19 41c8 11 19 20 33 26 13 7 30 10 49 10z">
                <text:p/>
              </draw:path>
              <draw:path draw:style-name="gr2" draw:text-style-name="P2" svg:width="2.81mm" svg:height="2.89mm" svg:x="9.36mm" svg:y="227.57mm" svg:viewBox="0 0 282 290" svg:d="M282 145c0 21-3 41-9 58-6 18-15 33-27 46s-27 23-44 30c-18 7-39 11-62 11s-43-4-60-11c-18-7-32-17-44-29-12-13-21-28-27-46s-9-38-9-59 3-40 9-58c5-18 14-33 26-46s26-23 44-30 39-11 62-11c25 0 47 4 65 11 17 7 32 17 43 30s20 28 25 46c5 17 8 37 8 58zM206 145c0-34-6-58-16-73-11-15-27-22-48-22s-37 7-49 23c-11 15-17 39-17 72 0 16 2 31 5 43s7 22 13 30c5 7 12 13 19 17 8 4 17 5 26 5 11 0 20-1 29-5 8-4 15-10 21-17 5-8 10-18 12-30 3-12 5-27 5-43z">
                <text:p/>
              </draw:path>
              <draw:path draw:style-name="gr2" draw:text-style-name="P2" svg:width="4.02mm" svg:height="2.84mm" svg:x="12.72mm" svg:y="227.57mm" svg:viewBox="0 0 403 285" svg:d="M167 285v-157c0-11-1-21-3-30-1-9-3-16-7-23-3-6-8-11-13-15s-12-5-20-5c-7 0-14 2-20 5-6 4-11 10-16 17-4 7-7 16-10 25-2 10-3 21-3 33v150h-73v-217c0-6 0-12 0-19 0-6 0-12-1-18 0-6 0-11 0-15 0-5-1-8-1-11h69c1 3 1 6 1 10 1 5 1 10 1 16 1 5 1 11 1 16 0 6 1 10 1 14h1c9-21 20-37 33-47 13-9 29-14 48-14 21 0 39 5 52 16 13 10 21 25 26 45h1c5-12 11-21 16-29 6-8 13-14 20-19 7-4 14-8 22-10s17-3 27-3c15 0 28 3 39 8 10 6 19 13 26 23 6 10 11 21 14 34s5 27 5 43v177h-72v-157c0-11-1-21-3-30-1-9-3-16-7-23-3-6-8-11-13-15s-12-5-20-5c-7 0-14 1-19 5-6 4-12 9-16 16s-8 15-10 24c-3 10-4 20-4 32v153z">
                <text:p/>
              </draw:path>
              <draw:path draw:style-name="gr2" draw:text-style-name="P2" svg:width="2.66mm" svg:height="3.94mm" svg:x="17.42mm" svg:y="227.57mm" svg:viewBox="0 0 267 395" svg:d="M267 144c0 22-3 41-7 59s-10 33-19 46-20 23-34 31c-13 7-29 11-48 11-8 0-16-1-24-3s-16-4-24-8c-7-4-14-9-20-15-6-7-12-15-16-24h-2c0 1 0 3 1 7 0 3 0 7 0 12 0 4 0 9 1 14 0 5 0 10 0 14v107h-73v-325c0-14 0-27-1-38 0-11 0-20-1-26h71c0 1 0 3 1 7 0 3 0 7 1 12 0 4 0 9 0 14 1 5 1 9 1 12h1c8-18 20-31 36-39 15-8 33-12 53-12 18 0 33 4 46 11s24 17 32 30 14 28 18 45c5 18 7 37 7 58zM191 145c0-32-5-56-15-71-9-16-24-24-43-24-7 0-14 2-21 5s-14 8-19 15c-6 8-11 18-14 30-4 12-5 28-5 47 0 18 1 33 5 45 3 12 8 22 13 29 6 7 12 13 19 16s15 4 22 4c9 0 17-2 25-5 7-4 13-10 18-18s8-18 11-30 4-27 4-43z">
                <text:p/>
              </draw:path>
              <draw:path draw:style-name="gr2" draw:text-style-name="P2" svg:width="1.62mm" svg:height="3.5mm" svg:x="20.34mm" svg:y="226.96mm" svg:viewBox="0 0 163 351" svg:d="M102 351c-21-1-38-6-49-18-12-12-18-29-18-53v-165h-35v-49h39l23-66h45v66h53v49h-53v145c0 14 3 24 8 31 5 6 13 9 24 9 4 0 9 0 12-1 4 0 8-1 12-2v45c-9 3-18 5-28 6-10 2-21 2-33 3z">
                <text:p/>
              </draw:path>
              <draw:path draw:style-name="gr2" draw:text-style-name="P2" svg:width="2.54mm" svg:height="2.89mm" svg:x="22.27mm" svg:y="227.57mm" svg:viewBox="0 0 255 290" svg:d="M131 290c-20 0-39-3-55-9s-30-15-41-27-20-27-26-46c-6-18-9-40-9-64 0-27 4-49 11-68 7-18 17-33 29-44s26-20 42-24c15-5 32-8 50-8 22 0 41 4 56 12 16 7 29 18 39 32 10 13 17 30 21 49 5 19 7 41 7 64v2h-179c0 12 1 23 3 33s6 18 10 26c5 7 11 13 18 17 8 4 17 6 27 6 13 0 23-2 32-8 8-5 13-14 17-25l68 6c-3 8-7 16-13 25-5 9-13 18-22 25-9 8-21 14-35 19s-31 7-50 7zM131 46c-8 0-15 1-21 4-7 2-12 6-17 11-5 6-8 13-11 21-3 9-5 19-5 31h108c-1-22-7-39-16-50-10-12-22-17-38-17z">
                <text:p/>
              </draw:path>
              <draw:path draw:style-name="gr2" draw:text-style-name="P2" svg:width="1.62mm" svg:height="2.84mm" svg:x="25.38mm" svg:y="227.57mm" svg:viewBox="0 0 163 285" svg:d="M2 285v-214c0-6 0-12 0-19s0-13-1-19c0-6 0-12 0-17s-1-8-1-11h69c1 3 1 6 1 11 1 5 1 11 1 17 1 6 1 12 1 18s1 11 1 14h1c3-10 7-19 10-27 4-8 8-15 13-21 5-5 11-9 18-12s15-5 26-5c4 0 8 0 12 1 5 1 8 2 10 3v61c-5-1-9-2-14-3s-10-1-17-1c-18 0-32 7-42 22-10 14-15 36-15 65v137z">
                <text:p/>
              </draw:path>
              <draw:path draw:style-name="gr2" draw:text-style-name="P2" svg:width="2.54mm" svg:height="2.89mm" svg:x="28.79mm" svg:y="227.57mm" svg:viewBox="0 0 255 290" svg:d="M131 290c-20 0-39-3-55-9s-30-15-41-27-20-27-26-46c-6-18-9-40-9-64 0-27 4-49 11-68 7-18 17-33 29-44s26-20 42-24c15-5 32-8 50-8 22 0 41 4 56 12 16 7 29 18 39 32 10 13 17 30 21 49 5 19 7 41 7 64v2h-179c0 12 1 23 3 33s6 18 10 26c5 7 11 13 18 17 8 4 17 6 27 6 13 0 23-2 32-8 8-5 13-14 17-25l68 6c-3 8-7 16-13 25-5 9-13 18-22 25-9 8-21 14-35 19s-31 7-50 7zM131 46c-8 0-15 1-21 4-7 2-12 6-17 11-5 6-8 13-11 21-3 9-5 19-5 31h108c-1-22-7-39-16-50-10-12-22-17-38-17z">
                <text:p/>
              </draw:path>
              <draw:path draw:style-name="gr2" draw:text-style-name="P2" svg:width="2.54mm" svg:height="2.84mm" svg:x="31.89mm" svg:y="227.56mm" svg:viewBox="0 0 255 285" svg:d="M183 285v-157c0-11-1-21-2-30-2-9-5-16-9-23-4-6-9-11-15-15-7-4-15-5-24-5-8 0-16 2-24 5-7 4-13 10-18 17s-9 16-12 26c-3 9-4 20-4 32v150h-73v-217c0-6 0-12 0-19 0-6 0-12-1-18 0-6 0-11 0-15 0-5-1-8-1-11h69c1 3 1 6 1 10 1 5 1 10 1 16 1 5 1 11 1 16 0 6 1 10 1 14h1c9-21 22-37 37-47 14-9 32-14 53-14 16 0 31 3 42 8 12 6 21 13 29 23 7 10 12 21 16 34 3 13 4 27 4 43v177z">
                <text:p/>
              </draw:path>
              <draw:path draw:style-name="gr2" draw:text-style-name="P2" svg:width="3.22mm" svg:height="3.64mm" svg:x="36.59mm" svg:y="226.77mm" svg:viewBox="0 0 323 365" svg:d="M323 261c0 18-4 34-11 47-8 13-18 24-31 32-13 9-28 15-45 19s-35 6-54 6h-182v-365h167c21 0 40 2 57 6 17 3 31 9 43 17 11 7 20 17 26 28 6 12 9 25 9 41 0 20-6 38-17 52-12 14-29 24-53 29 30 4 52 13 67 28 16 15 24 35 24 60zM225 102c0-16-5-28-16-35-10-7-26-10-46-10h-87v90h88c21 0 37-3 46-11 10-8 15-19 15-34zM246 255c0-10-2-18-6-24-3-7-9-12-15-16-7-4-15-7-23-9-9-1-19-2-29-2h-97v104h100c10 0 19-1 28-2 8-2 16-5 22-9s11-9 15-16c3-7 5-16 5-26z">
                <text:p/>
              </draw:path>
              <draw:path draw:style-name="gr2" draw:text-style-name="P2" svg:width="0.72mm" svg:height="3.83mm" svg:x="40.42mm" svg:y="226.58mm" svg:viewBox="0 0 73 384" svg:d="M0 54v-54h73v54zM0 384v-280h73v280z">
                <text:p/>
              </draw:path>
              <draw:path draw:style-name="gr2" draw:text-style-name="P2" svg:width="2.54mm" svg:height="2.84mm" svg:x="41.89mm" svg:y="227.56mm" svg:viewBox="0 0 255 285" svg:d="M183 285v-157c0-11-1-21-2-30-2-9-5-16-9-23-4-6-9-11-15-15-7-4-15-5-24-5-8 0-16 2-24 5-7 4-13 10-18 17s-9 16-12 26c-3 9-4 20-4 32v150h-73v-217c0-6 0-12 0-19 0-6 0-12-1-18 0-6 0-11 0-15 0-5-1-8-1-11h69c1 3 1 6 1 10 1 5 1 10 1 16 1 5 1 11 1 16 0 6 1 10 1 14h1c9-21 22-37 37-47 14-9 32-14 53-14 16 0 31 3 42 8 12 6 21 13 29 23 7 10 12 21 16 34 3 13 4 27 4 43v177z">
                <text:p/>
              </draw:path>
              <draw:path draw:style-name="gr2" draw:text-style-name="P2" svg:width="2.81mm" svg:height="2.89mm" svg:x="44.91mm" svg:y="227.57mm" svg:viewBox="0 0 282 290" svg:d="M86 290c-13 0-25-2-36-6-11-3-20-9-27-16s-13-16-17-26c-4-11-6-23-6-36 0-17 3-31 9-42 5-12 13-21 23-28s22-12 35-15c14-3 28-5 43-5h60v-14c0-11 0-19-2-26s-5-13-8-17c-4-4-8-7-13-9s-11-3-17-3-12 1-16 2c-5 1-9 3-13 6-3 3-6 7-8 12s-4 12-5 20l-75-4c2-12 6-23 11-33 6-11 13-19 23-27 10-7 22-13 36-17s31-6 50-6c17 0 33 2 46 6 14 5 25 11 35 20 9 8 17 19 22 31 5 13 7 27 7 43v102c0 7 0 13 1 18s2 9 3 13c2 3 4 6 7 8s7 3 12 3c6 0 11-1 16-2v39c-4 1-8 2-12 3-3 1-6 2-10 2-3 1-7 1-11 1-4 1-8 1-13 1-19 0-32-4-41-13s-14-23-15-40h-2c-10 17-22 31-37 41-15 9-33 14-55 14zM170 156h-37c-7 0-15 0-22 1s-13 3-18 6-10 8-13 13c-3 6-4 14-4 24 0 13 3 23 9 30 6 6 14 9 24 9s18-2 26-6c7-3 14-9 19-15s9-14 12-22c3-9 4-17 4-26z">
                <text:p/>
              </draw:path>
              <draw:path draw:style-name="gr2" draw:text-style-name="P2" svg:width="0.72mm" svg:height="3.83mm" svg:x="48.09mm" svg:y="226.58mm" svg:viewBox="0 0 73 384" svg:d="M0 54v-54h73v54zM0 384v-280h73v280z">
                <text:p/>
              </draw:path>
              <draw:path draw:style-name="gr2" draw:text-style-name="P2" svg:width="1.62mm" svg:height="2.84mm" svg:x="49.55mm" svg:y="227.57mm" svg:viewBox="0 0 163 285" svg:d="M2 285v-214c0-6 0-12 0-19s0-13-1-19c0-6 0-12 0-17s-1-8-1-11h69c1 3 1 6 1 11 1 5 1 11 1 17 1 6 1 12 1 18s1 11 1 14h1c3-10 7-19 10-27 4-8 8-15 13-21 5-5 11-9 18-12s15-5 26-5c4 0 8 0 12 1 5 1 8 2 10 3v61c-5-1-9-2-14-3s-10-1-17-1c-18 0-32 7-42 22-10 14-15 36-15 65v137z">
                <text:p/>
              </draw:path>
              <draw:path draw:style-name="gr2" draw:text-style-name="P2" svg:width="2.54mm" svg:height="2.89mm" svg:x="51.48mm" svg:y="227.57mm" svg:viewBox="0 0 255 290" svg:d="M131 290c-20 0-39-3-55-9s-30-15-41-27-20-27-26-46c-6-18-9-40-9-64 0-27 4-49 11-68 7-18 17-33 29-44s26-20 42-24c15-5 32-8 50-8 22 0 41 4 56 12 16 7 29 18 39 32 10 13 17 30 21 49 5 19 7 41 7 64v2h-179c0 12 1 23 3 33s6 18 10 26c5 7 11 13 18 17 8 4 17 6 27 6 13 0 23-2 32-8 8-5 13-14 17-25l68 6c-3 8-7 16-13 25-5 9-13 18-22 25-9 8-21 14-35 19s-31 7-50 7zM131 46c-8 0-15 1-21 4-7 2-12 6-17 11-5 6-8 13-11 21-3 9-5 19-5 31h108c-1-22-7-39-16-50-10-12-22-17-38-17z">
                <text:p/>
              </draw:path>
              <draw:path draw:style-name="gr2" draw:text-style-name="P2" svg:width="2.5mm" svg:height="2.91mm" svg:x="5.69mm" svg:y="238.33m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  <text:p/>
              </draw:path>
              <draw:path draw:style-name="gr2" draw:text-style-name="P2" svg:width="0.41mm" svg:height="0.94mm" svg:x="8.65mm" svg:y="238.33mm" svg:viewBox="0 0 42 95" svg:d="M42 30c0 7-1 14-1 20-1 6-2 11-3 17-2 5-3 10-5 14-2 5-5 9-8 14h-25c6-9 11-18 14-27 4-10 5-19 5-27h-18v-41h41z">
                <text:p/>
              </draw:path>
              <draw:path draw:style-name="gr2" draw:text-style-name="P2" svg:width="2.16mm" svg:height="2.31mm" svg:x="9.5mm" svg:y="238.97mm" svg:viewBox="0 0 217 232" svg:d="M68 232c-23 0-40-6-51-18s-17-28-17-49c0-14 3-26 8-36 6-9 13-17 22-22s20-9 31-11c12-2 23-4 35-4l51-1v-12c0-9-1-17-3-23-2-7-5-12-9-16s-9-7-15-9-13-3-21-3c-7 0-14 1-20 2-5 1-10 3-15 5-4 3-7 7-10 11-3 5-4 11-5 18l-39-4c1-8 4-17 8-24s9-14 16-19 16-10 27-13 23-4 39-4c28 0 49 6 63 19s21 32 21 56v97c0 11 2 19 5 25 2 5 8 8 16 8 2 0 4 0 6 0 2-1 4-1 6-1v23c-4 1-9 2-14 2-4 1-9 1-14 1-7 0-13-1-18-3-6-2-10-4-13-8s-5-9-7-14c-2-6-3-12-3-20h-1c-4 7-9 14-13 20-5 5-11 10-17 14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2" draw:text-style-name="P2" svg:width="1.89mm" svg:height="3.15mm" svg:x="11.96mm" svg:y="238.97m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2" draw:text-style-name="P2" svg:width="1.05mm" svg:height="2.27mm" svg:x="14.34mm" svg:y="238.97m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2" draw:text-style-name="P2" svg:width="1.97mm" svg:height="3.15mm" svg:x="15.64mm" svg:y="238.13mm" svg:viewBox="0 0 198 316" svg:d="M39 208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179c-2-23-8-40-18-51s-24-16-43-16c-6 0-12 1-19 3s-13 5-19 10-11 12-15 21-6 20-7 33zM118 64l-68-58v-6h42l45 59v5z">
                <text:p/>
              </draw:path>
              <draw:path draw:style-name="gr2" draw:text-style-name="P2" svg:width="1.83mm" svg:height="2.3mm" svg:x="17.95mm" svg:y="238.98m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2" draw:text-style-name="P2" svg:width="1.79mm" svg:height="2.27mm" svg:x="21.4mm" svg:y="239.01m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2" draw:text-style-name="P2" svg:width="1.79mm" svg:height="2.27mm" svg:x="23.78mm" svg:y="238.97m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2" draw:text-style-name="P2" svg:width="1.97mm" svg:height="2.31mm" svg:x="26.05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0.36mm" svg:height="3.06mm" svg:x="29.71mm" svg:y="238.18mm" svg:viewBox="0 0 37 307" svg:d="M0 36v-36h37v36zM0 307v-224h37v224z">
                <text:p/>
              </draw:path>
              <draw:path draw:style-name="gr2" draw:text-style-name="P2" svg:width="1.89mm" svg:height="3.1mm" svg:x="30.54mm" svg:y="238.18mm" svg:viewBox="0 0 190 311" svg:d="M152 271c-7 14-16 24-28 31-11 6-25 9-42 9-28 0-49-10-62-29s-20-47-20-86c0-78 27-117 82-117 17 0 31 3 43 9 11 7 20 16 27 30 0-1 0-4 0-7s0-6 0-9 0-6 0-9v-6-87h37v261c0 5 0 10 0 15s0 10 0 14c1 4 1 8 1 11s0 5 0 6h-35c-1-2-1-3-1-6s0-6-1-9c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2" draw:text-style-name="P2" svg:width="1.97mm" svg:height="3.15mm" svg:x="32.91mm" svg:y="238.13mm" svg:viewBox="0 0 198 316" svg:d="M39 208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179c-2-23-8-40-18-51s-24-16-43-16c-6 0-12 1-19 3s-13 5-19 10-11 12-15 21-6 20-7 33zM73 64v-5l45-59h42v6l-68 58z">
                <text:p/>
              </draw:path>
              <draw:path draw:style-name="gr2" draw:text-style-name="P2" svg:width="1.97mm" svg:height="2.31mm" svg:x="35.28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89mm" svg:height="3.1mm" svg:x="38.84mm" svg:y="238.18mm" svg:viewBox="0 0 190 311" svg:d="M152 271c-7 14-16 24-28 31-11 6-25 9-42 9-28 0-49-10-62-29s-20-47-20-86c0-78 27-117 82-117 17 0 31 3 43 9 11 7 20 16 27 30 0-1 0-4 0-7s0-6 0-9 0-6 0-9v-6-87h37v261c0 5 0 10 0 15s0 10 0 14c1 4 1 8 1 11s0 5 0 6h-35c-1-2-1-3-1-6s0-6-1-9c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2" draw:text-style-name="P2" svg:width="1.97mm" svg:height="2.31mm" svg:x="41.21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2.67mm" svg:height="2.99mm" svg:x="44.79mm" svg:y="238.29mm" svg:viewBox="0 0 268 300" svg:d="M142 32c-16 0-31 3-44 9-13 5-23 13-32 23-8 10-15 23-19 37-5 14-7 30-7 48 0 17 2 33 7 48 5 14 12 27 21 37 9 11 19 19 32 25s28 9 44 9c11 0 21-2 31-5 9-3 17-7 25-12 7-6 14-12 20-20 6-7 11-15 16-24l32 16c-5 11-12 21-20 30-7 10-16 18-27 25-10 7-22 12-35 16s-28 6-44 6c-24 0-44-4-62-11-18-8-32-18-44-32-12-13-21-29-27-48-6-18-9-38-9-60 0-23 3-44 9-62 7-18 16-34 28-47s27-23 44-30c18-7 38-10 61-10 31 0 57 6 77 18 21 12 36 30 46 54l-37 13c-3-7-7-14-11-20-5-6-11-12-18-17s-15-8-25-11c-9-3-20-5-32-5z">
                <text:p/>
              </draw:path>
              <draw:path draw:style-name="gr2" draw:text-style-name="P2" svg:width="1.99mm" svg:height="2.31mm" svg:x="47.81mm" svg:y="238.97m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2" draw:text-style-name="P2" svg:width="2.95mm" svg:height="2.27mm" svg:x="50.28mm" svg:y="238.97m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  <text:p/>
              </draw:path>
              <draw:path draw:style-name="gr2" draw:text-style-name="P2" svg:width="1.89mm" svg:height="3.15mm" svg:x="53.79mm" svg:y="238.97m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2" draw:text-style-name="P2" svg:width="1.79mm" svg:height="2.27mm" svg:x="56.16mm" svg:y="239.01m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2" draw:text-style-name="P2" svg:width="1.07mm" svg:height="2.77mm" svg:x="58.32mm" svg:y="238.51m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2" draw:text-style-name="P2" svg:width="1.97mm" svg:height="2.31mm" svg:x="59.62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05mm" svg:height="2.27mm" svg:x="62.09mm" svg:y="238.97m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2" draw:text-style-name="P2" svg:width="2.43mm" svg:height="2.99mm" svg:x="64.59mm" svg:y="238.29m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2" draw:text-style-name="P2" svg:width="1.81mm" svg:height="2.31mm" svg:x="67.41mm" svg:y="238.97mm" svg:viewBox="0 0 182 232" svg:d="M39 115c0 13 1 25 3 35 1 11 5 20 9 28s10 14 17 18c8 5 17 7 27 7 13 0 24-4 33-11s15-18 17-33l37 2c-1 10-4 19-8 27-4 9-9 16-17 23-7 6-15 11-25 15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2" draw:text-style-name="P2" svg:width="0.36mm" svg:height="3.06mm" svg:x="69.63mm" svg:y="238.18mm" svg:viewBox="0 0 37 307" svg:d="M0 36v-36h37v36zM0 307v-224h37v224z">
                <text:p/>
              </draw:path>
              <draw:path draw:style-name="gr2" draw:text-style-name="P2" svg:width="1.97mm" svg:height="2.31mm" svg:x="70.46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79mm" svg:height="2.27mm" svg:x="72.93mm" svg:y="238.97m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2" draw:text-style-name="P2" svg:width="1.81mm" svg:height="2.31mm" svg:x="75.2mm" svg:y="238.97mm" svg:viewBox="0 0 182 232" svg:d="M39 115c0 13 1 25 3 35 1 11 5 20 9 28s10 14 17 18c8 5 17 7 27 7 13 0 24-4 33-11s15-18 17-33l37 2c-1 10-4 19-8 27-4 9-9 16-17 23-7 6-15 11-25 15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2" draw:text-style-name="P2" svg:width="1.97mm" svg:height="2.31mm" svg:x="77.32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2.39mm" svg:height="2.95mm" svg:x="81.02mm" svg:y="238.34mm" svg:viewBox="0 0 240 296" svg:d="M118 296c-16-1-31-3-45-7s-27-11-38-20-19-20-25-34c-7-14-10-30-10-50v-185h39v182c0 15 2 27 6 38 4 10 10 18 17 25 7 6 15 11 25 14 9 3 20 4 31 4s22-1 32-4 19-8 27-15c7-6 13-15 17-26 5-10 7-23 7-39v-179h39v182c0 19-3 36-9 50-7 15-16 26-27 36-11 9-23 16-38 21-15 4-31 6-48 7z">
                <text:p/>
              </draw:path>
              <draw:path draw:style-name="gr2" draw:text-style-name="P2" svg:width="1.79mm" svg:height="2.27mm" svg:x="84.02mm" svg:y="238.97m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2" draw:text-style-name="P2" svg:width="1.89mm" svg:height="3.15mm" svg:x="86.38mm" svg:y="238.97m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olygon draw:style-name="gr2" draw:text-style-name="P2" svg:width="0.36mm" svg:height="3.06mm" svg:x="88.77mm" svg:y="238.18mm" svg:viewBox="0 0 37 307" draw:points="0,307 0,0 37,0 37,307">
                <text:p/>
              </draw:polygon>
              <draw:path draw:style-name="gr2" draw:text-style-name="P2" svg:width="1.79mm" svg:height="2.27mm" svg:x="89.68mm" svg:y="239.01m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2" draw:text-style-name="P2" svg:width="1.89mm" svg:height="3.14mm" svg:x="91.96mm" svg:y="238.98m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s1-4 1-4h35c0 1 0 3 0 6s0 7-1 11c0 4 0 9 0 14s0 10 0 15v171c0 31-8 55-23 70-15 16-39 24-71 24zM152 115c0-15-2-29-5-40s-8-20-13-27c-6-7-12-12-19-15-7-4-15-5-22-5-10 0-18 1-25 5-6 3-12 8-16 15-5 7-8 16-10 27-3 12-4 25-4 40 0 16 1 30 4 41 2 11 5 19 9 26 5 7 10 12 17 15s15 4 24 4c8 0 15-2 22-5s14-8 19-15c6-7 10-16 14-26 3-11 5-24 5-40z">
                <text:p/>
              </draw:path>
              <draw:path draw:style-name="gr2" draw:text-style-name="P2" svg:width="1.89mm" svg:height="3.14mm" svg:x="94.34mm" svg:y="238.98m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s1-4 1-4h35c0 1 0 3 0 6s0 7-1 11c0 4 0 9 0 14s0 10 0 15v171c0 31-8 55-23 70-15 16-39 24-71 24zM152 115c0-15-2-29-5-40s-8-20-13-27c-6-7-12-12-19-15-7-4-15-5-22-5-10 0-18 1-25 5-6 3-12 8-16 15-5 7-8 16-10 27-3 12-4 25-4 40 0 16 1 30 4 41 2 11 5 19 9 26 5 7 10 12 17 15s15 4 24 4c8 0 15-2 22-5s14-8 19-15c6-7 10-16 14-26 3-11 5-24 5-40z">
                <text:p/>
              </draw:path>
              <draw:path draw:style-name="gr2" draw:text-style-name="P2" svg:width="1.97mm" svg:height="2.31mm" svg:x="96.71mm" svg:y="238.97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89mm" svg:height="3.1mm" svg:x="99.08mm" svg:y="238.18mm" svg:viewBox="0 0 190 311" svg:d="M152 271c-7 14-16 24-28 31-11 6-25 9-42 9-28 0-49-10-62-29s-20-47-20-86c0-78 27-117 82-117 17 0 31 3 43 9 11 7 20 16 27 30 0-1 0-4 0-7s0-6 0-9 0-6 0-9v-6-87h37v261c0 5 0 10 0 15s0 10 0 14c1 4 1 8 1 11s0 5 0 6h-35c-1-2-1-3-1-6s0-6-1-9c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3" draw:text-style-name="P3" svg:width="1.29mm" svg:height="2.21mm" svg:x="5.55mm" svg:y="242.71mm" svg:viewBox="0 0 130 222" svg:d="M26 88c3-6 6-10 10-14 3-4 7-7 12-10 4-2 8-4 13-5s11-2 17-2c11 0 19 2 26 4 6 3 12 7 15 12 4 5 7 11 8 18 2 7 3 15 3 23v108h-28v-103c0-6 0-12-1-18-1-5-2-9-5-13-2-3-6-6-10-7-4-2-10-3-17-3-6 0-12 1-17 3-5 3-10 6-14 10-3 4-6 9-8 15s-3 13-3 21v95h-27v-222h27v58c0 3 0 6 0 10 0 3 0 6-1 9 0 3 0 5 0 7s0 3 0 4z">
                <text:p/>
              </draw:path>
              <draw:path draw:style-name="gr3" draw:text-style-name="P3" svg:width="0.77mm" svg:height="2mm" svg:x="7.13mm" svg:y="242.95mm" svg:viewBox="0 0 78 201" svg:d="M78 197c-4 1-8 2-12 3-4 0-9 0-15 1-21-1-32-13-32-37v-108h-19v-20h20l8-36h18v36h30v20h-30v102c0 8 1 13 4 16 2 4 7 5 13 5 2 0 5 0 7 0 3-1 6-1 8-2z">
                <text:p/>
              </draw:path>
              <draw:path draw:style-name="gr3" draw:text-style-name="P3" svg:width="0.77mm" svg:height="2mm" svg:x="7.97mm" svg:y="242.95mm" svg:viewBox="0 0 78 201" svg:d="M78 197c-4 1-8 2-12 3-4 0-9 0-15 1-21-1-32-13-32-37v-108h-19v-20h20l8-36h18v36h30v20h-30v102c0 8 1 13 4 16 2 4 7 5 13 5 2 0 5 0 7 0 3-1 6-1 8-2z">
                <text:p/>
              </draw:path>
              <draw:path draw:style-name="gr3" draw:text-style-name="P3" svg:width="1.37mm" svg:height="2.28mm" svg:x="8.97mm" svg:y="243.28mm" svg:viewBox="0 0 138 229" svg:d="M138 83c0 12-1 24-3 34s-5 19-10 27c-5 7-11 13-18 17-8 5-17 7-29 7-11 0-21-2-30-7-9-4-15-11-20-21h-1c0 0 0 1 1 2 0 2 0 4 0 6 0 3 0 5 0 8s0 6 0 9v64h-27v-193c0-4 0-8 0-11 0-4 0-7 0-10s-1-6-1-8 0-3 0-4h26c0 0 0 1 0 3 1 2 1 4 1 7 0 2 0 5 0 8 1 3 1 5 1 8 3-5 6-10 9-13 3-4 7-7 11-9 4-3 8-4 13-5s11-2 17-2c12 0 21 2 29 6 7 4 13 10 18 17s8 16 10 26 3 22 3 34zM110 84c0-10-1-19-2-27s-3-14-6-20c-3-5-7-9-12-12s-11-4-18-4c-6 0-12 1-17 2-6 2-10 5-14 10s-7 12-10 20c-2 8-3 19-3 33 0 11 1 21 3 29s4 14 8 19 8 9 14 11c5 2 11 3 18 3 8 0 14-2 19-4 5-3 9-8 12-13s5-12 6-20 2-17 2-27z">
                <text:p/>
              </draw:path>
              <draw:path draw:style-name="gr3" draw:text-style-name="P3" svg:width="0.28mm" svg:height="1.61mm" svg:x="10.78mm" svg:y="243.31mm" svg:viewBox="0 0 29 162" svg:d="M0 31v-31h29v31zM0 162v-31h29v31z">
                <text:p/>
              </draw:path>
              <draw:polygon draw:style-name="gr3" draw:text-style-name="P3" svg:width="0.84mm" svg:height="2.24mm" svg:x="11.35mm" svg:y="242.71mm" svg:viewBox="0 0 85 225" draw:points="0,225 62,0 85,0 24,225">
                <text:p/>
              </draw:polygon>
              <draw:polygon draw:style-name="gr3" draw:text-style-name="P3" svg:width="0.84mm" svg:height="2.24mm" svg:x="12.2mm" svg:y="242.71mm" svg:viewBox="0 0 85 225" draw:points="0,225 62,0 85,0 24,225">
                <text:p/>
              </draw:polygon>
              <draw:path draw:style-name="gr3" draw:text-style-name="P3" svg:width="1.31mm" svg:height="1.67mm" svg:x="13.17mm" svg:y="243.28mm" svg:viewBox="0 0 132 168" svg:d="M28 83c0 10 1 18 2 26 2 8 4 14 7 20s7 10 13 13c5 3 11 5 19 5 10 0 18-3 24-8 7-5 11-13 12-24l27 2c-1 6-2 13-5 19s-8 12-13 16c-5 5-11 9-19 12-7 3-15 4-25 4-13 0-24-2-33-6-8-5-16-11-21-18-6-8-10-17-12-27-3-10-4-21-4-33 0-11 1-21 3-29 1-8 4-16 7-22 4-6 7-11 12-16 4-4 9-7 14-10 5-2 11-4 16-5 6-1 12-2 18-2 9 0 17 1 24 4 7 2 13 6 18 10s10 9 13 15 5 13 6 19l-27 2c-2-9-5-16-11-21s-14-8-24-8c-8 0-14 1-19 4-6 2-10 6-13 11-3 6-5 12-7 20-1 8-2 17-2 27z">
                <text:p/>
              </draw:path>
              <draw:path draw:style-name="gr3" draw:text-style-name="P3" svg:width="1.33mm" svg:height="1.66mm" svg:x="14.7mm" svg:y="243.29mm" svg:viewBox="0 0 134 167" svg:d="M134 120c0 7-2 14-5 20s-7 11-12 15c-6 4-13 7-21 9s-17 3-28 3c-9 0-18 0-25-2-8-1-15-4-20-7-6-3-11-7-15-12-3-6-6-12-8-20l24-4c2 8 7 15 14 19s17 6 30 6c6 0 11-1 16-1 5-1 9-3 13-4 3-2 6-5 8-8s3-7 3-12-2-9-4-12-5-6-9-8c-5-2-9-4-15-6-6-1-13-3-20-5-6-1-13-3-19-5-6-3-12-5-17-9-5-3-10-7-13-13-3-5-5-11-5-19 0-14 6-26 16-33 11-8 26-12 46-12 18 0 32 3 43 9 11 7 17 17 20 31l-24 3c-1-5-3-8-5-11-3-3-6-5-9-7s-7-3-11-3c-5-1-9-2-14-2-12 0-21 2-27 6-5 4-8 9-8 17 0 4 1 8 3 11 2 2 5 5 9 7s8 3 14 5c5 1 11 3 18 4 4 1 8 3 13 4 4 1 9 3 13 4 4 2 8 4 12 6 4 3 7 6 10 9s5 7 6 11c2 5 3 10 3 16z">
                <text:p/>
              </draw:path>
              <draw:path draw:style-name="gr3" draw:text-style-name="P3" svg:width="1.29mm" svg:height="1.64mm" svg:x="16.38mm" svg:y="243.31mm" svg:viewBox="0 0 130 165" svg:d="M27 0v103c0 8 1 14 2 19 1 6 3 10 5 13 3 4 7 6 11 7 4 2 9 2 16 2 6 0 12-1 17-3s9-6 13-10 7-9 9-16c2-6 3-13 3-21v-94h27v128c0 3 0 7 0 11 0 3 0 7 0 10 0 4 0 7 0 9s0 4 0 4h-25c0-1 0-2 0-4 0-3-1-5-1-8s0-5 0-8 0-6 0-8h-1c-2 5-5 9-8 13s-7 7-11 10c-4 2-9 4-14 6-5 1-12 2-19 2-9 0-16-1-23-3-6-2-12-6-16-10-4-5-7-11-9-18s-3-16-3-26v-108z">
                <text:p/>
              </draw:path>
              <draw:path draw:style-name="gr3" draw:text-style-name="P3" svg:width="1.29mm" svg:height="1.64mm" svg:x="18.11mm" svg:y="243.28mm" svg:viewBox="0 0 130 165" svg:d="M103 165v-103c0-8 0-14-1-19-2-6-3-10-6-13-3-4-6-6-10-7-5-2-10-2-16-2-7 0-12 1-17 3-6 2-10 6-14 10-3 4-6 9-8 16-2 6-3 13-3 21v94h-27v-128c0-3 0-7 0-10 0-4 0-8 0-11 0-4-1-6-1-9 0-2 0-3 0-3h25c1 0 1 1 1 4 0 2 0 4 0 7s0 6 1 8c0 3 0 6 0 8 3-5 6-9 9-13s6-7 10-10c5-2 9-4 15-6 5-1 11-2 18-2 9 0 17 1 23 3 7 2 12 6 16 10 4 5 8 11 9 18 2 7 3 16 3 26v108z">
                <text:p/>
              </draw:path>
              <draw:path draw:style-name="gr3" draw:text-style-name="P3" svg:width="1.37mm" svg:height="2.28mm" svg:x="19.85mm" svg:y="243.28mm" svg:viewBox="0 0 138 229" svg:d="M138 83c0 12-1 24-3 34s-5 19-10 27c-5 7-11 13-18 17-8 5-17 7-29 7-11 0-21-2-30-7-9-4-15-11-20-21h-1c0 0 0 1 1 2 0 2 0 4 0 6 0 3 0 5 0 8s0 6 0 9v64h-27v-193c0-4 0-8 0-11 0-4 0-7 0-10s-1-6-1-8 0-3 0-4h26c0 0 0 1 0 3 1 2 1 4 1 7 0 2 0 5 0 8 1 3 1 5 1 8 3-5 6-10 9-13 3-4 7-7 11-9 4-3 8-4 13-5s11-2 17-2c12 0 21 2 29 6 7 4 13 10 18 17s8 16 10 26 3 22 3 34zM110 84c0-10-1-19-2-27s-3-14-6-20c-3-5-7-9-12-12s-11-4-18-4c-6 0-12 1-17 2-6 2-10 5-14 10s-7 12-10 20c-2 8-3 19-3 33 0 11 1 21 3 29s4 14 8 19 8 9 14 11c5 2 11 3 18 3 8 0 14-2 19-4 5-3 9-8 12-13s5-12 6-20 2-17 2-27z">
                <text:p/>
              </draw:path>
              <draw:polygon draw:style-name="gr3" draw:text-style-name="P3" svg:width="0.26mm" svg:height="2.21mm" svg:x="21.59mm" svg:y="242.71mm" svg:viewBox="0 0 27 222" draw:points="0,222 0,0 27,0 27,222">
                <text:p/>
              </draw:polygon>
              <draw:path draw:style-name="gr3" draw:text-style-name="P3" svg:width="1.29mm" svg:height="1.64mm" svg:x="22.26mm" svg:y="243.31mm" svg:viewBox="0 0 130 165" svg:d="M27 0v103c0 8 1 14 2 19 1 6 3 10 5 13 3 4 7 6 11 7 4 2 9 2 16 2 6 0 12-1 17-3s9-6 13-10 7-9 9-16c2-6 3-13 3-21v-94h27v128c0 3 0 7 0 11 0 3 0 7 0 10 0 4 0 7 0 9s0 4 0 4h-25c0-1 0-2 0-4 0-3-1-5-1-8s0-5 0-8 0-6 0-8h-1c-2 5-5 9-8 13s-7 7-11 10c-4 2-9 4-14 6-5 1-12 2-19 2-9 0-16-1-23-3-6-2-12-6-16-10-4-5-7-11-9-18s-3-16-3-26v-108z">
                <text:p/>
              </draw:path>
              <draw:path draw:style-name="gr3" draw:text-style-name="P3" svg:width="1.37mm" svg:height="2.27mm" svg:x="23.93mm" svg:y="243.29mm" svg:viewBox="0 0 138 228" svg:d="M69 228c-9 0-17-1-24-3-8-2-14-4-19-8-5-3-9-8-12-12-4-5-6-11-7-17l27-4c2 8 6 14 12 18s14 6 24 6c6 0 12-1 17-3s9-4 12-8c4-4 7-9 8-15 2-6 3-13 3-21v-26c-2 4-4 8-7 11-3 4-7 8-11 10-4 3-9 6-15 7-6 2-12 3-19 3-10 0-19-2-27-5-7-4-13-9-18-16-4-7-8-15-10-25-2-11-3-23-3-36s1-25 3-35 6-19 11-27c5-7 11-12 19-16 7-4 17-6 28-6s21 3 30 8c8 5 15 13 19 22h1c0-2 0-5 0-8s0-6 0-9 1-5 1-7 0-3 0-3h26c0 1 0 2 0 4 0 3 0 5-1 8 0 3 0 6 0 10s0 7 0 11v124c0 23-5 40-17 51-11 11-28 17-51 17zM110 84c0-12-1-21-3-29-3-8-6-15-10-20s-9-9-14-11c-5-3-10-4-16-4s-12 1-17 4c-5 2-9 6-13 11-3 5-5 12-7 20-1 8-2 17-2 29 0 11 1 21 2 29 2 8 4 15 7 19 4 5 8 9 12 11 5 2 11 3 18 3 5 0 11-1 16-3 5-3 10-6 14-11s7-12 10-20c2-8 3-17 3-28z">
                <text:p/>
              </draw:path>
              <draw:path draw:style-name="gr3" draw:text-style-name="P3" svg:width="1.37mm" svg:height="2.27mm" svg:x="25.66mm" svg:y="243.29mm" svg:viewBox="0 0 138 228" svg:d="M69 228c-9 0-17-1-24-3-8-2-14-4-19-8-5-3-9-8-12-12-4-5-6-11-7-17l27-4c2 8 6 14 12 18s14 6 24 6c6 0 12-1 17-3s9-4 12-8c4-4 7-9 8-15 2-6 3-13 3-21v-26c-2 4-4 8-7 11-3 4-7 8-11 10-4 3-9 6-15 7-6 2-12 3-19 3-10 0-19-2-27-5-7-4-13-9-18-16-4-7-8-15-10-25-2-11-3-23-3-36s1-25 3-35 6-19 11-27c5-7 11-12 19-16 7-4 17-6 28-6s21 3 30 8c8 5 15 13 19 22h1c0-2 0-5 0-8s0-6 0-9 1-5 1-7 0-3 0-3h26c0 1 0 2 0 4 0 3 0 5-1 8 0 3 0 6 0 10s0 7 0 11v124c0 23-5 40-17 51-11 11-28 17-51 17zM110 84c0-12-1-21-3-29-3-8-6-15-10-20s-9-9-14-11c-5-3-10-4-16-4s-12 1-17 4c-5 2-9 6-13 11-3 5-5 12-7 20-1 8-2 17-2 29 0 11 1 21 2 29 2 8 4 15 7 19 4 5 8 9 12 11 5 2 11 3 18 3 5 0 11-1 16-3 5-3 10-6 14-11s7-12 10-20c2-8 3-17 3-28z">
                <text:p/>
              </draw:path>
              <draw:path draw:style-name="gr3" draw:text-style-name="P3" svg:width="1.43mm" svg:height="1.67mm" svg:x="27.4mm" svg:y="243.28mm" svg:viewBox="0 0 144 168" svg:d="M28 90c0 8 1 16 3 23s4 13 8 19c4 5 8 9 14 12 6 2 13 4 21 4 11 0 21-3 28-7 7-5 12-11 14-18l24 7c-2 4-4 9-7 13-3 5-8 9-13 13-5 3-11 6-19 8-7 3-17 4-27 4-24 0-43-7-55-21-13-15-19-36-19-64 0-15 2-28 6-39 3-10 9-19 15-25 7-7 15-12 23-15 9-3 19-4 29-4 13 0 25 2 34 7 9 4 16 10 22 18 5 8 9 17 12 27 2 11 3 22 3 34v4zM116 69c-1-17-6-29-13-37s-17-12-31-12c-4 0-9 1-14 2-5 2-10 4-14 8-4 3-8 9-10 15-3 6-5 14-5 24z">
                <text:p/>
              </draw:path>
              <draw:path draw:style-name="gr3" draw:text-style-name="P3" svg:width="1.37mm" svg:height="2.24mm" svg:x="29.13mm" svg:y="242.71mm" svg:viewBox="0 0 138 225" svg:d="M110 196c-5 10-11 18-20 22-8 5-18 7-30 7-21 0-36-7-46-21-9-13-14-34-14-62 0-57 20-85 60-85 12 0 22 2 30 7 9 4 15 11 20 21 0-1 0-2 0-4 0-3 0-5 0-7 0-3 0-5 0-7v-4-63h27v189c0 4 0 7 0 11 0 3 0 7 0 10 1 3 1 5 1 7 0 3 0 4 0 5h-26c0-1 0-2 0-4s-1-4-1-7c0-2 0-5 0-7 0-3 0-5 0-8zM28 141c0 11 1 21 2 29 2 8 4 14 7 19s7 9 12 12c5 2 11 3 18 3s13-1 18-3c6-3 10-6 14-11 4-6 6-12 8-21 2-8 3-18 3-30 0-11-1-21-3-29s-4-14-8-19-8-9-14-11c-5-2-11-3-18-3s-12 1-17 3c-5 3-9 6-12 12-3 5-6 11-7 19-2 8-3 18-3 30z">
                <text:p/>
              </draw:path>
              <draw:polygon draw:style-name="gr3" draw:text-style-name="P3" svg:width="0.28mm" svg:height="0.32mm" svg:x="31.02mm" svg:y="244.6mm" svg:viewBox="0 0 29 33" draw:points="0,33 0,0 29,0 29,33">
                <text:p/>
              </draw:polygon>
              <draw:path draw:style-name="gr3" draw:text-style-name="P3" svg:width="1.44mm" svg:height="1.67mm" svg:x="31.72mm" svg:y="243.28mm" svg:viewBox="0 0 145 168" svg:d="M145 84c0 28-6 49-19 63-12 14-30 21-54 21-11 0-22-2-30-5-9-3-17-9-23-16s-11-15-14-26c-3-10-5-23-5-37 0-56 24-84 73-84 12 0 23 2 32 5 9 4 17 9 23 16s10 16 13 26c3 11 4 23 4 37zM117 84c0-13-1-23-3-31s-5-15-9-20-8-8-14-10c-5-2-11-3-18-3s-13 1-19 3c-5 2-10 6-14 10-4 5-7 12-9 20s-3 19-3 31 1 23 4 31c2 8 5 15 9 20s8 8 13 10c6 2 11 3 18 3 6 0 13-1 18-3 6-2 11-5 14-10 4-5 7-12 9-20 3-8 4-19 4-31z">
                <text:p/>
              </draw:path>
              <draw:path draw:style-name="gr3" draw:text-style-name="P3" svg:width="0.76mm" svg:height="1.64mm" svg:x="33.52mm" svg:y="243.28mm" svg:viewBox="0 0 77 165" svg:d="M1 165v-124c0-4 0-7 0-11 0-3 0-7 0-10s-1-6-1-9 0-6 0-8h25c1 2 1 5 1 8s0 6 0 9 1 6 1 9 0 5 0 7c2-6 4-11 6-16 3-5 5-8 8-11s6-5 10-7c4-1 9-2 15-2 2 0 4 0 6 1 2 0 4 0 5 1v24c-2 0-4-1-7-1-2 0-5 0-8 0-6 0-11 1-15 4-5 3-8 7-11 12-3 4-5 10-6 17s-2 14-2 23v84z">
                <text:p/>
              </draw:path>
              <draw:path draw:style-name="gr3" draw:text-style-name="P3" svg:width="1.37mm" svg:height="2.27mm" svg:x="34.47mm" svg:y="243.29mm" svg:viewBox="0 0 138 228" svg:d="M69 228c-9 0-17-1-24-3-8-2-14-4-19-8-5-3-9-8-12-12-4-5-6-11-7-17l27-4c2 8 6 14 12 18s14 6 24 6c6 0 12-1 17-3s9-4 12-8c4-4 7-9 8-15 2-6 3-13 3-21v-26c-2 4-4 8-7 11-3 4-7 8-11 10-4 3-9 6-15 7-6 2-12 3-19 3-10 0-19-2-27-5-7-4-13-9-18-16-4-7-8-15-10-25-2-11-3-23-3-36s1-25 3-35 6-19 11-27c5-7 11-12 19-16 7-4 17-6 28-6s21 3 30 8c8 5 15 13 19 22h1c0-2 0-5 0-8s0-6 0-9 1-5 1-7 0-3 0-3h26c0 1 0 2 0 4 0 3 0 5-1 8 0 3 0 6 0 10s0 7 0 11v124c0 23-5 40-17 51-11 11-28 17-51 17zM110 84c0-12-1-21-3-29-3-8-6-15-10-20s-9-9-14-11c-5-3-10-4-16-4s-12 1-17 4c-5 2-9 6-13 11-3 5-5 12-7 20-1 8-2 17-2 29 0 11 1 21 2 29 2 8 4 15 7 19 4 5 8 9 12 11 5 2 11 3 18 3 5 0 11-1 16-3 5-3 10-6 14-11s7-12 10-20c2-8 3-17 3-28z">
                <text:p/>
              </draw:path>
              <draw:polygon draw:style-name="gr3" draw:text-style-name="P3" svg:width="0.84mm" svg:height="2.24mm" svg:x="36.07mm" svg:y="242.71mm" svg:viewBox="0 0 85 225" draw:points="0,225 62,0 85,0 24,225">
                <text:p/>
              </draw:polygon>
              <draw:path draw:style-name="gr3" draw:text-style-name="P3" svg:width="2.22mm" svg:height="1.61mm" svg:x="36.92mm" svg:y="243.31mm" svg:viewBox="0 0 223 162" svg:d="M176 162h-31l-26-105c-1-2-1-6-2-10s-2-7-3-11c-1-5-2-9-3-14-1 5-1 9-2 13s-2 8-3 12-2 8-3 11l-26 104h-32l-45-162h27l27 110c1 2 2 5 2 9 1 3 2 6 2 9 1 4 2 8 3 12 0-4 1-8 2-11s2-7 3-10c0-3 1-6 2-8l29-111h29l28 111c1 3 2 6 3 9 0 3 1 6 2 9 1 4 1 7 2 11 1-4 2-8 3-11 0-3 1-7 2-10 0-3 1-6 2-9l29-110h26z">
                <text:p/>
              </draw:path>
              <draw:path draw:style-name="gr3" draw:text-style-name="P3" svg:width="1.37mm" svg:height="2.28mm" svg:x="39.36mm" svg:y="243.28mm" svg:viewBox="0 0 138 229" svg:d="M138 83c0 12-1 24-3 34s-5 19-10 27c-5 7-11 13-18 17-8 5-17 7-29 7-11 0-21-2-30-7-9-4-15-11-20-21h-1c0 0 0 1 1 2 0 2 0 4 0 6 0 3 0 5 0 8s0 6 0 9v64h-27v-193c0-4 0-8 0-11 0-4 0-7 0-10s-1-6-1-8 0-3 0-4h26c0 0 0 1 0 3 1 2 1 4 1 7 0 2 0 5 0 8 1 3 1 5 1 8 3-5 6-10 9-13 3-4 7-7 11-9 4-3 8-4 13-5s11-2 17-2c12 0 21 2 29 6 7 4 13 10 18 17s8 16 10 26 3 22 3 34zM110 84c0-10-1-19-2-27s-3-14-6-20c-3-5-7-9-12-12s-11-4-18-4c-6 0-12 1-17 2-6 2-10 5-14 10s-7 12-10 20c-2 8-3 19-3 33 0 11 1 21 3 29s4 14 8 19 8 9 14 11c5 2 11 3 18 3 8 0 14-2 19-4 5-3 9-8 12-13s5-12 6-20 2-17 2-27z">
                <text:p/>
              </draw:path>
              <draw:polygon draw:style-name="gr3" draw:text-style-name="P3" svg:width="0.74mm" svg:height="0.23mm" svg:x="41.04mm" svg:y="244mm" svg:viewBox="0 0 75 24" draw:points="0,24 0,0 75,0 75,24">
                <text:p/>
              </draw:polygon>
              <draw:path draw:style-name="gr3" draw:text-style-name="P3" svg:width="1.31mm" svg:height="1.67mm" svg:x="42.05mm" svg:y="243.28mm" svg:viewBox="0 0 132 168" svg:d="M28 83c0 10 1 18 2 26 2 8 4 14 7 20s7 10 13 13c5 3 11 5 19 5 10 0 18-3 24-8 7-5 11-13 12-24l27 2c-1 6-2 13-5 19s-8 12-13 16c-5 5-11 9-19 12-7 3-15 4-25 4-13 0-24-2-33-6-8-5-16-11-21-18-6-8-10-17-12-27-3-10-4-21-4-33 0-11 1-21 3-29 1-8 4-16 7-22 4-6 7-11 12-16 4-4 9-7 14-10 5-2 11-4 16-5 6-1 12-2 18-2 9 0 17 1 24 4 7 2 13 6 18 10s10 9 13 15 5 13 6 19l-27 2c-2-9-5-16-11-21s-14-8-24-8c-8 0-14 1-19 4-6 2-10 6-13 11-3 6-5 12-7 20-1 8-2 17-2 27z">
                <text:p/>
              </draw:path>
              <draw:path draw:style-name="gr3" draw:text-style-name="P3" svg:width="1.44mm" svg:height="1.67mm" svg:x="43.61mm" svg:y="243.28mm" svg:viewBox="0 0 145 168" svg:d="M145 84c0 28-6 49-19 63-12 14-30 21-54 21-11 0-22-2-30-5-9-3-17-9-23-16s-11-15-14-26c-3-10-5-23-5-37 0-56 24-84 73-84 12 0 23 2 32 5 9 4 17 9 23 16s10 16 13 26c3 11 4 23 4 37zM117 84c0-13-1-23-3-31s-5-15-9-20-8-8-14-10c-5-2-11-3-18-3s-13 1-19 3c-5 2-10 6-14 10-4 5-7 12-9 20s-3 19-3 31 1 23 4 31c2 8 5 15 9 20s8 8 13 10c6 2 11 3 18 3 6 0 13-1 18-3 6-2 11-5 14-10 4-5 7-12 9-20 3-8 4-19 4-31z">
                <text:p/>
              </draw:path>
              <draw:path draw:style-name="gr3" draw:text-style-name="P3" svg:width="1.29mm" svg:height="1.64mm" svg:x="45.42mm" svg:y="243.28mm" svg:viewBox="0 0 130 165" svg:d="M103 165v-103c0-8 0-14-1-19-2-6-3-10-6-13-3-4-6-6-10-7-5-2-10-2-16-2-7 0-12 1-17 3-6 2-10 6-14 10-3 4-6 9-8 16-2 6-3 13-3 21v94h-27v-128c0-3 0-7 0-10 0-4 0-8 0-11 0-4-1-6-1-9 0-2 0-3 0-3h25c1 0 1 1 1 4 0 2 0 4 0 7s0 6 1 8c0 3 0 6 0 8 3-5 6-9 9-13s6-7 10-10c5-2 9-4 15-6 5-1 11-2 18-2 9 0 17 1 23 3 7 2 12 6 16 10 4 5 8 11 9 18 2 7 3 16 3 26v108z">
                <text:p/>
              </draw:path>
              <draw:path draw:style-name="gr3" draw:text-style-name="P3" svg:width="0.77mm" svg:height="2mm" svg:x="47mm" svg:y="242.95mm" svg:viewBox="0 0 78 201" svg:d="M78 197c-4 1-8 2-12 3-4 0-9 0-15 1-21-1-32-13-32-37v-108h-19v-20h20l8-36h18v36h30v20h-30v102c0 8 1 13 4 16 2 4 7 5 13 5 2 0 5 0 7 0 3-1 6-1 8-2z">
                <text:p/>
              </draw:path>
              <draw:path draw:style-name="gr3" draw:text-style-name="P3" svg:width="1.43mm" svg:height="1.67mm" svg:x="47.93mm" svg:y="243.28mm" svg:viewBox="0 0 144 168" svg:d="M28 90c0 8 1 16 3 23s4 13 8 19c4 5 8 9 14 12 6 2 13 4 21 4 11 0 21-3 28-7 7-5 12-11 14-18l24 7c-2 4-4 9-7 13-3 5-8 9-13 13-5 3-11 6-19 8-7 3-17 4-27 4-24 0-43-7-55-21-13-15-19-36-19-64 0-15 2-28 6-39 3-10 9-19 15-25 7-7 15-12 23-15 9-3 19-4 29-4 13 0 25 2 34 7 9 4 16 10 22 18 5 8 9 17 12 27 2 11 3 22 3 34v4zM116 69c-1-17-6-29-13-37s-17-12-31-12c-4 0-9 1-14 2-5 2-10 4-14 8-4 3-8 9-10 15-3 6-5 14-5 24z">
                <text:p/>
              </draw:path>
              <draw:path draw:style-name="gr3" draw:text-style-name="P3" svg:width="1.29mm" svg:height="1.64mm" svg:x="49.74mm" svg:y="243.28mm" svg:viewBox="0 0 130 165" svg:d="M103 165v-103c0-8 0-14-1-19-2-6-3-10-6-13-3-4-6-6-10-7-5-2-10-2-16-2-7 0-12 1-17 3-6 2-10 6-14 10-3 4-6 9-8 16-2 6-3 13-3 21v94h-27v-128c0-3 0-7 0-10 0-4 0-8 0-11 0-4-1-6-1-9 0-2 0-3 0-3h25c1 0 1 1 1 4 0 2 0 4 0 7s0 6 1 8c0 3 0 6 0 8 3-5 6-9 9-13s6-7 10-10c5-2 9-4 15-6 5-1 11-2 18-2 9 0 17 1 23 3 7 2 12 6 16 10 4 5 8 11 9 18 2 7 3 16 3 26v108z">
                <text:p/>
              </draw:path>
              <draw:path draw:style-name="gr3" draw:text-style-name="P3" svg:width="0.77mm" svg:height="2mm" svg:x="51.32mm" svg:y="242.95mm" svg:viewBox="0 0 78 201" svg:d="M78 197c-4 1-8 2-12 3-4 0-9 0-15 1-21-1-32-13-32-37v-108h-19v-20h20l8-36h18v36h30v20h-30v102c0 8 1 13 4 16 2 4 7 5 13 5 2 0 5 0 7 0 3-1 6-1 8-2z">
                <text:p/>
              </draw:path>
              <draw:polygon draw:style-name="gr3" draw:text-style-name="P3" svg:width="0.84mm" svg:height="2.24mm" svg:x="52.12mm" svg:y="242.71mm" svg:viewBox="0 0 85 225" draw:points="0,225 62,0 85,0 24,225">
                <text:p/>
              </draw:polygon>
              <draw:path draw:style-name="gr3" draw:text-style-name="P3" svg:width="1.29mm" svg:height="1.64mm" svg:x="53.17mm" svg:y="243.31mm" svg:viewBox="0 0 130 165" svg:d="M27 0v103c0 8 1 14 2 19 1 6 3 10 5 13 3 4 7 6 11 7 4 2 9 2 16 2 6 0 12-1 17-3s9-6 13-10 7-9 9-16c2-6 3-13 3-21v-94h27v128c0 3 0 7 0 11 0 3 0 7 0 10 0 4 0 7 0 9s0 4 0 4h-25c0-1 0-2 0-4 0-3-1-5-1-8s0-5 0-8 0-6 0-8h-1c-2 5-5 9-8 13s-7 7-11 10c-4 2-9 4-14 6-5 1-12 2-19 2-9 0-16-1-23-3-6-2-12-6-16-10-4-5-7-11-9-18s-3-16-3-26v-108z">
                <text:p/>
              </draw:path>
              <draw:path draw:style-name="gr3" draw:text-style-name="P3" svg:width="1.37mm" svg:height="2.28mm" svg:x="54.9mm" svg:y="243.28mm" svg:viewBox="0 0 138 229" svg:d="M138 83c0 12-1 24-3 34s-5 19-10 27c-5 7-11 13-18 17-8 5-17 7-29 7-11 0-21-2-30-7-9-4-15-11-20-21h-1c0 0 0 1 1 2 0 2 0 4 0 6 0 3 0 5 0 8s0 6 0 9v64h-27v-193c0-4 0-8 0-11 0-4 0-7 0-10s-1-6-1-8 0-3 0-4h26c0 0 0 1 0 3 1 2 1 4 1 7 0 2 0 5 0 8 1 3 1 5 1 8 3-5 6-10 9-13 3-4 7-7 11-9 4-3 8-4 13-5s11-2 17-2c12 0 21 2 29 6 7 4 13 10 18 17s8 16 10 26 3 22 3 34zM110 84c0-10-1-19-2-27s-3-14-6-20c-3-5-7-9-12-12s-11-4-18-4c-6 0-12 1-17 2-6 2-10 5-14 10s-7 12-10 20c-2 8-3 19-3 33 0 11 1 21 3 29s4 14 8 19 8 9 14 11c5 2 11 3 18 3 8 0 14-2 19-4 5-3 9-8 12-13s5-12 6-20 2-17 2-27z">
                <text:p/>
              </draw:path>
              <draw:polygon draw:style-name="gr3" draw:text-style-name="P3" svg:width="0.26mm" svg:height="2.21mm" svg:x="56.65mm" svg:y="242.71mm" svg:viewBox="0 0 27 222" draw:points="0,222 0,0 27,0 27,222">
                <text:p/>
              </draw:polygon>
              <draw:path draw:style-name="gr3" draw:text-style-name="P3" svg:width="1.44mm" svg:height="1.67mm" svg:x="57.24mm" svg:y="243.28mm" svg:viewBox="0 0 145 168" svg:d="M145 84c0 28-6 49-19 63-12 14-30 21-54 21-11 0-22-2-30-5-9-3-17-9-23-16s-11-15-14-26c-3-10-5-23-5-37 0-56 24-84 73-84 12 0 23 2 32 5 9 4 17 9 23 16s10 16 13 26c3 11 4 23 4 37zM117 84c0-13-1-23-3-31s-5-15-9-20-8-8-14-10c-5-2-11-3-18-3s-13 1-19 3c-5 2-10 6-14 10-4 5-7 12-9 20s-3 19-3 31 1 23 4 31c2 8 5 15 9 20s8 8 13 10c6 2 11 3 18 3 6 0 13-1 18-3 6-2 11-5 14-10 4-5 7-12 9-20 3-8 4-19 4-31z">
                <text:p/>
              </draw:path>
              <draw:path draw:style-name="gr3" draw:text-style-name="P3" svg:width="1.57mm" svg:height="1.67mm" svg:x="58.98mm" svg:y="243.28mm" svg:viewBox="0 0 158 168" svg:d="M49 168c-16 0-29-4-37-13-8-8-12-20-12-35 0-11 2-20 6-27 4-6 9-12 16-16s14-6 22-8c9-1 17-2 26-2h36v-9c0-7 0-13-2-17-1-5-3-9-6-12s-7-5-11-6c-4-2-9-2-15-2s-10 0-14 1c-5 0-8 2-11 4s-6 4-8 8c-2 3-3 7-4 12l-28-2c1-7 3-12 6-18 3-5 7-10 12-14s11-7 19-9 17-3 28-3c21 0 36 5 46 14 11 9 16 23 16 40v70c0 8 1 14 3 18s6 6 12 6c1 0 3 0 4 0 2 0 3-1 5-1v17c-4 1-7 1-10 2-4 0-7 0-11 0-5 0-10-1-13-2-4-1-7-3-9-6s-4-6-5-10c-2-4-2-9-3-14h-1c-2 5-6 10-9 14-4 4-8 8-12 11-5 3-10 5-16 7-6 1-12 2-20 2zM55 148c9 0 16-2 23-5 6-3 12-7 16-12s7-10 9-16c2-5 3-11 3-16v-13h-29c-7 0-13 0-19 1s-11 3-16 5c-4 3-8 6-10 11-3 4-4 10-4 17 0 9 2 16 7 21 5 4 11 7 20 7z">
                <text:p/>
              </draw:path>
              <draw:path draw:style-name="gr3" draw:text-style-name="P3" svg:width="1.37mm" svg:height="2.24mm" svg:x="60.72mm" svg:y="242.71mm" svg:viewBox="0 0 138 225" svg:d="M110 196c-5 10-11 18-20 22-8 5-18 7-30 7-21 0-36-7-46-21-9-13-14-34-14-62 0-57 20-85 60-85 12 0 22 2 30 7 9 4 15 11 20 21 0-1 0-2 0-4 0-3 0-5 0-7 0-3 0-5 0-7v-4-63h27v189c0 4 0 7 0 11 0 3 0 7 0 10 1 3 1 5 1 7 0 3 0 4 0 5h-26c0-1 0-2 0-4s-1-4-1-7c0-2 0-5 0-7 0-3 0-5 0-8zM28 141c0 11 1 21 2 29 2 8 4 14 7 19s7 9 12 12c5 2 11 3 18 3s13-1 18-3c6-3 10-6 14-11 4-6 6-12 8-21 2-8 3-18 3-30 0-11-1-21-3-29s-4-14-8-19-8-9-14-11c-5-2-11-3-18-3s-12 1-17 3c-5 3-9 6-12 12-3 5-6 11-7 19-2 8-3 18-3 30z">
                <text:p/>
              </draw:path>
              <draw:path draw:style-name="gr3" draw:text-style-name="P3" svg:width="1.33mm" svg:height="1.66mm" svg:x="62.41mm" svg:y="243.29mm" svg:viewBox="0 0 134 167" svg:d="M134 120c0 7-2 14-5 20s-7 11-12 15c-6 4-13 7-21 9s-17 3-28 3c-9 0-18 0-25-2-8-1-15-4-20-7-6-3-11-7-15-12-3-6-6-12-8-20l24-4c2 8 7 15 14 19s17 6 30 6c6 0 11-1 16-1 5-1 9-3 13-4 3-2 6-5 8-8s3-7 3-12-2-9-4-12-5-6-9-8c-5-2-9-4-15-6-6-1-13-3-20-5-6-1-13-3-19-5-6-3-12-5-17-9-5-3-10-7-13-13-3-5-5-11-5-19 0-14 6-26 16-33 11-8 26-12 46-12 18 0 32 3 43 9 11 7 17 17 20 31l-24 3c-1-5-3-8-5-11-3-3-6-5-9-7s-7-3-11-3c-5-1-9-2-14-2-12 0-21 2-27 6-5 4-8 9-8 17 0 4 1 8 3 11 2 2 5 5 9 7s8 3 14 5c5 1 11 3 18 4 4 1 8 3 13 4 4 1 9 3 13 4 4 2 8 4 12 6 4 3 7 6 10 9s5 7 6 11c2 5 3 10 3 16z">
                <text:p/>
              </draw:path>
              <draw:polygon draw:style-name="gr3" draw:text-style-name="P3" svg:width="0.84mm" svg:height="2.24mm" svg:x="63.89mm" svg:y="242.71mm" svg:viewBox="0 0 85 225" draw:points="0,225 62,0 85,0 24,225">
                <text:p/>
              </draw:polygon>
              <draw:path draw:style-name="gr3" draw:text-style-name="P3" svg:width="1.39mm" svg:height="2.13mm" svg:x="64.88mm" svg:y="242.79mm" svg:viewBox="0 0 140 214" svg:d="M0 214v-19c5-12 11-22 19-31 7-9 15-17 23-24s16-14 24-20 15-13 21-19c7-6 12-12 16-19s6-15 6-23c0-6-1-12-3-16-2-5-4-8-8-12-3-3-7-5-12-7-5-1-10-2-16-2-5 0-10 1-15 2-5 2-9 4-13 7-3 3-6 7-9 11-2 5-4 10-4 16l-28-3c1-7 3-14 6-21 4-7 8-13 14-18s13-9 21-12 18-4 28-4c11 0 20 1 28 4 9 2 15 6 21 11s10 11 13 18 5 15 5 25c0 7-2 14-4 20-3 6-6 13-10 18-5 6-10 12-15 17-6 5-12 11-18 16s-12 10-18 15-12 10-18 15c-5 5-10 11-14 16-5 5-8 11-10 16h110v23z">
                <text:p/>
              </draw:path>
              <draw:path draw:style-name="gr3" draw:text-style-name="P3" svg:width="1.46mm" svg:height="2.16mm" svg:x="66.59mm" svg:y="242.79mm" svg:viewBox="0 0 147 217" svg:d="M147 108c0 21-2 38-6 52-4 13-9 25-16 33-6 9-14 15-23 18-9 4-19 6-29 6s-20-2-29-6c-9-3-16-9-23-18-6-8-12-19-15-33-4-14-6-31-6-52s2-38 6-52c3-14 9-25 15-34 7-8 15-14 24-17s18-5 29-5c10 0 19 2 28 5s17 9 23 17c7 9 12 20 16 34s6 31 6 52zM119 108c0-16-1-30-3-41s-5-20-9-27c-3-7-8-11-14-14-5-3-12-4-19-4-8 0-14 1-20 4s-11 8-15 14c-4 7-7 16-9 27s-3 25-3 41c0 17 1 30 3 41s5 20 9 27 9 12 15 15 12 4 19 4 14-1 19-4c6-3 11-8 15-15s7-16 9-27 3-24 3-41z">
                <text:p/>
              </draw:path>
              <draw:polygon draw:style-name="gr3" draw:text-style-name="P3" svg:width="1.31mm" svg:height="2.1mm" svg:x="68.44mm" svg:y="242.82mm" svg:viewBox="0 0 132 211" draw:points="0,211 0,188 54,188 54,26 6,60 6,34 56,0 81,0 81,188 132,188 132,211">
                <text:p/>
              </draw:polygon>
              <draw:path draw:style-name="gr3" draw:text-style-name="P3" svg:width="1.45mm" svg:height="2.13mm" svg:x="70.06mm" svg:y="242.82mm" svg:viewBox="0 0 146 214" svg:d="M146 142c0 11-2 20-5 29s-8 17-14 23c-7 6-15 11-24 15-9 3-20 5-32 5-11 0-21-1-29-4-9-3-16-6-21-11-6-4-11-10-14-16s-6-12-7-19l27-3c1 4 3 7 5 11s5 7 8 10c4 3 8 6 13 7 5 2 11 3 18 3s14-1 19-3c6-2 11-6 15-10s7-9 9-15 4-13 4-21c0-7-2-13-4-18-2-6-5-10-9-14s-8-7-14-10c-6-2-12-3-19-3-5 0-9 0-13 1-3 1-7 2-10 4-3 1-6 3-9 4-3 2-5 4-7 6h-27l7-113h120v23h-95l-4 66c5-3 11-6 18-9s15-4 25-4c11 0 20 2 29 5 8 3 15 8 21 13 6 6 11 13 14 21s5 17 5 27z">
                <text:p/>
              </draw:path>
              <draw:polygon draw:style-name="gr3" draw:text-style-name="P3" svg:width="0.84mm" svg:height="2.24mm" svg:x="71.68mm" svg:y="242.71mm" svg:viewBox="0 0 85 225" draw:points="0,225 62,0 85,0 24,225">
                <text:p/>
              </draw:polygon>
              <draw:path draw:style-name="gr3" draw:text-style-name="P3" svg:width="1.46mm" svg:height="2.16mm" svg:x="72.64mm" svg:y="242.79mm" svg:viewBox="0 0 147 217" svg:d="M147 108c0 21-2 38-6 52-4 13-9 25-16 33-6 9-14 15-23 18-9 4-19 6-29 6s-20-2-29-6c-9-3-16-9-23-18-6-8-12-19-15-33-4-14-6-31-6-52s2-38 6-52c3-14 9-25 15-34 7-8 15-14 24-17s18-5 29-5c10 0 19 2 28 5s17 9 23 17c7 9 12 20 16 34s6 31 6 52zM119 108c0-16-1-30-3-41s-5-20-9-27c-3-7-8-11-14-14-5-3-12-4-19-4-8 0-14 1-20 4s-11 8-15 14c-4 7-7 16-9 27s-3 25-3 41c0 17 1 30 3 41s5 20 9 27 9 12 15 15 12 4 19 4 14-1 19-4c6-3 11-8 15-15s7-16 9-27 3-24 3-41z">
                <text:p/>
              </draw:path>
              <draw:path draw:style-name="gr3" draw:text-style-name="P3" svg:width="1.45mm" svg:height="2.16mm" svg:x="74.38mm" svg:y="242.79mm" svg:viewBox="0 0 146 217" svg:d="M146 156c0 10-2 18-5 26-3 7-8 14-14 19s-13 9-22 12-20 4-31 4c-13 0-24-1-33-5-9-3-16-7-22-13-6-5-10-11-13-18s-5-14-6-21l28-3c1 6 2 11 4 16 2 4 5 8 9 12 4 3 8 5 14 7 5 2 12 3 19 3 14 0 24-3 32-10s12-17 12-30c0-8-2-14-6-19-3-4-7-8-13-11-5-2-10-4-16-5s-12-1-17-1h-15v-24h14c5 0 11 0 16-1 6-1 11-3 15-6 5-3 9-7 12-11 3-5 4-11 4-18 0-12-3-20-10-27s-16-10-30-10c-11 0-21 3-28 9-8 6-12 15-13 26l-27-2c1-9 3-17 7-24s9-13 15-17c7-5 14-8 22-11 7-2 16-3 25-3 12 0 22 1 30 4 9 3 16 7 21 12s9 11 12 18c2 7 4 14 4 22 0 6-1 12-3 17-2 6-4 11-8 15-3 4-8 8-13 11-6 3-13 5-20 7v1c8 0 15 2 22 5 6 3 11 7 15 11 4 5 7 10 9 15 3 6 4 12 4 18z">
                <text:p/>
              </draw:path>
              <draw:polygon draw:style-name="gr3" draw:text-style-name="P3" svg:width="0.84mm" svg:height="2.24mm" svg:x="75.99mm" svg:y="242.71mm" svg:viewBox="0 0 85 225" draw:points="0,225 62,0 85,0 24,225">
                <text:p/>
              </draw:polygon>
              <draw:path draw:style-name="gr3" draw:text-style-name="P3" svg:width="1.93mm" svg:height="2.16mm" svg:x="77mm" svg:y="242.79mm" svg:viewBox="0 0 194 217" svg:d="M103 23c-12 0-22 2-32 6-9 4-17 10-23 17-6 8-11 17-14 27s-5 22-5 35c0 12 2 24 5 34 4 11 9 20 15 28 7 7 14 13 24 17 9 4 20 6 31 6 9 0 16-1 23-3 6-2 13-5 18-9s10-8 15-14c4-5 8-11 11-17l23 11c-3 8-8 16-14 22-5 7-12 13-19 18-8 5-16 9-26 12s-20 4-32 4c-17 0-32-3-45-8-13-6-23-13-32-23s-15-21-20-35c-4-13-6-28-6-43 0-17 2-32 7-45 4-13 11-25 20-34s19-16 32-21 27-8 44-8c22 0 41 4 56 13s26 22 33 39l-27 9c-2-5-4-10-8-14-3-5-7-9-12-12-6-4-12-6-18-8-7-3-15-4-24-4z">
                <text:p/>
              </draw:path>
              <draw:path draw:style-name="gr3" draw:text-style-name="P3" svg:width="1.76mm" svg:height="2.16mm" svg:x="79.22mm" svg:y="242.79mm" svg:viewBox="0 0 177 217" svg:d="M177 156c0 9-2 17-5 24-4 8-9 14-16 20-8 5-17 9-28 12s-24 5-38 5c-27 0-47-5-62-14s-24-22-28-40l28-5c1 5 3 10 6 15 3 4 7 8 12 11 5 4 11 6 18 8 8 2 16 3 27 3 8 0 16-1 23-2 7-2 13-4 18-7s9-7 12-12c3-4 4-10 4-17s-1-12-4-16c-3-5-8-8-14-11-5-3-12-5-20-7s-17-4-26-6c-6-2-12-3-18-5-6-1-12-3-17-5s-11-5-15-8c-5-3-9-6-13-10-3-4-6-9-8-14s-3-12-3-19c0-10 2-18 6-25s10-13 17-18c7-4 16-8 25-10 10-2 21-3 32-3 13 0 24 1 34 3 9 2 17 5 23 9 7 4 12 9 16 15 3 7 7 14 9 21l-28 5c-2-5-4-9-6-13-3-4-7-8-11-10-4-3-9-5-16-6-6-2-13-2-21-2-10 0-18 0-25 2-6 2-12 4-16 7s-7 7-9 11c-1 4-2 8-2 13 0 6 1 11 5 15 3 4 7 8 12 11 6 2 12 4 19 6s15 4 23 6c6 1 13 3 19 4 7 2 13 4 19 6s11 4 16 7 10 7 14 11c3 4 6 9 9 15 2 5 3 12 3 20z">
                <text:p/>
              </draw:path>
              <draw:path draw:style-name="gr3" draw:text-style-name="P3" svg:width="1.73mm" svg:height="2.13mm" svg:x="81.4mm" svg:y="242.82mm" svg:viewBox="0 0 174 214" svg:d="M86 214c-12 0-23-2-33-5s-20-8-27-14c-8-7-15-15-19-25-5-10-7-22-7-36v-134h29v132c0 11 1 20 4 27 3 8 7 14 12 18 5 5 11 8 18 11 7 2 14 3 23 3 8 0 16-1 23-3 7-3 14-6 19-11 6-5 10-11 13-19s5-17 5-28v-130h28v132c0 14-2 26-7 36-4 11-11 19-19 26s-17 12-28 15c-10 3-22 5-34 5z">
                <text:p/>
              </draw:path>
              <draw:path draw:style-name="gr3" draw:text-style-name="P3" svg:width="1.29mm" svg:height="1.64mm" svg:x="83.6mm" svg:y="243.28mm" svg:viewBox="0 0 130 165" svg:d="M103 165v-103c0-8 0-14-1-19-2-6-3-10-6-13-3-4-6-6-10-7-5-2-10-2-16-2-7 0-12 1-17 3-6 2-10 6-14 10-3 4-6 9-8 16-2 6-3 13-3 21v94h-27v-128c0-3 0-7 0-10 0-4 0-8 0-11 0-4-1-6-1-9 0-2 0-3 0-3h25c1 0 1 1 1 4 0 2 0 4 0 7s0 6 1 8c0 3 0 6 0 8 3-5 6-9 9-13s6-7 10-10c5-2 9-4 15-6 5-1 11-2 18-2 9 0 17 1 23 3 7 2 12 6 16 10 4 5 8 11 9 18 2 7 3 16 3 26v108z">
                <text:p/>
              </draw:path>
              <draw:path draw:style-name="gr3" draw:text-style-name="P3" svg:width="1.37mm" svg:height="2.28mm" svg:x="85.34mm" svg:y="243.28mm" svg:viewBox="0 0 138 229" svg:d="M138 83c0 12-1 24-3 34s-5 19-10 27c-5 7-11 13-18 17-8 5-17 7-29 7-11 0-21-2-30-7-9-4-15-11-20-21h-1c0 0 0 1 1 2 0 2 0 4 0 6 0 3 0 5 0 8s0 6 0 9v64h-27v-193c0-4 0-8 0-11 0-4 0-7 0-10s-1-6-1-8 0-3 0-4h26c0 0 0 1 0 3 1 2 1 4 1 7 0 2 0 5 0 8 1 3 1 5 1 8 3-5 6-10 9-13 3-4 7-7 11-9 4-3 8-4 13-5s11-2 17-2c12 0 21 2 29 6 7 4 13 10 18 17s8 16 10 26 3 22 3 34zM110 84c0-10-1-19-2-27s-3-14-6-20c-3-5-7-9-12-12s-11-4-18-4c-6 0-12 1-17 2-6 2-10 5-14 10s-7 12-10 20c-2 8-3 19-3 33 0 11 1 21 3 29s4 14 8 19 8 9 14 11c5 2 11 3 18 3 8 0 14-2 19-4 5-3 9-8 12-13s5-12 6-20 2-17 2-27z">
                <text:p/>
              </draw:path>
              <draw:polygon draw:style-name="gr3" draw:text-style-name="P3" svg:width="0.26mm" svg:height="2.21mm" svg:x="87.08mm" svg:y="242.71mm" svg:viewBox="0 0 27 222" draw:points="0,222 0,0 27,0 27,222">
                <text:p/>
              </draw:polygon>
              <draw:path draw:style-name="gr3" draw:text-style-name="P3" svg:width="1.29mm" svg:height="1.64mm" svg:x="87.75mm" svg:y="243.31mm" svg:viewBox="0 0 130 165" svg:d="M27 0v103c0 8 1 14 2 19 1 6 3 10 5 13 3 4 7 6 11 7 4 2 9 2 16 2 6 0 12-1 17-3s9-6 13-10 7-9 9-16c2-6 3-13 3-21v-94h27v128c0 3 0 7 0 11 0 3 0 7 0 10 0 4 0 7 0 9s0 4 0 4h-25c0-1 0-2 0-4 0-3-1-5-1-8s0-5 0-8 0-6 0-8h-1c-2 5-5 9-8 13s-7 7-11 10c-4 2-9 4-14 6-5 1-12 2-19 2-9 0-16-1-23-3-6-2-12-6-16-10-4-5-7-11-9-18s-3-16-3-26v-108z">
                <text:p/>
              </draw:path>
              <draw:path draw:style-name="gr3" draw:text-style-name="P3" svg:width="1.37mm" svg:height="2.27mm" svg:x="89.42mm" svg:y="243.29mm" svg:viewBox="0 0 138 228" svg:d="M69 228c-9 0-17-1-24-3-8-2-14-4-19-8-5-3-9-8-12-12-4-5-6-11-7-17l27-4c2 8 6 14 12 18s14 6 24 6c6 0 12-1 17-3s9-4 12-8c4-4 7-9 8-15 2-6 3-13 3-21v-26c-2 4-4 8-7 11-3 4-7 8-11 10-4 3-9 6-15 7-6 2-12 3-19 3-10 0-19-2-27-5-7-4-13-9-18-16-4-7-8-15-10-25-2-11-3-23-3-36s1-25 3-35 6-19 11-27c5-7 11-12 19-16 7-4 17-6 28-6s21 3 30 8c8 5 15 13 19 22h1c0-2 0-5 0-8s0-6 0-9 1-5 1-7 0-3 0-3h26c0 1 0 2 0 4 0 3 0 5-1 8 0 3 0 6 0 10s0 7 0 11v124c0 23-5 40-17 51-11 11-28 17-51 17zM110 84c0-12-1-21-3-29-3-8-6-15-10-20s-9-9-14-11c-5-3-10-4-16-4s-12 1-17 4c-5 2-9 6-13 11-3 5-5 12-7 20-1 8-2 17-2 29 0 11 1 21 2 29 2 8 4 15 7 19 4 5 8 9 12 11 5 2 11 3 18 3 5 0 11-1 16-3 5-3 10-6 14-11s7-12 10-20c2-8 3-17 3-28z">
                <text:p/>
              </draw:path>
              <draw:path draw:style-name="gr3" draw:text-style-name="P3" svg:width="1.37mm" svg:height="2.27mm" svg:x="91.15mm" svg:y="243.29mm" svg:viewBox="0 0 138 228" svg:d="M69 228c-9 0-17-1-24-3-8-2-14-4-19-8-5-3-9-8-12-12-4-5-6-11-7-17l27-4c2 8 6 14 12 18s14 6 24 6c6 0 12-1 17-3s9-4 12-8c4-4 7-9 8-15 2-6 3-13 3-21v-26c-2 4-4 8-7 11-3 4-7 8-11 10-4 3-9 6-15 7-6 2-12 3-19 3-10 0-19-2-27-5-7-4-13-9-18-16-4-7-8-15-10-25-2-11-3-23-3-36s1-25 3-35 6-19 11-27c5-7 11-12 19-16 7-4 17-6 28-6s21 3 30 8c8 5 15 13 19 22h1c0-2 0-5 0-8s0-6 0-9 1-5 1-7 0-3 0-3h26c0 1 0 2 0 4 0 3 0 5-1 8 0 3 0 6 0 10s0 7 0 11v124c0 23-5 40-17 51-11 11-28 17-51 17zM110 84c0-12-1-21-3-29-3-8-6-15-10-20s-9-9-14-11c-5-3-10-4-16-4s-12 1-17 4c-5 2-9 6-13 11-3 5-5 12-7 20-1 8-2 17-2 29 0 11 1 21 2 29 2 8 4 15 7 19 4 5 8 9 12 11 5 2 11 3 18 3 5 0 11-1 16-3 5-3 10-6 14-11s7-12 10-20c2-8 3-17 3-28z">
                <text:p/>
              </draw:path>
              <draw:path draw:style-name="gr3" draw:text-style-name="P3" svg:width="1.43mm" svg:height="1.67mm" svg:x="92.89mm" svg:y="243.28mm" svg:viewBox="0 0 144 168" svg:d="M28 90c0 8 1 16 3 23s4 13 8 19c4 5 8 9 14 12 6 2 13 4 21 4 11 0 21-3 28-7 7-5 12-11 14-18l24 7c-2 4-4 9-7 13-3 5-8 9-13 13-5 3-11 6-19 8-7 3-17 4-27 4-24 0-43-7-55-21-13-15-19-36-19-64 0-15 2-28 6-39 3-10 9-19 15-25 7-7 15-12 23-15 9-3 19-4 29-4 13 0 25 2 34 7 9 4 16 10 22 18 5 8 9 17 12 27 2 11 3 22 3 34v4zM116 69c-1-17-6-29-13-37s-17-12-31-12c-4 0-9 1-14 2-5 2-10 4-14 8-4 3-8 9-10 15-3 6-5 14-5 24z">
                <text:p/>
              </draw:path>
              <draw:path draw:style-name="gr3" draw:text-style-name="P3" svg:width="1.37mm" svg:height="2.24mm" svg:x="94.62mm" svg:y="242.71mm" svg:viewBox="0 0 138 225" svg:d="M110 196c-5 10-11 18-20 22-8 5-18 7-30 7-21 0-36-7-46-21-9-13-14-34-14-62 0-57 20-85 60-85 12 0 22 2 30 7 9 4 15 11 20 21 0-1 0-2 0-4 0-3 0-5 0-7 0-3 0-5 0-7v-4-63h27v189c0 4 0 7 0 11 0 3 0 7 0 10 1 3 1 5 1 7 0 3 0 4 0 5h-26c0-1 0-2 0-4s-1-4-1-7c0-2 0-5 0-7 0-3 0-5 0-8zM28 141c0 11 1 21 2 29 2 8 4 14 7 19s7 9 12 12c5 2 11 3 18 3s13-1 18-3c6-3 10-6 14-11 4-6 6-12 8-21 2-8 3-18 3-30 0-11-1-21-3-29s-4-14-8-19-8-9-14-11c-5-2-11-3-18-3s-12 1-17 3c-5 3-9 6-12 12-3 5-6 11-7 19-2 8-3 18-3 30z">
                <text:p/>
              </draw:path>
              <draw:polygon draw:style-name="gr3" draw:text-style-name="P3" svg:width="1.78mm" svg:height="0.18mm" svg:x="96.18mm" svg:y="245.35mm" svg:viewBox="0 0 179 19" draw:points="0,19 0,0 179,0 179,19">
                <text:p/>
              </draw:polygon>
              <draw:path draw:style-name="gr3" draw:text-style-name="P3" svg:width="2.09mm" svg:height="2.16mm" svg:x="98.12mm" svg:y="242.79mm" svg:viewBox="0 0 210 217" svg:d="M210 108c0 16-3 31-8 45-4 13-11 24-20 34s-20 17-33 22-28 8-44 8c-18 0-33-3-46-8-13-6-24-13-33-23-8-10-15-21-19-35-5-13-7-28-7-43 0-17 2-32 7-45 4-13 11-25 20-34s20-16 33-21 28-8 45-8 32 3 45 8 24 12 33 21c8 10 15 21 20 34 4 14 7 28 7 45zM180 108c0-13-1-25-5-35-3-10-8-19-14-27-6-7-14-13-24-17-9-4-20-6-32-6-13 0-24 2-33 6-10 4-18 10-24 17-6 8-11 17-14 27s-5 22-5 35c0 12 2 24 5 34 3 11 8 20 14 28 7 7 15 13 24 17 9 5 20 7 33 7s24-2 34-7c9-4 17-10 23-18 6-7 11-16 14-27 3-10 4-22 4-34z">
                <text:p/>
              </draw:path>
              <draw:path draw:style-name="gr3" draw:text-style-name="P3" svg:width="1.76mm" svg:height="2.16mm" svg:x="100.52mm" svg:y="242.79mm" svg:viewBox="0 0 177 217" svg:d="M177 156c0 9-2 17-5 24-4 8-9 14-16 20-8 5-17 9-28 12s-24 5-38 5c-27 0-47-5-62-14s-24-22-28-40l28-5c1 5 3 10 6 15 3 4 7 8 12 11 5 4 11 6 18 8 8 2 16 3 27 3 8 0 16-1 23-2 7-2 13-4 18-7s9-7 12-12c3-4 4-10 4-17s-1-12-4-16c-3-5-8-8-14-11-5-3-12-5-20-7s-17-4-26-6c-6-2-12-3-18-5-6-1-12-3-17-5s-11-5-15-8c-5-3-9-6-13-10-3-4-6-9-8-14s-3-12-3-19c0-10 2-18 6-25s10-13 17-18c7-4 16-8 25-10 10-2 21-3 32-3 13 0 24 1 34 3 9 2 17 5 23 9 7 4 12 9 16 15 3 7 7 14 9 21l-28 5c-2-5-4-9-6-13-3-4-7-8-11-10-4-3-9-5-16-6-6-2-13-2-21-2-10 0-18 0-25 2-6 2-12 4-16 7s-7 7-9 11c-1 4-2 8-2 13 0 6 1 11 5 15 3 4 7 8 12 11 6 2 12 4 19 6s15 4 23 6c6 1 13 3 19 4 7 2 13 4 19 6s11 4 16 7 10 7 14 11c3 4 6 9 9 15 2 5 3 12 3 20z">
                <text:p/>
              </draw:path>
              <draw:polygon draw:style-name="gr3" draw:text-style-name="P3" svg:width="1.78mm" svg:height="0.18mm" svg:x="102.4mm" svg:y="245.35mm" svg:viewBox="0 0 179 19" draw:points="0,19 0,0 179,0 179,19">
                <text:p/>
              </draw:polygon>
              <draw:path draw:style-name="gr3" draw:text-style-name="P3" svg:width="1.39mm" svg:height="2.13mm" svg:x="104.34mm" svg:y="242.79mm" svg:viewBox="0 0 140 214" svg:d="M0 214v-19c5-12 11-22 19-31 7-9 15-17 23-24s16-14 24-20 15-13 21-19c7-6 12-12 16-19s6-15 6-23c0-6-1-12-3-16-2-5-4-8-8-12-3-3-7-5-12-7-5-1-10-2-16-2-5 0-10 1-15 2-5 2-9 4-13 7-3 3-6 7-9 11-2 5-4 10-4 16l-28-3c1-7 3-14 6-21 4-7 8-13 14-18s13-9 21-12 18-4 28-4c11 0 20 1 28 4 9 2 15 6 21 11s10 11 13 18 5 15 5 25c0 7-2 14-4 20-3 6-6 13-10 18-5 6-10 12-15 17-6 5-12 11-18 16s-12 10-18 15-12 10-18 15c-5 5-10 11-14 16-5 5-8 11-10 16h110v23z">
                <text:p/>
              </draw:path>
              <draw:path draw:style-name="gr3" draw:text-style-name="P3" svg:width="1.46mm" svg:height="2.16mm" svg:x="106.04mm" svg:y="242.79mm" svg:viewBox="0 0 147 217" svg:d="M147 108c0 21-2 38-6 52-4 13-9 25-16 33-6 9-14 15-23 18-9 4-19 6-29 6s-20-2-29-6c-9-3-16-9-23-18-6-8-12-19-15-33-4-14-6-31-6-52s2-38 6-52c3-14 9-25 15-34 7-8 15-14 24-17s18-5 29-5c10 0 19 2 28 5s17 9 23 17c7 9 12 20 16 34s6 31 6 52zM119 108c0-16-1-30-3-41s-5-20-9-27c-3-7-8-11-14-14-5-3-12-4-19-4-8 0-14 1-20 4s-11 8-15 14c-4 7-7 16-9 27s-3 25-3 41c0 17 1 30 3 41s5 20 9 27 9 12 15 15 12 4 19 4 14-1 19-4c6-3 11-8 15-15s7-16 9-27 3-24 3-41z">
                <text:p/>
              </draw:path>
              <draw:polygon draw:style-name="gr3" draw:text-style-name="P3" svg:width="1.31mm" svg:height="2.1mm" svg:x="107.89mm" svg:y="242.82mm" svg:viewBox="0 0 132 211" draw:points="0,211 0,188 54,188 54,26 6,60 6,34 56,0 81,0 81,188 132,188 132,211">
                <text:p/>
              </draw:polygon>
              <draw:path draw:style-name="gr3" draw:text-style-name="P3" svg:width="1.45mm" svg:height="2.13mm" svg:x="109.52mm" svg:y="242.82mm" svg:viewBox="0 0 146 214" svg:d="M146 142c0 11-2 20-5 29s-8 17-14 23c-7 6-15 11-24 15-9 3-20 5-32 5-11 0-21-1-29-4-9-3-16-6-21-11-6-4-11-10-14-16s-6-12-7-19l27-3c1 4 3 7 5 11s5 7 8 10c4 3 8 6 13 7 5 2 11 3 18 3s14-1 19-3c6-2 11-6 15-10s7-9 9-15 4-13 4-21c0-7-2-13-4-18-2-6-5-10-9-14s-8-7-14-10c-6-2-12-3-19-3-5 0-9 0-13 1-3 1-7 2-10 4-3 1-6 3-9 4-3 2-5 4-7 6h-27l7-113h120v23h-95l-4 66c5-3 11-6 18-9s15-4 25-4c11 0 20 2 29 5 8 3 15 8 21 13 6 6 11 13 14 21s5 17 5 27z">
                <text:p/>
              </draw:path>
              <draw:polygon draw:style-name="gr3" draw:text-style-name="P3" svg:width="1.78mm" svg:height="0.18mm" svg:x="111.08mm" svg:y="245.35mm" svg:viewBox="0 0 179 19" draw:points="0,19 0,0 179,0 179,19">
                <text:p/>
              </draw:polygon>
              <draw:path draw:style-name="gr3" draw:text-style-name="P3" svg:width="1.5mm" svg:height="1.61mm" svg:x="112.88mm" svg:y="243.31mm" svg:viewBox="0 0 151 162" svg:d="M91 162h-32l-59-162h29l35 105c1 3 2 5 3 8 1 4 2 7 3 10 1 4 2 7 3 10 0 3 1 6 2 8 0-2 1-5 2-8s2-6 3-10c1-3 2-6 3-9s2-6 3-8l37-106h28z">
                <text:p/>
              </draw:path>
              <draw:path draw:style-name="gr3" draw:text-style-name="P3" svg:width="1.45mm" svg:height="2.16mm" svg:x="114.55mm" svg:y="242.79mm" svg:viewBox="0 0 146 217" svg:d="M146 156c0 10-2 18-5 26-3 7-8 14-14 19s-13 9-22 12-20 4-31 4c-13 0-24-1-33-5-9-3-16-7-22-13-6-5-10-11-13-18s-5-14-6-21l28-3c1 6 2 11 4 16 2 4 5 8 9 12 4 3 8 5 14 7 5 2 12 3 19 3 14 0 24-3 32-10s12-17 12-30c0-8-2-14-6-19-3-4-7-8-13-11-5-2-10-4-16-5s-12-1-17-1h-15v-24h14c5 0 11 0 16-1 6-1 11-3 15-6 5-3 9-7 12-11 3-5 4-11 4-18 0-12-3-20-10-27s-16-10-30-10c-11 0-21 3-28 9-8 6-12 15-13 26l-27-2c1-9 3-17 7-24s9-13 15-17c7-5 14-8 22-11 7-2 16-3 25-3 12 0 22 1 30 4 9 3 16 7 21 12s9 11 12 18c2 7 4 14 4 22 0 6-1 12-3 17-2 6-4 11-8 15-3 4-8 8-13 11-6 3-13 5-20 7v1c8 0 15 2 22 5 6 3 11 7 15 11 4 5 7 10 9 15 3 6 4 12 4 18z">
                <text:p/>
              </draw:path>
              <draw:polygon draw:style-name="gr3" draw:text-style-name="P3" svg:width="0.28mm" svg:height="0.32mm" svg:x="116.45mm" svg:y="244.6mm" svg:viewBox="0 0 29 33" draw:points="0,33 0,0 29,0 29,33">
                <text:p/>
              </draw:polygon>
              <draw:polygon draw:style-name="gr3" draw:text-style-name="P3" svg:width="1.31mm" svg:height="2.1mm" svg:x="117.25mm" svg:y="242.82mm" svg:viewBox="0 0 132 211" draw:points="0,211 0,188 54,188 54,26 6,60 6,34 56,0 81,0 81,188 132,188 132,211">
                <text:p/>
              </draw:polygon>
              <draw:polygon draw:style-name="gr3" draw:text-style-name="P3" svg:width="0.28mm" svg:height="0.32mm" svg:x="119.03mm" svg:y="244.6mm" svg:viewBox="0 0 29 33" draw:points="0,33 0,0 29,0 29,33">
                <text:p/>
              </draw:polygon>
              <draw:path draw:style-name="gr3" draw:text-style-name="P3" svg:width="1.37mm" svg:height="2.28mm" svg:x="119.8mm" svg:y="243.28mm" svg:viewBox="0 0 138 229" svg:d="M138 83c0 12-1 24-3 34s-5 19-10 27c-5 7-11 13-18 17-8 5-17 7-29 7-11 0-21-2-30-7-9-4-15-11-20-21h-1c0 0 0 1 1 2 0 2 0 4 0 6 0 3 0 5 0 8s0 6 0 9v64h-27v-193c0-4 0-8 0-11 0-4 0-7 0-10s-1-6-1-8 0-3 0-4h26c0 0 0 1 0 3 1 2 1 4 1 7 0 2 0 5 0 8 1 3 1 5 1 8 3-5 6-10 9-13 3-4 7-7 11-9 4-3 8-4 13-5s11-2 17-2c12 0 21 2 29 6 7 4 13 10 18 17s8 16 10 26 3 22 3 34zM110 84c0-10-1-19-2-27s-3-14-6-20c-3-5-7-9-12-12s-11-4-18-4c-6 0-12 1-17 2-6 2-10 5-14 10s-7 12-10 20c-2 8-3 19-3 33 0 11 1 21 3 29s4 14 8 19 8 9 14 11c5 2 11 3 18 3 8 0 14-2 19-4 5-3 9-8 12-13s5-12 6-20 2-17 2-27z">
                <text:p/>
              </draw:path>
              <draw:path draw:style-name="gr3" draw:text-style-name="P3" svg:width="1.37mm" svg:height="2.24mm" svg:x="121.46mm" svg:y="242.71mm" svg:viewBox="0 0 138 225" svg:d="M110 196c-5 10-11 18-20 22-8 5-18 7-30 7-21 0-36-7-46-21-9-13-14-34-14-62 0-57 20-85 60-85 12 0 22 2 30 7 9 4 15 11 20 21 0-1 0-2 0-4 0-3 0-5 0-7 0-3 0-5 0-7v-4-63h27v189c0 4 0 7 0 11 0 3 0 7 0 10 1 3 1 5 1 7 0 3 0 4 0 5h-26c0-1 0-2 0-4s-1-4-1-7c0-2 0-5 0-7 0-3 0-5 0-8zM28 141c0 11 1 21 2 29 2 8 4 14 7 19s7 9 12 12c5 2 11 3 18 3s13-1 18-3c6-3 10-6 14-11 4-6 6-12 8-21 2-8 3-18 3-30 0-11-1-21-3-29s-4-14-8-19-8-9-14-11c-5-2-11-3-18-3s-12 1-17 3c-5 3-9 6-12 12-3 5-6 11-7 19-2 8-3 18-3 30z">
                <text:p/>
              </draw:path>
              <draw:path draw:style-name="gr3" draw:text-style-name="P3" svg:width="0.8mm" svg:height="2.21mm" svg:x="123.11mm" svg:y="242.71mm" svg:viewBox="0 0 81 222" svg:d="M50 80v142h-27v-142h-23v-20h23v-18c0-6 0-12 1-17 2-5 4-9 7-13 2-4 6-7 12-9 5-2 11-3 19-3 4 0 7 0 10 0 4 1 7 1 9 2v20c-1 0-3 0-6-1-2 0-4 0-6 0-4 0-7 1-9 2-3 1-5 2-6 5-2 2-3 4-3 7-1 3-1 7-1 10v15h31v20z">
                <text:p/>
              </draw:path>
              <draw:path draw:style-name="gr2" draw:text-style-name="P2" svg:width="1.73mm" svg:height="2.95mm" svg:x="5.41mm" svg:y="252.38mm" svg:viewBox="0 0 174 296" svg:d="M88 296c-24 0-43-6-58-18-15-13-25-32-30-59l39-6c1 9 3 17 6 23 4 6 7 12 12 16 4 4 9 7 14 9 6 2 11 3 17 3 14 0 26-5 34-15s12-24 12-43v-174h-56v-32h96v205c0 14-2 26-6 38-4 11-10 20-17 28s-16 14-27 19c-11 4-23 6-36 6z">
                <text:p/>
              </draw:path>
              <draw:path draw:style-name="gr2" draw:text-style-name="P2" svg:width="1.99mm" svg:height="2.31mm" svg:x="7.64mm" svg:y="253.02m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2" draw:text-style-name="P2" svg:width="1.83mm" svg:height="2.3mm" svg:x="9.95mm" svg:y="253.03m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2" draw:text-style-name="P2" svg:width="1.97mm" svg:height="2.31mm" svg:x="12.12mm" svg:y="253.02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89mm" svg:height="3.15mm" svg:x="14.58mm" svg:y="253.02m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2" draw:text-style-name="P2" svg:width="1.77mm" svg:height="3.06mm" svg:x="16.98mm" svg:y="252.23m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3 0 5 0 9-1 13 0 4 0 7 0 10s0 4 0 5z">
                <text:p/>
              </draw:path>
              <draw:path draw:style-name="gr2" draw:text-style-name="P2" svg:width="2.67mm" svg:height="2.99mm" svg:x="20.45mm" svg:y="252.34mm" svg:viewBox="0 0 268 300" svg:d="M142 32c-16 0-31 3-44 9-13 5-23 13-32 23-8 10-15 23-19 37-5 14-7 30-7 48 0 17 2 33 7 48 5 14 12 27 21 37 9 11 19 19 32 25s28 9 44 9c11 0 21-2 31-5 9-3 17-7 25-12 7-6 14-12 20-20 6-7 11-15 16-24l32 16c-5 11-12 21-20 30-7 10-16 18-27 25-10 7-22 12-35 16s-28 6-44 6c-24 0-44-4-62-11-18-8-32-18-44-32-12-13-21-29-27-48-6-18-9-38-9-60 0-23 3-44 9-62 7-18 16-34 28-47s27-23 44-30c18-7 38-10 61-10 31 0 57 6 77 18 21 12 36 30 46 54l-37 13c-3-7-7-14-11-20-5-6-11-12-18-17s-15-8-25-11c-9-3-20-5-32-5z">
                <text:p/>
              </draw:path>
              <draw:path draw:style-name="gr2" draw:text-style-name="P2" svg:width="2.79mm" svg:height="2.91mm" svg:x="23.3mm" svg:y="252.39mm" svg:viewBox="0 0 280 292" svg:d="M240 292l-33-85h-133l-33 85h-41l119-292h45l116 292zM158 79c-2-5-4-11-6-16-2-6-4-11-6-16-1-4-3-8-4-11s-1-5-1-6c-1 1-1 3-2 6s-2 7-4 12c-2 4-3 9-5 15s-4 11-6 17l-38 96h109z">
                <text:p/>
              </draw:path>
              <draw:path draw:style-name="gr2" draw:text-style-name="P2" svg:width="2.24mm" svg:height="2.91mm" svg:x="26.48mm" svg:y="252.38m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<text:p/>
              </draw:path>
              <draw:path draw:style-name="gr2" draw:text-style-name="P2" svg:width="2.5mm" svg:height="2.91mm" svg:x="29.31mm" svg:y="252.38mm" svg:viewBox="0 0 251 292" svg:d="M206 292l-76-121h-91v121h-39v-292h137c16 0 31 2 44 6s23 9 32 16 15 16 20 26c4 11 7 22 7 35 0 10-2 19-4 28-3 9-7 17-13 24-6 8-13 14-22 20-9 5-20 9-32 11l82 126zM200 84c0-9-2-17-5-23-3-7-7-12-13-16-6-5-13-8-21-10s-18-3-28-3h-94v107h96c11 0 21-1 29-4s15-7 20-12c6-5 10-10 12-17 3-7 4-14 4-22z">
                <text:p/>
              </draw:path>
              <draw:polygon draw:style-name="gr2" draw:text-style-name="P2" svg:width="0.38mm" svg:height="2.91mm" svg:x="32.4mm" svg:y="252.39mm" svg:viewBox="0 0 39 292" draw:points="0,292 0,0 39,0 39,292">
                <text:p/>
              </draw:polygon>
              <draw:polygon draw:style-name="gr2" draw:text-style-name="P2" svg:width="2.38mm" svg:height="2.9mm" svg:x="33.3mm" svg:y="252.39mm" svg:viewBox="0 0 239 291" draw:points="139,32 139,291 100,291 100,32 0,32 0,0 239,0 239,32">
                <text:p/>
              </draw:polygon>
              <draw:path draw:style-name="gr2" draw:text-style-name="P2" svg:width="2.79mm" svg:height="2.91mm" svg:x="35.49mm" svg:y="252.39mm" svg:viewBox="0 0 280 292" svg:d="M240 292l-33-85h-133l-33 85h-41l119-292h45l116 292zM158 79c-2-5-4-11-6-16-2-6-4-11-6-16-1-4-3-8-4-11s-1-5-1-6c-1 1-1 3-2 6s-2 7-4 12c-2 4-3 9-5 15s-4 11-6 17l-38 96h109z">
                <text:p/>
              </draw:path>
              <draw:path draw:style-name="gr2" draw:text-style-name="P2" svg:width="2.75mm" svg:height="2.99mm" svg:x="5.55mm" svg:y="257.08mm" svg:viewBox="0 0 276 300" svg:d="M0 149c0-23 3-44 9-62s15-34 28-47c12-13 27-23 45-30s39-10 63-10c18 0 33 2 47 5 13 3 25 7 35 13s18 14 25 22c7 9 13 18 18 29l-38 11c-3-7-8-14-13-20s-11-11-18-15-15-7-25-9c-9-3-20-4-32-4-18 0-33 3-46 9-13 5-24 13-33 23-8 10-14 23-19 37-4 14-6 30-6 48 0 17 2 33 7 48 4 14 11 27 20 38 9 10 20 18 33 24 14 6 29 9 47 9 11 0 22-1 31-3 10-2 19-4 26-8 8-3 15-6 21-10s11-7 15-11v-53h-87v-33h123v101c-6 6-14 12-23 18-8 6-18 12-29 16-11 5-23 8-36 11s-27 4-41 4c-25 0-46-4-65-11-18-8-33-18-45-32-13-13-22-29-28-48-6-18-9-38-9-60z">
                <text:p/>
              </draw:path>
              <draw:path draw:style-name="gr2" draw:text-style-name="P2" svg:width="1.79mm" svg:height="2.27mm" svg:x="8.91mm" svg:y="257.8m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2" draw:text-style-name="P2" svg:width="0.36mm" svg:height="3.06mm" svg:x="11.29mm" svg:y="256.97mm" svg:viewBox="0 0 37 307" svg:d="M0 36v-36h37v36zM0 307v-224h37v224z">
                <text:p/>
              </draw:path>
              <draw:polygon draw:style-name="gr2" draw:text-style-name="P2" svg:width="0.36mm" svg:height="3.06mm" svg:x="12.23mm" svg:y="256.97mm" svg:viewBox="0 0 37 307" draw:points="0,307 0,0 37,0 37,307">
                <text:p/>
              </draw:polygon>
              <draw:polygon draw:style-name="gr2" draw:text-style-name="P2" svg:width="0.36mm" svg:height="3.06mm" svg:x="13.17mm" svg:y="256.97mm" svg:viewBox="0 0 37 307" draw:points="0,307 0,0 37,0 37,307">
                <text:p/>
              </draw:polygon>
              <draw:path draw:style-name="gr2" draw:text-style-name="P2" svg:width="2.16mm" svg:height="2.31mm" svg:x="13.99mm" svg:y="257.76mm" svg:viewBox="0 0 217 232" svg:d="M68 232c-23 0-40-6-51-18s-17-28-17-49c0-14 3-26 8-36 6-9 13-17 22-22s20-9 31-11c12-2 23-4 35-4l51-1v-12c0-9-1-17-3-23-2-7-5-12-9-16s-9-7-15-9-13-3-21-3c-7 0-14 1-20 2-5 1-10 3-15 5-4 3-7 7-10 11-3 5-4 11-5 18l-39-4c1-8 4-17 8-24s9-14 16-19 16-10 27-13 23-4 39-4c28 0 49 6 63 19s21 32 21 56v97c0 11 2 19 5 25 2 5 8 8 16 8 2 0 4 0 6 0 2-1 4-1 6-1v23c-4 1-9 2-14 2-4 1-9 1-14 1-7 0-13-1-18-3-6-2-10-4-13-8s-5-9-7-14c-2-6-3-12-3-20h-1c-4 7-9 14-13 20-5 5-11 10-17 14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2" draw:text-style-name="P2" svg:width="1.79mm" svg:height="2.27mm" svg:x="16.45mm" svg:y="257.8m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2" draw:text-style-name="P2" svg:width="2.95mm" svg:height="2.27mm" svg:x="18.83mm" svg:y="257.76m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  <text:p/>
              </draw:path>
              <draw:path draw:style-name="gr2" draw:text-style-name="P2" svg:width="1.97mm" svg:height="2.31mm" svg:x="22.24mm" svg:y="257.76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2.82mm" svg:height="2.91mm" svg:x="25.97mm" svg:y="257.13mm" svg:viewBox="0 0 283 292" svg:d="M247 292v-195c0-7 1-14 1-21 0-8 0-14 0-21 1-7 1-13 1-20-2 7-4 14-6 21-1 6-3 12-6 19-2 6-4 13-6 18l-75 199h-28l-76-199c-1-2-2-5-3-7 0-3-1-6-2-9s-2-6-4-10c-1-3-2-6-3-9-2-8-4-15-6-23 0 8 0 15 0 23 1 6 1 13 1 20s0 14 0 19v195h-35v-292h52l77 202c1 3 2 6 4 11 1 4 3 9 4 13 1 5 2 9 3 13s2 7 2 9c1-2 1-5 3-9 1-4 2-9 3-13 2-5 3-9 5-13 1-5 2-8 3-11l76-202h51v292z">
                <text:p/>
              </draw:path>
              <draw:polygon draw:style-name="gr2" draw:text-style-name="P2" svg:width="2.28mm" svg:height="2.9mm" svg:x="29.48mm" svg:y="257.13mm" svg:viewBox="0 0 229 291" draw:points="0,291 0,0 221,0 221,32 39,32 39,125 208,125 208,157 39,157 39,259 229,259 229,291">
                <text:p/>
              </draw:polygon>
              <draw:path draw:style-name="gr2" draw:text-style-name="P2" svg:width="2.43mm" svg:height="2.99mm" svg:x="32.16mm" svg:y="257.08m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2" draw:text-style-name="P2" svg:width="2.67mm" svg:height="2.99mm" svg:x="35.01mm" svg:y="257.08mm" svg:viewBox="0 0 268 300" svg:d="M142 32c-16 0-31 3-44 9-13 5-23 13-32 23-8 10-15 23-19 37-5 14-7 30-7 48 0 17 2 33 7 48 5 14 12 27 21 37 9 11 19 19 32 25s28 9 44 9c11 0 21-2 31-5 9-3 17-7 25-12 7-6 14-12 20-20 6-7 11-15 16-24l32 16c-5 11-12 21-20 30-7 10-16 18-27 25-10 7-22 12-35 16s-28 6-44 6c-24 0-44-4-62-11-18-8-32-18-44-32-12-13-21-29-27-48-6-18-9-38-9-60 0-23 3-44 9-62 7-18 16-34 28-47s27-23 44-30c18-7 38-10 61-10 31 0 57 6 77 18 21 12 36 30 46 54l-37 13c-3-7-7-14-11-20-5-6-11-12-18-17s-15-8-25-11c-9-3-20-5-32-5z">
                <text:p/>
              </draw:path>
              <draw:path draw:style-name="gr2" draw:text-style-name="P2" svg:width="2.88mm" svg:height="2.99mm" svg:x="38.05mm" svg:y="257.08mm" svg:viewBox="0 0 289 300" svg:d="M289 149c0 23-4 43-10 62-7 18-16 34-28 48-13 13-28 23-46 30s-38 11-61 11c-24 0-45-4-63-11-18-8-33-18-45-32-12-13-21-29-27-48-6-18-9-38-9-60 0-23 3-44 10-62 6-18 15-34 27-47 13-13 28-23 46-30s38-10 62-10c23 0 43 4 61 11s33 17 45 30c13 13 22 28 28 47 7 18 10 38 10 61zM248 149c0-18-2-34-6-48-5-14-11-27-20-37s-20-18-33-23c-13-6-27-9-44-9-18 0-33 3-46 9-13 5-24 13-33 23s-15 23-19 37c-5 14-7 30-7 48 0 17 2 33 7 48 4 14 11 27 20 38 8 10 19 18 32 24s28 9 45 9c18 0 34-3 47-9s24-14 33-25c8-10 14-23 18-37 4-15 6-31 6-48z">
                <text:p/>
              </draw:path>
              <draw:polygon draw:style-name="gr2" draw:text-style-name="P2" svg:width="2.06mm" svg:height="2.9mm" svg:x="41.5mm" svg:y="257.13mm" svg:viewBox="0 0 207 291" draw:points="39,32 39,141 202,141 202,173 39,173 39,291 0,291 0,0 207,0 207,32">
                <text:p/>
              </draw:polygon>
              <draw:polygon draw:style-name="gr2" draw:text-style-name="P2" svg:width="2.06mm" svg:height="2.9mm" svg:x="44.09mm" svg:y="257.13mm" svg:viewBox="0 0 207 291" draw:points="39,32 39,141 202,141 202,173 39,173 39,291 0,291 0,0 207,0 207,32">
                <text:p/>
              </draw:polygon>
              <draw:polygon draw:style-name="gr2" draw:text-style-name="P2" svg:width="2.28mm" svg:height="2.9mm" svg:x="5.69mm" svg:y="261.87mm" svg:viewBox="0 0 229 291" draw:points="0,291 0,0 221,0 221,32 39,32 39,125 208,125 208,157 39,157 39,259 229,259 229,291">
                <text:p/>
              </draw:polygon>
              <draw:path draw:style-name="gr2" draw:text-style-name="P2" svg:width="2.35mm" svg:height="2.91mm" svg:x="8.53mm" svg:y="261.87mm" svg:viewBox="0 0 236 292" svg:d="M189 292l-156-249c0 7 1 14 1 20s1 12 1 18 0 12 0 17v194h-35v-292h46l157 250c0-7-1-14-1-20s-1-12-1-19 0-14 0-20v-191h35v292z">
                <text:p/>
              </draw:path>
              <draw:path draw:style-name="gr2" draw:text-style-name="P2" svg:width="2.43mm" svg:height="2.99mm" svg:x="11.41mm" svg:y="261.82m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2" draw:text-style-name="P2" svg:width="2.5mm" svg:height="2.91mm" svg:x="15.6mm" svg:y="261.86mm" svg:viewBox="0 0 251 292" svg:d="M206 292l-76-121h-91v121h-39v-292h137c16 0 31 2 44 6s23 9 32 16 15 16 20 26c4 11 7 22 7 35 0 10-2 19-4 28-3 9-7 17-13 24-6 8-13 14-22 20-9 5-20 9-32 11l82 126zM200 84c0-9-2-17-5-23-3-7-7-12-13-16-6-5-13-8-21-10s-18-3-28-3h-94v107h96c11 0 21-1 29-4s15-7 20-12c6-5 10-10 12-17 3-7 4-14 4-22z">
                <text:p/>
              </draw:path>
              <draw:path draw:style-name="gr2" draw:text-style-name="P2" svg:width="1.97mm" svg:height="2.31mm" svg:x="18.47mm" svg:y="262.5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79mm" svg:height="2.27mm" svg:x="20.94mm" svg:y="262.5m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2" draw:text-style-name="P2" svg:width="1.79mm" svg:height="2.27mm" svg:x="23.32mm" svg:y="262.5m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2" draw:text-style-name="P2" svg:width="1.97mm" svg:height="2.31mm" svg:x="25.59mm" svg:y="262.5m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2" draw:text-style-name="P2" svg:width="1.83mm" svg:height="2.3mm" svg:x="27.9mm" svg:y="262.51m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2" draw:text-style-name="P2" svg:width="2mm" svg:height="2.24mm" svg:x="5.5mm" svg:y="271.07mm" svg:viewBox="0 0 201 225" svg:d="M107 24c-13 0-24 2-33 6-10 5-18 10-24 18-7 8-12 17-15 28s-5 22-5 36c0 13 2 25 5 36 4 11 9 20 16 28s15 14 24 18c10 4 21 7 33 7 9 0 16-1 23-4 7-2 14-5 19-9 6-4 11-9 15-14 5-6 9-12 12-19l24 12c-4 8-8 16-14 23s-13 13-21 18c-7 6-16 10-26 13s-21 4-33 4c-18 0-34-3-47-8-13-6-24-14-33-24s-16-22-20-36c-5-14-7-29-7-45 0-17 2-33 7-47 5-13 12-25 21-35 9-9 20-17 33-22s29-8 46-8c23 0 42 5 58 14s27 22 34 40l-28 9c-2-5-5-10-8-14-4-5-8-9-13-13-6-3-12-6-19-9-7-2-15-3-24-3z">
                <text:p/>
              </draw:path>
              <draw:path draw:style-name="gr2" draw:text-style-name="P2" svg:width="1.48mm" svg:height="1.73mm" svg:x="7.77mm" svg:y="271.58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1.42mm" svg:height="2.33mm" svg:x="10.42mm" svg:y="270.99mm" svg:viewBox="0 0 143 234" svg:d="M114 203c-5 11-12 19-20 24-9 4-20 7-32 7-21 0-37-8-47-22s-15-36-15-65c0-58 21-88 62-88 13 0 23 3 32 7 8 5 15 12 20 23 0-1 0-3 0-5 0-3 0-5 0-7 0-3 0-5 0-7v-5-65h28v196c0 4 0 8 0 12 0 3 0 7 0 10s1 6 1 8 0 4 0 4h-27c0-1 0-2 0-4s-1-4-1-7c0-2 0-5 0-7 0-3 0-6 0-9zM29 146c0 12 1 22 3 30 1 8 3 15 7 21 3 5 7 9 12 11 5 3 11 4 18 4s14-1 19-4c6-2 11-6 15-11 3-5 6-12 8-21s3-19 3-32c0-11-1-22-3-30s-5-15-9-20c-3-5-8-8-14-11-5-2-12-3-19-3s-12 1-17 4c-5 2-10 6-13 11s-6 12-7 21c-2 8-3 18-3 30z">
                <text:p/>
              </draw:path>
              <draw:path draw:style-name="gr2" draw:text-style-name="P2" svg:width="1.49mm" svg:height="1.73mm" svg:x="12.2mm" svg:y="271.58mm" svg:viewBox="0 0 150 174" svg:d="M150 87c0 29-6 51-19 65-13 15-32 22-57 22-11 0-22-2-31-5-9-4-17-9-23-16-7-8-12-17-15-28s-5-23-5-38c0-58 25-87 75-87 13 0 25 2 34 5 10 4 17 9 23 17 6 7 11 16 14 27s4 23 4 38zM121 87c0-13-1-24-3-32-2-9-5-16-9-21s-9-8-14-10c-6-2-12-3-19-3s-14 1-20 3c-5 2-10 6-14 11s-7 12-9 20c-3 9-4 19-4 32s1 24 4 32c2 9 5 15 9 21 4 5 9 8 14 10 6 2 12 3 18 3 7 0 14-1 19-3 6-2 11-5 15-10s7-12 10-21c2-8 3-19 3-32z">
                <text:p/>
              </draw:path>
              <draw:path draw:style-name="gr2" draw:text-style-name="P2" svg:width="1.36mm" svg:height="1.73mm" svg:x="13.99mm" svg:y="271.58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2" draw:text-style-name="P2" svg:width="1.34mm" svg:height="1.7mm" svg:x="15.67mm" svg:y="271.61mm" svg:viewBox="0 0 135 171" svg:d="M28 0v106c0 9 1 15 2 21 1 5 3 10 6 13 2 4 6 6 10 7 5 2 10 2 17 2 6 0 12-1 18-3 5-2 10-6 13-10 4-5 7-10 9-16 2-7 3-14 3-23v-97h28v133c0 3 0 7 0 11s0 7 0 11c1 3 1 6 1 9 0 2 0 3 0 3h-26c0 0-1-1-1-4 0-2 0-4 0-7s0-6 0-9c-1-3-1-6-1-8-3 5-6 9-9 13s-7 8-11 10c-4 3-9 5-15 7-5 1-11 2-19 2-9 0-17-1-24-3-7-3-12-6-16-11-5-5-8-11-10-18-2-8-3-17-3-27v-112z">
                <text:p/>
              </draw:path>
              <draw:path draw:style-name="gr2" draw:text-style-name="P2" svg:width="2.22mm" svg:height="1.7mm" svg:x="17.45mm" svg:y="271.58mm" svg:viewBox="0 0 223 171" svg:d="M98 171v-106c0-9 0-15-1-21-1-5-3-10-6-13-2-4-5-6-9-7-4-2-9-2-15-2s-11 1-16 3c-4 2-8 6-12 10-3 5-6 10-8 16-1 7-2 14-2 23v97h-28v-132c0-4 0-8 0-12 0-3 0-7 0-11 0-3-1-6-1-9 0-2 0-3 0-3h26c1 0 1 2 1 4s0 5 0 7c0 3 0 6 0 9 1 3 1 6 1 8 3-5 5-9 8-13s6-8 10-10c4-3 9-5 14-7 5-1 11-2 17-2 13 0 23 3 30 8 8 5 13 13 16 24 3-5 6-9 9-13s6-8 11-10c4-3 8-5 14-7 5-1 11-2 17-2 9 0 16 1 22 3 6 3 11 6 15 11s7 11 9 18c2 8 3 17 3 27v112h-28v-106c0-9 0-15-1-21-1-5-3-10-6-13-2-4-5-6-9-7-4-2-9-2-15-2-5 0-11 1-16 3-4 2-8 5-12 10-3 4-6 10-8 16-1 7-2 14-2 23v97z">
                <text:p/>
              </draw:path>
              <draw:path draw:style-name="gr2" draw:text-style-name="P2" svg:width="1.48mm" svg:height="1.73mm" svg:x="20mm" svg:y="271.58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1.34mm" svg:height="1.7mm" svg:x="21.85mm" svg:y="271.58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2" draw:text-style-name="P2" svg:width="0.8mm" svg:height="2.07mm" svg:x="23.47mm" svg:y="271.23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2" draw:text-style-name="P2" svg:width="1.48mm" svg:height="1.73mm" svg:x="25.33mm" svg:y="271.58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1.38mm" svg:height="1.73mm" svg:x="27.06mm" svg:y="271.58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ath draw:style-name="gr2" draw:text-style-name="P2" svg:width="0.8mm" svg:height="2.07mm" svg:x="28.63mm" svg:y="271.23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2" draw:text-style-name="P2" svg:width="1.42mm" svg:height="2.33mm" svg:x="30.49mm" svg:y="270.99mm" svg:viewBox="0 0 143 234" svg:d="M114 203c-5 11-12 19-20 24-9 4-20 7-32 7-21 0-37-8-47-22s-15-36-15-65c0-58 21-88 62-88 13 0 23 3 32 7 8 5 15 12 20 23 0-1 0-3 0-5 0-3 0-5 0-7 0-3 0-5 0-7v-5-65h28v196c0 4 0 8 0 12 0 3 0 7 0 10s1 6 1 8 0 4 0 4h-27c0-1 0-2 0-4s-1-4-1-7c0-2 0-5 0-7 0-3 0-6 0-9zM29 146c0 12 1 22 3 30 1 8 3 15 7 21 3 5 7 9 12 11 5 3 11 4 18 4s14-1 19-4c6-2 11-6 15-11 3-5 6-12 8-21s3-19 3-32c0-11-1-22-3-30s-5-15-9-20c-3-5-8-8-14-11-5-2-12-3-19-3s-12 1-17 4c-5 2-10 6-13 11s-6 12-7 21c-2 8-3 18-3 30z">
                <text:p/>
              </draw:path>
              <draw:path draw:style-name="gr2" draw:text-style-name="P2" svg:width="0.27mm" svg:height="2.29mm" svg:x="32.35mm" svg:y="270.99mm" svg:viewBox="0 0 28 230" svg:d="M0 27v-27h28v27zM0 230v-168h28v168z">
                <text:p/>
              </draw:path>
              <draw:path draw:style-name="gr2" draw:text-style-name="P2" svg:width="0.83mm" svg:height="2.29mm" svg:x="32.91mm" svg:y="270.99mm" svg:viewBox="0 0 84 230" svg:d="M52 82v148h-28v-148h-24v-20h24v-19c0-6 0-12 1-17s4-10 7-14c3-3 7-6 12-9 5-2 12-3 21-3 3 0 6 0 10 0 4 1 7 1 9 2v21c-1 0-3 0-6-1-2 0-4 0-6 0-4 0-8 0-10 2-3 1-5 2-6 4-2 3-3 5-4 8 0 3 0 7 0 11v15h32v20z">
                <text:p/>
              </draw:path>
              <draw:path draw:style-name="gr2" draw:text-style-name="P2" svg:width="0.83mm" svg:height="2.29mm" svg:x="33.71mm" svg:y="270.99mm" svg:viewBox="0 0 84 230" svg:d="M52 82v148h-28v-148h-24v-20h24v-19c0-6 0-12 1-17s4-10 7-14c3-3 7-6 12-9 5-2 12-3 21-3 3 0 6 0 10 0 4 1 7 1 9 2v21c-1 0-3 0-6-1-2 0-4 0-6 0-4 0-8 0-10 2-3 1-5 2-6 4-2 3-3 5-4 8 0 3 0 7 0 11v15h32v20z">
                <text:p/>
              </draw:path>
              <draw:path draw:style-name="gr2" draw:text-style-name="P2" svg:width="1.34mm" svg:height="1.7mm" svg:x="34.76mm" svg:y="271.61mm" svg:viewBox="0 0 135 171" svg:d="M28 0v106c0 9 1 15 2 21 1 5 3 10 6 13 2 4 6 6 10 7 5 2 10 2 17 2 6 0 12-1 18-3 5-2 10-6 13-10 4-5 7-10 9-16 2-7 3-14 3-23v-97h28v133c0 3 0 7 0 11s0 7 0 11c1 3 1 6 1 9 0 2 0 3 0 3h-26c0 0-1-1-1-4 0-2 0-4 0-7s0-6 0-9c-1-3-1-6-1-8-3 5-6 9-9 13s-7 8-11 10c-4 3-9 5-15 7-5 1-11 2-19 2-9 0-17-1-24-3-7-3-12-6-16-11-5-5-8-11-10-18-2-8-3-17-3-27v-112z">
                <text:p/>
              </draw:path>
              <draw:path draw:style-name="gr2" draw:text-style-name="P2" svg:width="1.38mm" svg:height="1.73mm" svg:x="36.42mm" svg:y="271.58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ath draw:style-name="gr2" draw:text-style-name="P2" svg:width="1.48mm" svg:height="2.36mm" svg:x="38.08mm" svg:y="270.95mm" svg:viewBox="0 0 149 237" svg:d="M29 156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135c-1-18-6-31-13-39-8-8-18-12-32-12-5 0-10 0-15 2-5 1-10 4-14 8-5 4-8 9-11 16-3 6-5 14-5 25zM55 48v-4l34-44h32v4l-52 44z">
                <text:p/>
              </draw:path>
              <draw:path draw:style-name="gr2" draw:text-style-name="P2" svg:width="1.38mm" svg:height="1.73mm" svg:x="40.69mm" svg:y="271.58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ath draw:style-name="gr2" draw:text-style-name="P2" svg:width="1.48mm" svg:height="1.73mm" svg:x="42.35mm" svg:y="271.58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olygon draw:style-name="gr2" draw:text-style-name="P2" svg:width="0.27mm" svg:height="2.3mm" svg:x="44.2mm" svg:y="270.99mm" svg:viewBox="0 0 28 231" draw:points="0,231 0,0 28,0 28,231">
                <text:p/>
              </draw:polygon>
              <draw:path draw:style-name="gr2" draw:text-style-name="P2" svg:width="1.49mm" svg:height="1.73mm" svg:x="44.84mm" svg:y="271.58mm" svg:viewBox="0 0 150 174" svg:d="M150 87c0 29-6 51-19 65-13 15-32 22-57 22-11 0-22-2-31-5-9-4-17-9-23-16-7-8-12-17-15-28s-5-23-5-38c0-58 25-87 75-87 13 0 25 2 34 5 10 4 17 9 23 17 6 7 11 16 14 27s4 23 4 38zM121 87c0-13-1-24-3-32-2-9-5-16-9-21s-9-8-14-10c-6-2-12-3-19-3s-14 1-20 3c-5 2-10 6-14 11s-7 12-9 20c-3 9-4 19-4 32s1 24 4 32c2 9 5 15 9 21 4 5 9 8 14 10 6 2 12 3 18 3 7 0 14-1 19-3 6-2 11-5 15-10s7-12 10-21c2-8 3-19 3-32z">
                <text:p/>
              </draw:path>
              <draw:path draw:style-name="gr2" draw:text-style-name="P2" svg:width="1.34mm" svg:height="1.7mm" svg:x="46.7mm" svg:y="271.58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olygon draw:style-name="gr2" draw:text-style-name="P2" svg:width="0.27mm" svg:height="2.3mm" svg:x="49.37mm" svg:y="270.99mm" svg:viewBox="0 0 28 231" draw:points="0,231 0,0 28,0 28,231">
                <text:p/>
              </draw:polygon>
              <draw:path draw:style-name="gr2" draw:text-style-name="P2" svg:width="1.62mm" svg:height="1.73mm" svg:x="50.01mm" svg:y="271.58mm" svg:viewBox="0 0 163 174" svg:d="M51 174c-17 0-30-4-38-13-9-9-13-22-13-37 0-11 2-20 6-27 4-8 10-13 17-17s14-7 23-9c9-1 18-2 27-2h37v-9c0-7 0-13-2-18-1-5-4-9-7-12s-6-5-11-7c-4-1-10-2-16-2-5 0-10 1-14 1-5 1-9 3-12 5s-6 4-7 8c-2 3-4 8-4 13l-30-3c1-6 3-12 6-18 3-5 7-10 13-14 5-4 12-7 20-10 8-2 17-3 29-3 21 0 37 5 48 15 10 9 16 23 16 42v72c0 8 1 15 3 19s6 6 12 6c2 0 3 0 5 0 1-1 3-1 4-1v17c-3 1-7 2-10 2-4 1-7 1-11 1-6 0-10-1-14-2-4-2-7-4-9-7s-4-6-5-10c-2-5-3-10-3-15h-1c-3 5-6 10-10 14-3 5-7 8-12 11-5 4-10 6-16 8-6 1-13 2-21 2zM57 153c9 0 17-2 24-5 6-3 12-7 16-12 5-5 8-11 10-17s3-11 3-17v-13h-30c-7 0-14 0-20 1s-11 3-16 5c-5 3-8 6-11 11s-4 11-4 18c0 10 2 17 7 22s12 7 21 7z">
                <text:p/>
              </draw:path>
              <draw:polygon draw:style-name="gr2" draw:text-style-name="P2" svg:width="0.27mm" svg:height="2.3mm" svg:x="52.75mm" svg:y="270.99mm" svg:viewBox="0 0 28 231" draw:points="0,231 0,0 28,0 28,231">
                <text:p/>
              </draw:polygon>
              <draw:path draw:style-name="gr2" draw:text-style-name="P2" svg:width="0.27mm" svg:height="2.29mm" svg:x="53.47mm" svg:y="270.99mm" svg:viewBox="0 0 28 230" svg:d="M0 27v-27h28v27zM0 230v-168h28v168z">
                <text:p/>
              </draw:path>
              <draw:path draw:style-name="gr2" draw:text-style-name="P2" svg:width="1.36mm" svg:height="1.73mm" svg:x="54.12mm" svg:y="271.58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2" draw:text-style-name="P2" svg:width="1.48mm" svg:height="1.73mm" svg:x="55.73mm" svg:y="271.58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1.34mm" svg:height="1.7mm" svg:x="57.58mm" svg:y="271.58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2" draw:text-style-name="P2" svg:width="1.36mm" svg:height="1.73mm" svg:x="59.29mm" svg:y="271.58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2" draw:text-style-name="P2" svg:width="1.48mm" svg:height="1.73mm" svg:x="60.89mm" svg:y="271.58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2.13mm" svg:height="2.24mm" svg:x="63.6mm" svg:y="271.07mm" svg:viewBox="0 0 214 225" svg:d="M193 170c-5 7-10 14-17 21-6 7-13 13-21 18-9 5-18 9-28 12-11 3-22 4-36 4-15 0-29-2-40-7s-21-11-28-20c-8-8-14-18-17-29-4-11-6-23-6-35 0-13 1-25 4-37s7-22 12-32 12-19 19-27c8-8 16-15 25-20 10-6 20-10 31-13s23-5 35-5c14 0 25 2 35 5s19 7 26 12 13 10 17 17c5 6 8 13 10 20l-28 8c-2-5-4-9-7-14-3-4-8-8-13-12s-11-6-17-9c-7-2-15-3-24-3-15 0-29 3-41 9-11 5-21 13-30 22-8 10-14 22-18 35-5 14-7 28-7 44 0 10 2 19 4 27 3 8 7 15 12 21 6 6 12 11 20 14s18 5 28 5c9 0 18-1 26-4 8-2 15-6 21-10 7-4 12-9 18-14 5-6 9-11 13-17z">
                <text:p/>
              </draw:path>
              <draw:path draw:style-name="gr2" draw:text-style-name="P2" svg:width="1.1mm" svg:height="1.7mm" svg:x="65.76mm" svg:y="271.58mm" svg:viewBox="0 0 111 171" svg:d="M106 25c-2 0-4-1-6-1-3 0-5-1-8-1-6 0-12 2-18 6-5 4-10 9-14 15s-7 12-9 19c-3 7-5 14-6 20l-17 88h-28l25-129c1-3 2-7 2-11 1-3 1-7 2-10 1-4 1-7 2-10 0-3 1-6 1-8h26c0 2 0 5-1 8 0 3-1 6-1 10-1 3-1 6-2 9 0 3-1 5-1 7 4-6 7-12 10-16 3-5 6-9 10-12 3-3 7-5 11-7 4-1 8-2 13-2 1 0 2 0 3 0 2 0 3 1 4 1 2 0 3 0 4 0 2 1 3 1 3 1z">
                <text:p/>
              </draw:path>
              <draw:path draw:style-name="gr2" draw:text-style-name="P2" svg:width="1.53mm" svg:height="1.73mm" svg:x="66.87mm" svg:y="271.58mm" svg:viewBox="0 0 154 174" svg:d="M29 93c0 3-1 6-1 9s0 6 0 8c0 14 3 25 10 32s17 11 31 11c6 0 11-1 16-2 5-2 9-4 13-6 4-3 7-6 10-9s6-7 8-11l21 10c-3 5-6 9-10 14-3 5-8 9-13 12-6 4-13 7-20 10-8 2-17 3-28 3s-20-1-28-4-15-8-21-13c-5-6-10-13-13-21s-4-17-4-28c0-16 2-31 7-44 4-14 10-25 18-35 8-9 17-16 28-21 10-5 22-8 34-8s21 2 30 5c8 3 15 7 21 12 5 5 9 12 12 19 3 8 4 16 4 25 0 2 0 5 0 7 0 3 0 6-1 8 0 3 0 6-1 9 0 3-1 5-1 8zM126 72c0-2 0-4 0-6 1-2 1-4 1-6 0-6-1-12-3-17s-5-10-8-13c-4-3-8-5-12-7-5-2-10-2-16-2-5 0-10 0-16 2-5 1-11 4-16 8s-9 9-13 16c-5 6-8 14-10 25z">
                <text:p/>
              </draw:path>
              <draw:path draw:style-name="gr2" draw:text-style-name="P2" svg:width="1.58mm" svg:height="1.73mm" svg:x="68.61mm" svg:y="271.58mm" svg:viewBox="0 0 159 174" svg:d="M157 170c-3 1-7 1-10 2-3 0-7 0-10 0-10 0-17-2-21-6-5-4-7-9-7-17 0-2 0-4 0-5 1-2 1-4 1-5h-1c-4 5-7 10-11 15-4 4-8 8-13 11s-10 5-16 7c-6 1-12 2-20 2s-15-1-21-4c-6-2-11-6-16-10-4-5-7-9-9-15s-3-11-3-17c0-9 1-16 4-22 2-6 5-11 10-16 4-4 9-8 14-10 6-3 12-5 18-7 7-2 13-3 20-3 7-1 14-1 20-1h36l1-6c1-2 1-5 2-7 0-3 0-5 0-7 0-9-3-16-8-21-6-4-13-7-23-7-5 0-10 1-14 1-4 1-8 3-12 5-3 2-6 4-9 8-3 3-5 8-7 13l-27-5c2-6 5-12 8-17 3-6 8-10 13-14 6-4 13-7 21-9s17-3 29-3c9 0 17 1 24 3 7 3 13 6 18 10s9 9 11 14c3 6 4 12 4 19 0 3 0 7-1 11 0 5-1 9-2 13l-11 59c-1 2-1 4-2 7 0 2 0 4 0 6 0 4 1 7 3 9s5 3 10 3c1 0 3 0 4-1 2 0 3 0 5 0zM118 88h-30c-5 1-9 1-13 1-5 0-9 1-13 2-5 1-9 2-13 4s-7 4-10 7c-3 2-5 6-7 10-1 4-2 9-2 15 0 3 0 6 1 9s3 6 5 9c3 2 5 4 9 5 3 2 7 3 12 3 9 0 17-2 23-5 7-3 13-7 18-11 4-5 8-10 11-15 3-6 4-10 5-15z">
                <text:p/>
              </draw:path>
              <draw:path draw:style-name="gr2" draw:text-style-name="P2" svg:width="0.84mm" svg:height="2.08mm" svg:x="70.46mm" svg:y="271.23mm" svg:viewBox="0 0 85 209" svg:d="M55 205c-4 1-8 2-12 2-5 1-10 1-15 2-9-1-15-3-20-8-5-6-8-13-8-21 0-4 0-7 1-11 0-4 1-7 1-9l20-102h-20l5-20h19l17-38h18l-7 38h31l-4 20h-31l-20 100c0 2 0 5-1 8 0 3 0 5 0 7 0 4 1 7 3 10 2 2 6 3 11 3 2 0 5 0 7 0 2-1 5-1 8-2z">
                <text:p/>
              </draw:path>
              <draw:path draw:style-name="gr2" draw:text-style-name="P2" svg:width="0.72mm" svg:height="2.29mm" svg:x="71.26mm" svg:y="270.99mm" svg:viewBox="0 0 73 230" svg:d="M39 27l6-27h28l-6 27zM0 230l33-168h28l-33 168z">
                <text:p/>
              </draw:path>
              <draw:path draw:style-name="gr2" draw:text-style-name="P2" svg:width="1.56mm" svg:height="1.67mm" svg:x="72.1mm" svg:y="271.61mm" svg:viewBox="0 0 157 168" svg:d="M61 168h-33l-28-168h29l16 109c0 3 0 5 1 9 0 3 0 6 1 10 0 3 0 7 1 10 0 3 0 6 0 8 1-2 3-5 4-8 2-3 4-7 5-10 2-3 4-7 5-10 2-3 4-6 5-8l59-110h31z">
                <text:p/>
              </draw:path>
              <draw:path draw:style-name="gr2" draw:text-style-name="P2" svg:width="1.53mm" svg:height="1.73mm" svg:x="73.65mm" svg:y="271.58mm" svg:viewBox="0 0 154 174" svg:d="M29 93c0 3-1 6-1 9s0 6 0 8c0 14 3 25 10 32s17 11 31 11c6 0 11-1 16-2 5-2 9-4 13-6 4-3 7-6 10-9s6-7 8-11l21 10c-3 5-6 9-10 14-3 5-8 9-13 12-6 4-13 7-20 10-8 2-17 3-28 3s-20-1-28-4-15-8-21-13c-5-6-10-13-13-21s-4-17-4-28c0-16 2-31 7-44 4-14 10-25 18-35 8-9 17-16 28-21 10-5 22-8 34-8s21 2 30 5c8 3 15 7 21 12 5 5 9 12 12 19 3 8 4 16 4 25 0 2 0 5 0 7 0 3 0 6-1 8 0 3 0 6-1 9 0 3-1 5-1 8zM126 72c0-2 0-4 0-6 1-2 1-4 1-6 0-6-1-12-3-17s-5-10-8-13c-4-3-8-5-12-7-5-2-10-2-16-2-5 0-10 0-16 2-5 1-11 4-16 8s-9 9-13 16c-5 6-8 14-10 25z">
                <text:p/>
              </draw:path>
              <draw:path draw:style-name="gr2" draw:text-style-name="P2" svg:width="2.13mm" svg:height="2.24mm" svg:x="76.38mm" svg:y="271.07mm" svg:viewBox="0 0 214 225" svg:d="M193 170c-5 7-10 14-17 21-6 7-13 13-21 18-9 5-18 9-28 12-11 3-22 4-36 4-15 0-29-2-40-7s-21-11-28-20c-8-8-14-18-17-29-4-11-6-23-6-35 0-13 1-25 4-37s7-22 12-32 12-19 19-27c8-8 16-15 25-20 10-6 20-10 31-13s23-5 35-5c14 0 25 2 35 5s19 7 26 12 13 10 17 17c5 6 8 13 10 20l-28 8c-2-5-4-9-7-14-3-4-8-8-13-12s-11-6-17-9c-7-2-15-3-24-3-15 0-29 3-41 9-11 5-21 13-30 22-8 10-14 22-18 35-5 14-7 28-7 44 0 10 2 19 4 27 3 8 7 15 12 21 6 6 12 11 20 14s18 5 28 5c9 0 18-1 26-4 8-2 15-6 21-10 7-4 12-9 18-14 5-6 9-11 13-17z">
                <text:p/>
              </draw:path>
              <draw:path draw:style-name="gr2" draw:text-style-name="P2" svg:width="1.55mm" svg:height="1.73mm" svg:x="78.59mm" svg:y="271.58mm" svg:viewBox="0 0 156 174" svg:d="M156 65c0 5 0 11-1 16 0 6-1 11-3 17-3 14-7 26-13 35-5 10-12 18-19 24-8 6-16 10-25 13s-19 4-29 4-19-2-27-5-15-7-21-13-10-13-13-21c-3-9-5-18-5-29 0-5 0-10 1-15 0-5 1-11 2-16 3-13 8-25 13-34s11-17 19-23c7-6 15-11 24-14s19-4 30-4 21 1 29 4c9 3 16 7 21 13 6 6 10 12 13 20 3 9 4 18 4 28zM127 65c0-8 0-15-2-20-2-6-4-11-8-14-3-4-7-6-12-8s-10-3-16-3-11 1-17 2c-5 2-10 4-15 8s-10 10-14 17-8 17-11 29c-1 6-2 11-2 16-1 5-1 10-1 14 0 9 1 16 3 22s4 11 8 15c3 3 7 6 12 8s10 2 16 2c5 0 11 0 16-1 6-2 11-4 16-8 4-4 9-10 13-17 4-8 7-17 10-30 2-6 3-11 3-17 1-5 1-10 1-15z">
                <text:p/>
              </draw:path>
              <draw:path draw:style-name="gr2" draw:text-style-name="P2" svg:width="2.44mm" svg:height="1.7mm" svg:x="80.32mm" svg:y="271.58mm" svg:viewBox="0 0 245 171" svg:d="M97 171l19-98c1-3 1-5 2-7 0-3 1-5 1-8 0-2 1-5 1-7s0-4 0-5c0-8-2-14-6-18-3-4-10-6-19-6-6 0-11 1-17 4-5 2-10 6-14 11s-8 10-11 17-5 15-7 23l-18 94h-28l26-133c1-3 1-7 2-11s1-7 2-11c0-3 1-6 1-9 0-2 1-3 1-3h26c0 0 0 1 0 4-1 2-1 4-1 7-1 3-1 6-2 9 0 3-1 6-1 8 3-5 7-10 10-14 3-3 7-7 11-10 4-2 8-4 13-6 5-1 10-2 16-2 13 0 23 3 30 9 8 6 12 15 13 27 4-5 7-10 11-14 3-5 7-8 11-12 5-3 9-5 15-7 5-2 11-3 17-3 14 0 25 4 33 11 7 8 11 19 11 33 0 4 0 8-1 13-1 4-2 9-2 13l-20 101h-28l20-98c0-3 0-5 1-7 0-3 1-5 1-8 0-2 1-5 1-7s0-4 0-5c0-8-2-14-6-18-3-4-10-6-19-6-6 0-11 1-17 3-5 3-10 7-14 11-4 5-8 11-11 18s-5 14-7 23l-18 94z">
                <text:p/>
              </draw:path>
              <draw:path draw:style-name="gr2" draw:text-style-name="P2" svg:width="2.44mm" svg:height="1.7mm" svg:x="82.94mm" svg:y="271.58mm" svg:viewBox="0 0 245 171" svg:d="M97 171l19-98c1-3 1-5 2-7 0-3 1-5 1-8 0-2 1-5 1-7s0-4 0-5c0-8-2-14-6-18-3-4-10-6-19-6-6 0-11 1-17 4-5 2-10 6-14 11s-8 10-11 17-5 15-7 23l-18 94h-28l26-133c1-3 1-7 2-11s1-7 2-11c0-3 1-6 1-9 0-2 1-3 1-3h26c0 0 0 1 0 4-1 2-1 4-1 7-1 3-1 6-2 9 0 3-1 6-1 8 3-5 7-10 10-14 3-3 7-7 11-10 4-2 8-4 13-6 5-1 10-2 16-2 13 0 23 3 30 9 8 6 12 15 13 27 4-5 7-10 11-14 3-5 7-8 11-12 5-3 9-5 15-7 5-2 11-3 17-3 14 0 25 4 33 11 7 8 11 19 11 33 0 4 0 8-1 13-1 4-2 9-2 13l-20 101h-28l20-98c0-3 0-5 1-7 0-3 1-5 1-8 0-2 1-5 1-7s0-4 0-5c0-8-2-14-6-18-3-4-10-6-19-6-6 0-11 1-17 3-5 3-10 7-14 11-4 5-8 11-11 18s-5 14-7 23l-18 94z">
                <text:p/>
              </draw:path>
              <draw:path draw:style-name="gr2" draw:text-style-name="P2" svg:width="1.55mm" svg:height="1.73mm" svg:x="85.62mm" svg:y="271.58mm" svg:viewBox="0 0 156 174" svg:d="M156 65c0 5 0 11-1 16 0 6-1 11-3 17-3 14-7 26-13 35-5 10-12 18-19 24-8 6-16 10-25 13s-19 4-29 4-19-2-27-5-15-7-21-13-10-13-13-21c-3-9-5-18-5-29 0-5 0-10 1-15 0-5 1-11 2-16 3-13 8-25 13-34s11-17 19-23c7-6 15-11 24-14s19-4 30-4 21 1 29 4c9 3 16 7 21 13 6 6 10 12 13 20 3 9 4 18 4 28zM127 65c0-8 0-15-2-20-2-6-4-11-8-14-3-4-7-6-12-8s-10-3-16-3-11 1-17 2c-5 2-10 4-15 8s-10 10-14 17-8 17-11 29c-1 6-2 11-2 16-1 5-1 10-1 14 0 9 1 16 3 22s4 11 8 15c3 3 7 6 12 8s10 2 16 2c5 0 11 0 16-1 6-2 11-4 16-8 4-4 9-10 13-17 4-8 7-17 10-30 2-6 3-11 3-17 1-5 1-10 1-15z">
                <text:p/>
              </draw:path>
              <draw:path draw:style-name="gr2" draw:text-style-name="P2" svg:width="1.56mm" svg:height="1.7mm" svg:x="87.35mm" svg:y="271.58mm" svg:viewBox="0 0 157 171" svg:d="M106 171l20-100c0-4 1-8 2-13 0-4 0-7 0-10 0-9-2-15-6-20-4-4-12-6-21-6-7 0-13 1-19 4-6 2-11 6-16 11s-9 10-12 17c-4 7-6 15-8 23l-18 94h-28l26-133c1-3 1-7 2-11s1-7 2-11c0-3 1-6 1-9 0-2 1-3 1-3h26c0 0 0 1 0 4-1 2-1 4-1 7-1 3-1 6-2 9 0 3-1 6-1 8 4-5 7-10 11-14 4-3 8-7 13-10 4-2 9-4 14-6 6-1 12-2 19-2 15 0 27 4 35 11 7 8 11 19 11 33 0 4 0 8-1 13-1 4-1 9-2 13l-20 101z">
                <text:p/>
              </draw:path>
              <draw:path draw:style-name="gr2" draw:text-style-name="P2" svg:width="1.51mm" svg:height="1.72mm" svg:x="89.08mm" svg:y="271.59mm" svg:viewBox="0 0 152 173" svg:d="M140 121c0 9-2 17-5 23-4 7-9 12-15 16-7 5-15 8-24 10s-19 3-31 3c-9 0-18-1-25-2-7-2-14-4-19-7-5-4-9-7-13-12-3-5-6-10-8-16l23-9c1 4 3 8 6 11 2 3 5 6 9 8 3 2 8 4 13 5 4 1 10 2 17 2 6 0 12-1 18-2 5-1 10-2 14-5 4-2 7-5 10-9 2-4 3-8 3-13s-1-8-3-11-5-6-8-8c-4-2-8-4-13-6-6-2-11-4-18-6-6-2-13-4-19-7-6-2-11-6-16-9-4-4-8-8-11-13s-4-11-4-17c0-9 2-16 6-22 3-6 8-11 15-14 6-4 13-7 21-8 9-2 18-3 27-3 8 0 16 1 23 2 7 2 13 4 19 7 5 3 9 7 13 12 3 5 5 11 7 19l-26 3c-2-8-6-14-12-17-7-4-15-6-26-6-5 0-11 1-15 2-5 0-9 2-13 4-4 1-7 4-9 7s-3 6-3 11c0 4 1 7 3 10s5 6 8 8c4 2 8 4 13 6 5 1 11 3 17 5s12 4 18 7c6 2 12 5 16 9 5 4 9 8 12 13 4 5 5 12 5 19z">
                <text:p/>
              </draw:path>
              <draw:path draw:style-name="gr2" draw:text-style-name="P2" svg:width="1.9mm" svg:height="2.18mm" svg:x="91.67mm" svg:y="271.1mm" svg:viewBox="0 0 191 219" svg:d="M42 0h80c10 0 20 1 29 3 8 3 16 6 22 10 6 5 10 10 14 16 3 6 4 13 4 21 0 15-4 27-13 36-9 8-22 14-39 17 7 1 14 3 19 6 6 3 11 7 14 11 4 4 7 9 9 14s3 11 3 16c0 9-1 17-4 23-2 7-5 13-10 18-4 5-9 10-15 13-5 4-12 6-18 9-7 2-14 3-22 4-7 1-15 2-23 2h-92zM54 93h51c19 0 33-4 42-10 9-7 14-17 14-30 0-10-4-17-11-22s-17-7-31-7h-51zM34 195h57c8 0 16-1 24-2 7-1 14-3 20-7 6-3 10-8 14-13 3-6 5-14 5-23 0-11-4-20-12-25-8-6-20-9-36-9h-56z">
                <text:p/>
              </draw:path>
              <draw:polygon draw:style-name="gr2" draw:text-style-name="P2" svg:width="1.97mm" svg:height="2.18mm" svg:x="94.02mm" svg:y="271.11mm" svg:viewBox="0 0 198 219" draw:points="89,128 71,219 42,219 60,128 0,0 30,0 78,105 165,0 198,0">
                <text:p/>
              </draw:polygon>
              <draw:polygon draw:style-name="gr2" draw:text-style-name="P2" svg:width="0.81mm" svg:height="0.24mm" svg:x="95.71mm" svg:y="272.32mm" svg:viewBox="0 0 82 25" draw:points="0,25 5,0 82,0 78,25">
                <text:p/>
              </draw:polygon>
              <draw:path draw:style-name="gr2" draw:text-style-name="P2" svg:width="2.19mm" svg:height="2.18mm" svg:x="96.71mm" svg:y="271.11mm" svg:viewBox="0 0 220 219" svg:d="M143 219l-82-188c-1 5-1 9-2 14s-1 9-2 14-2 9-2 13l-29 147h-26l42-219h33l83 188c1-4 2-9 2-14 1-4 2-9 2-14 1-5 2-10 3-16l28-144h27l-42 219z">
                <text:p/>
              </draw:path>
              <draw:path draw:style-name="gr2" draw:text-style-name="P2" svg:width="2.13mm" svg:height="2.24mm" svg:x="99.08mm" svg:y="271.07mm" svg:viewBox="0 0 214 225" svg:d="M193 170c-5 7-10 14-17 21-6 7-13 13-21 18-9 5-18 9-28 12-11 3-22 4-36 4-15 0-29-2-40-7s-21-11-28-20c-8-8-14-18-17-29-4-11-6-23-6-35 0-13 1-25 4-37s7-22 12-32 12-19 19-27c8-8 16-15 25-20 10-6 20-10 31-13s23-5 35-5c14 0 25 2 35 5s19 7 26 12 13 10 17 17c5 6 8 13 10 20l-28 8c-2-5-4-9-7-14-3-4-8-8-13-12s-11-6-17-9c-7-2-15-3-24-3-15 0-29 3-41 9-11 5-21 13-30 22-8 10-14 22-18 35-5 14-7 28-7 44 0 10 2 19 4 27 3 8 7 15 12 21 6 6 12 11 20 14s18 5 28 5c9 0 18-1 26-4 8-2 15-6 21-10 7-4 12-9 18-14 5-6 9-11 13-17z">
                <text:p/>
              </draw:path>
              <draw:polygon draw:style-name="gr2" draw:text-style-name="P2" svg:width="0.81mm" svg:height="0.24mm" svg:x="101.34mm" svg:y="272.32mm" svg:viewBox="0 0 82 25" draw:points="0,25 5,0 82,0 78,25">
                <text:p/>
              </draw:polygon>
              <draw:path draw:style-name="gr2" draw:text-style-name="P2" svg:width="1.99mm" svg:height="2.24mm" svg:x="102.33mm" svg:y="271.07mm" svg:viewBox="0 0 200 225" svg:d="M87 225c-14 0-26-1-36-4-10-2-18-6-25-10-7-5-13-11-17-18s-7-15-9-24l27-5c2 6 4 12 7 16 3 5 7 9 12 12 4 3 10 6 18 7 7 2 15 3 25 3s19-1 27-2c8-2 15-4 21-7 5-4 10-8 13-13s4-12 4-20c0-5-1-9-2-13-2-4-5-7-10-10-4-3-10-6-17-8-8-3-17-6-28-9-9-3-18-5-26-8s-15-7-21-12c-6-4-11-10-14-16-4-6-5-14-5-24s2-20 7-27c5-8 11-14 20-19 8-5 17-8 28-11 11-2 22-3 33-3 12 0 23 1 33 3 9 3 17 6 24 10 6 4 12 9 15 15 4 5 7 12 9 18l-27 8c-2-5-4-9-7-13-2-4-6-7-10-10-5-3-10-5-16-6-6-2-13-3-21-3-11 0-20 1-27 3-8 2-14 4-18 8-5 3-8 7-10 11-3 5-4 10-4 15 0 6 1 10 4 14 2 4 5 7 9 9 5 3 10 5 17 7s14 5 24 7c9 3 17 5 26 8 8 3 16 7 23 12 6 4 12 10 15 17 4 7 6 15 6 26 0 21-8 37-24 49-16 11-40 17-73 17z">
                <text:p/>
              </draw:path>
              <draw:path draw:style-name="gr2" draw:text-style-name="P2" svg:width="2.1mm" svg:height="2.18mm" svg:x="104.2mm" svg:y="271.11mm" svg:viewBox="0 0 211 219" svg:d="M180 219l-11-64h-99l-38 64h-32l132-219h33l46 219zM151 58c-1-4-2-8-2-12-1-4-2-8-2-12-1-3-1-6-2-8 0-2 0-3 0-4-1 1-1 2-3 4-1 2-2 5-4 9-2 3-4 7-6 11-3 4-5 8-7 12l-42 73h81z">
                <text:p/>
              </draw:path>
              <draw:path draw:style-name="gr2" draw:text-style-name="P2" svg:width="1.68mm" svg:height="2.18mm" svg:x="5.6mm" svg:y="274.66mm" svg:viewBox="0 0 169 219" svg:d="M169 66c0 9-1 18-4 27-4 8-8 15-15 21-6 6-14 11-23 14-10 4-21 6-33 6h-64v85h-30v-219h92c13 0 24 2 34 5s18 7 24 13 11 13 14 21c4 8 5 17 5 27zM139 66c0-14-4-24-12-31-9-8-22-11-38-11h-59v86h60c17 0 29-3 37-11s12-19 12-33z">
                <text:p/>
              </draw:path>
              <draw:polygon draw:style-name="gr2" draw:text-style-name="P2" svg:width="0.27mm" svg:height="2.3mm" svg:x="7.67mm" svg:y="274.55mm" svg:viewBox="0 0 28 231" draw:points="0,231 0,0 28,0 28,231">
                <text:p/>
              </draw:polygon>
              <draw:path draw:style-name="gr2" draw:text-style-name="P2" svg:width="1.34mm" svg:height="1.7mm" svg:x="8.39mm" svg:y="275.17mm" svg:viewBox="0 0 135 171" svg:d="M28 0v106c0 9 1 15 2 21 1 5 3 10 6 13 2 4 6 6 10 7 5 2 10 2 17 2 6 0 12-1 18-3 5-2 10-6 13-10 4-5 7-10 9-16 2-7 3-14 3-23v-97h28v133c0 3 0 7 0 11s0 7 0 11c1 3 1 6 1 9 0 2 0 3 0 3h-26c0 0-1-1-1-4 0-2 0-4 0-7s0-6 0-9c-1-3-1-6-1-8-3 5-6 9-9 13s-7 8-11 10c-4 3-9 5-15 7-5 1-11 2-19 2-9 0-17-1-24-3-7-3-12-6-16-11-5-5-8-11-10-18-2-8-3-17-3-27v-112z">
                <text:p/>
              </draw:path>
              <draw:path draw:style-name="gr2" draw:text-style-name="P2" svg:width="1.38mm" svg:height="1.73mm" svg:x="10.04mm" svg:y="275.14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ath draw:style-name="gr2" draw:text-style-name="P2" svg:width="1.42mm" svg:height="2.33mm" svg:x="12.58mm" svg:y="274.55mm" svg:viewBox="0 0 143 234" svg:d="M114 203c-5 11-12 19-20 24-9 4-20 7-32 7-21 0-37-8-47-22s-15-36-15-65c0-58 21-88 62-88 13 0 23 3 32 7 8 5 15 12 20 23 0-1 0-3 0-5 0-3 0-5 0-7 0-3 0-5 0-7v-5-65h28v196c0 4 0 8 0 12 0 3 0 7 0 10s1 6 1 8 0 4 0 4h-27c0-1 0-2 0-4s-1-4-1-7c0-2 0-5 0-7 0-3 0-6 0-9zM29 146c0 12 1 22 3 30 1 8 3 15 7 21 3 5 7 9 12 11 5 3 11 4 18 4s14-1 19-4c6-2 11-6 15-11 3-5 6-12 8-21s3-19 3-32c0-11-1-22-3-30s-5-15-9-20c-3-5-8-8-14-11-5-2-12-3-19-3s-12 1-17 4c-5 2-10 6-13 11s-6 12-7 21c-2 8-3 18-3 30z">
                <text:p/>
              </draw:path>
              <draw:path draw:style-name="gr2" draw:text-style-name="P2" svg:width="0.3mm" svg:height="0.7mm" svg:x="14.43mm" svg:y="274.66mm" svg:viewBox="0 0 31 71" svg:d="M31 23c0 5 0 10 0 14-1 5-2 9-3 13s-2 8-4 11c-1 3-3 7-5 10h-19c5-7 8-13 11-20 2-7 4-14 4-20h-14v-31h30z">
                <text:p/>
              </draw:path>
              <draw:path draw:style-name="gr2" draw:text-style-name="P2" svg:width="0.27mm" svg:height="2.29mm" svg:x="15.16mm" svg:y="274.55mm" svg:viewBox="0 0 28 230" svg:d="M0 27v-27h28v27zM0 230v-168h28v168z">
                <text:p/>
              </draw:path>
              <draw:path draw:style-name="gr2" draw:text-style-name="P2" svg:width="1.34mm" svg:height="1.7mm" svg:x="15.88mm" svg:y="275.14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2" draw:text-style-name="P2" svg:width="0.83mm" svg:height="2.29mm" svg:x="17.5mm" svg:y="274.55mm" svg:viewBox="0 0 84 230" svg:d="M52 82v148h-28v-148h-24v-20h24v-19c0-6 0-12 1-17s4-10 7-14c3-3 7-6 12-9 5-2 12-3 21-3 3 0 6 0 10 0 4 1 7 1 9 2v21c-1 0-3 0-6-1-2 0-4 0-6 0-4 0-8 0-10 2-3 1-5 2-6 4-2 3-3 5-4 8 0 3 0 7 0 11v15h32v20z">
                <text:p/>
              </draw:path>
              <draw:path draw:style-name="gr2" draw:text-style-name="P2" svg:width="1.49mm" svg:height="1.73mm" svg:x="18.47mm" svg:y="275.14mm" svg:viewBox="0 0 150 174" svg:d="M150 87c0 29-6 51-19 65-13 15-32 22-57 22-11 0-22-2-31-5-9-4-17-9-23-16-7-8-12-17-15-28s-5-23-5-38c0-58 25-87 75-87 13 0 25 2 34 5 10 4 17 9 23 17 6 7 11 16 14 27s4 23 4 38zM121 87c0-13-1-24-3-32-2-9-5-16-9-21s-9-8-14-10c-6-2-12-3-19-3s-14 1-20 3c-5 2-10 6-14 11s-7 12-9 20c-3 9-4 19-4 32s1 24 4 32c2 9 5 15 9 21 4 5 9 8 14 10 6 2 12 3 18 3 7 0 14-1 19-3 6-2 11-5 15-10s7-12 10-21c2-8 3-19 3-32z">
                <text:p/>
              </draw:path>
              <draw:path draw:style-name="gr2" draw:text-style-name="P2" svg:width="0.79mm" svg:height="1.7mm" svg:x="20.32mm" svg:y="275.14mm" svg:viewBox="0 0 80 171" svg:d="M1 171v-129c0-3 0-7 0-11 0-3 0-7 0-10 0-4-1-7-1-10s0-6 0-8h26c1 2 1 5 1 8s0 6 0 10c0 3 1 6 1 9s0 5 0 7c2-6 4-12 7-16 2-5 4-9 7-12s7-5 11-7c4-1 9-2 15-2 2 0 5 0 7 1 2 0 3 0 5 1v25c-2 0-5-1-7-1-3 0-5 0-8 0-7 0-12 1-17 4-4 3-8 7-11 12s-5 11-6 18-2 15-2 23v88z">
                <text:p/>
              </draw:path>
              <draw:path draw:style-name="gr2" draw:text-style-name="P2" svg:width="2.22mm" svg:height="1.7mm" svg:x="21.38mm" svg:y="275.14mm" svg:viewBox="0 0 223 171" svg:d="M98 171v-106c0-9 0-15-1-21-1-5-3-10-6-13-2-4-5-6-9-7-4-2-9-2-15-2s-11 1-16 3c-4 2-8 6-12 10-3 5-6 10-8 16-1 7-2 14-2 23v97h-28v-132c0-4 0-8 0-12 0-3 0-7 0-11 0-3-1-6-1-9 0-2 0-3 0-3h26c1 0 1 2 1 4s0 5 0 7c0 3 0 6 0 9 1 3 1 6 1 8 3-5 5-9 8-13s6-8 10-10c4-3 9-5 14-7 5-1 11-2 17-2 13 0 23 3 30 8 8 5 13 13 16 24 3-5 6-9 9-13s6-8 11-10c4-3 8-5 14-7 5-1 11-2 17-2 9 0 16 1 22 3 6 3 11 6 15 11s7 11 9 18c2 8 3 17 3 27v112h-28v-106c0-9 0-15-1-21-1-5-3-10-6-13-2-4-5-6-9-7-4-2-9-2-15-2-5 0-11 1-16 3-4 2-8 5-12 10-3 4-6 10-8 16-1 7-2 14-2 23v97z">
                <text:p/>
              </draw:path>
              <draw:path draw:style-name="gr2" draw:text-style-name="P2" svg:width="1.62mm" svg:height="1.73mm" svg:x="23.94mm" svg:y="275.14mm" svg:viewBox="0 0 163 174" svg:d="M51 174c-17 0-30-4-38-13-9-9-13-22-13-37 0-11 2-20 6-27 4-8 10-13 17-17s14-7 23-9c9-1 18-2 27-2h37v-9c0-7 0-13-2-18-1-5-4-9-7-12s-6-5-11-7c-4-1-10-2-16-2-5 0-10 1-14 1-5 1-9 3-12 5s-6 4-7 8c-2 3-4 8-4 13l-30-3c1-6 3-12 6-18 3-5 7-10 13-14 5-4 12-7 20-10 8-2 17-3 29-3 21 0 37 5 48 15 10 9 16 23 16 42v72c0 8 1 15 3 19s6 6 12 6c2 0 3 0 5 0 1-1 3-1 4-1v17c-3 1-7 2-10 2-4 1-7 1-11 1-6 0-10-1-14-2-4-2-7-4-9-7s-4-6-5-10c-2-5-3-10-3-15h-1c-3 5-6 10-10 14-3 5-7 8-12 11-5 4-10 6-16 8-6 1-13 2-21 2zM57 153c9 0 17-2 24-5 6-3 12-7 16-12 5-5 8-11 10-17s3-11 3-17v-13h-30c-7 0-14 0-20 1s-11 3-16 5c-5 3-8 6-11 11s-4 11-4 18c0 10 2 17 7 22s12 7 21 7z">
                <text:p/>
              </draw:path>
              <draw:path draw:style-name="gr2" draw:text-style-name="P2" svg:width="0.8mm" svg:height="2.07mm" svg:x="25.63mm" svg:y="274.79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2" draw:text-style-name="P2" svg:width="0.27mm" svg:height="2.29mm" svg:x="26.67mm" svg:y="274.55mm" svg:viewBox="0 0 28 230" svg:d="M0 27v-27h28v27zM0 230v-168h28v168z">
                <text:p/>
              </draw:path>
              <draw:path draw:style-name="gr2" draw:text-style-name="P2" svg:width="1.49mm" svg:height="1.73mm" svg:x="27.31mm" svg:y="275.14mm" svg:viewBox="0 0 150 174" svg:d="M150 87c0 29-6 51-19 65-13 15-32 22-57 22-11 0-22-2-31-5-9-4-17-9-23-16-7-8-12-17-15-28s-5-23-5-38c0-58 25-87 75-87 13 0 25 2 34 5 10 4 17 9 23 17 6 7 11 16 14 27s4 23 4 38zM121 87c0-13-1-24-3-32-2-9-5-16-9-21s-9-8-14-10c-6-2-12-3-19-3s-14 1-20 3c-5 2-10 6-14 11s-7 12-9 20c-3 9-4 19-4 32s1 24 4 32c2 9 5 15 9 21 4 5 9 8 14 10 6 2 12 3 18 3 7 0 14-1 19-3 6-2 11-5 15-10s7-12 10-21c2-8 3-19 3-32z">
                <text:p/>
              </draw:path>
              <draw:path draw:style-name="gr2" draw:text-style-name="P2" svg:width="1.34mm" svg:height="1.7mm" svg:x="29.17mm" svg:y="275.14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2" draw:text-style-name="P2" svg:width="1.38mm" svg:height="1.73mm" svg:x="30.83mm" svg:y="275.14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ath draw:style-name="gr2" draw:text-style-name="P2" svg:width="1.38mm" svg:height="1.73mm" svg:x="33.33mm" svg:y="275.14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ath draw:style-name="gr2" draw:text-style-name="P2" svg:width="1.34mm" svg:height="1.7mm" svg:x="35.06mm" svg:y="275.17mm" svg:viewBox="0 0 135 171" svg:d="M28 0v106c0 9 1 15 2 21 1 5 3 10 6 13 2 4 6 6 10 7 5 2 10 2 17 2 6 0 12-1 18-3 5-2 10-6 13-10 4-5 7-10 9-16 2-7 3-14 3-23v-97h28v133c0 3 0 7 0 11s0 7 0 11c1 3 1 6 1 9 0 2 0 3 0 3h-26c0 0-1-1-1-4 0-2 0-4 0-7s0-6 0-9c-1-3-1-6-1-8-3 5-6 9-9 13s-7 8-11 10c-4 3-9 5-15 7-5 1-11 2-19 2-9 0-17-1-24-3-7-3-12-6-16-11-5-5-8-11-10-18-2-8-3-17-3-27v-112z">
                <text:p/>
              </draw:path>
              <draw:path draw:style-name="gr2" draw:text-style-name="P2" svg:width="0.79mm" svg:height="1.7mm" svg:x="36.83mm" svg:y="275.14mm" svg:viewBox="0 0 80 171" svg:d="M1 171v-129c0-3 0-7 0-11 0-3 0-7 0-10 0-4-1-7-1-10s0-6 0-8h26c1 2 1 5 1 8s0 6 0 10c0 3 1 6 1 9s0 5 0 7c2-6 4-12 7-16 2-5 4-9 7-12s7-5 11-7c4-1 9-2 15-2 2 0 5 0 7 1 2 0 3 0 5 1v25c-2 0-5-1-7-1-3 0-5 0-8 0-7 0-12 1-17 4-4 3-8 7-11 12s-5 11-6 18-2 15-2 23v88z">
                <text:p/>
              </draw:path>
              <draw:path draw:style-name="gr2" draw:text-style-name="P2" svg:width="1.36mm" svg:height="1.73mm" svg:x="38.71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2" draw:text-style-name="P2" svg:width="1.48mm" svg:height="1.73mm" svg:x="40.32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0.8mm" svg:height="2.07mm" svg:x="42.01mm" svg:y="274.79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2" draw:text-style-name="P2" svg:width="0.8mm" svg:height="2.07mm" svg:x="42.9mm" svg:y="274.79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2" draw:text-style-name="P2" svg:width="1.48mm" svg:height="1.73mm" svg:x="43.88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olygon draw:style-name="gr2" draw:text-style-name="P2" svg:width="0.27mm" svg:height="2.3mm" svg:x="46.61mm" svg:y="274.55mm" svg:viewBox="0 0 28 231" draw:points="0,231 0,0 28,0 28,231">
                <text:p/>
              </draw:polygon>
              <draw:path draw:style-name="gr2" draw:text-style-name="P2" svg:width="0.27mm" svg:height="2.29mm" svg:x="47.33mm" svg:y="274.55mm" svg:viewBox="0 0 28 230" svg:d="M0 27v-27h28v27zM0 230v-168h28v168z">
                <text:p/>
              </draw:path>
              <draw:path draw:style-name="gr2" draw:text-style-name="P2" svg:width="1.36mm" svg:height="1.73mm" svg:x="47.98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2" draw:text-style-name="P2" svg:width="1.48mm" svg:height="1.73mm" svg:x="49.59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1.34mm" svg:height="1.7mm" svg:x="51.44mm" svg:y="275.14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2" draw:text-style-name="P2" svg:width="1.36mm" svg:height="1.73mm" svg:x="53.15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2" draw:text-style-name="P2" svg:width="1.48mm" svg:height="1.73mm" svg:x="54.76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2" draw:text-style-name="P2" svg:width="0.29mm" svg:height="1.67mm" svg:x="57.57mm" svg:y="275.17mm" svg:viewBox="0 0 30 168" svg:d="M0 32v-32h30v32zM0 168v-32h30v32z">
                <text:p/>
              </draw:path>
              <draw:path draw:style-name="gr3" draw:text-style-name="P3" svg:width="1.33mm" svg:height="2.3mm" svg:x="59.28mm" svg:y="274.55mm" svg:viewBox="0 0 134 231" svg:d="M27 91c3-5 7-10 10-14 4-4 8-8 12-10 5-3 9-5 15-6 5-1 10-2 17-2 11 0 19 2 26 5s13 7 17 12 6 11 8 19c1 7 2 15 2 24v112h-28v-107c0-7 0-13-1-19-1-5-3-10-5-13-3-4-6-6-11-8-4-2-10-3-18-3-6 0-12 1-18 4-5 2-9 5-13 10-4 4-7 9-9 16-2 6-3 13-3 20v100h-28v-231h28v60c0 3 0 7 0 10 0 4 0 7-1 10 0 3 0 5 0 7s0 4 0 4z">
                <text:p/>
              </draw:path>
              <draw:path draw:style-name="gr3" draw:text-style-name="P3" svg:width="0.8mm" svg:height="2.07mm" svg:x="60.89mm" svg:y="274.79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3" draw:text-style-name="P3" svg:width="0.8mm" svg:height="2.07mm" svg:x="61.78mm" svg:y="274.79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3" draw:text-style-name="P3" svg:width="1.42mm" svg:height="2.36mm" svg:x="62.83mm" svg:y="275.14mm" svg:viewBox="0 0 143 237" svg:d="M143 86c0 13-1 25-3 35-2 11-6 20-10 28-5 8-12 14-20 18-7 5-17 7-29 7s-22-2-31-7c-9-4-16-12-21-22h-1c0 0 0 1 0 3 1 1 1 3 1 6 0 2 0 5 0 8s0 6 0 9v66h-28v-200c0-4 0-8 0-11 0-4 0-7 0-11 0-3-1-5-1-7 0-3 0-4 0-5h27c0 0 0 1 0 3 1 2 1 4 1 7s0 5 0 8 1 6 1 9c3-5 6-10 9-14s7-7 11-9c5-3 9-4 15-5 5-1 11-2 17-2 12 0 22 2 29 6 8 4 15 10 20 18 4 7 8 16 10 27 2 10 3 22 3 35zM114 87c0-11-1-20-2-28s-4-15-7-20c-3-6-7-10-12-13s-11-4-19-4c-6 0-12 0-17 2-6 2-11 5-15 10s-7 12-10 21c-2 9-3 20-3 34 0 12 1 22 3 30s5 15 8 20c4 5 9 9 14 11 6 2 13 3 20 3 8 0 14-1 19-4s9-7 12-13 6-13 7-21 2-18 2-28z">
                <text:p/>
              </draw:path>
              <draw:path draw:style-name="gr3" draw:text-style-name="P3" svg:width="0.29mm" svg:height="1.67mm" svg:x="64.68mm" svg:y="275.17mm" svg:viewBox="0 0 30 168" svg:d="M0 32v-32h30v32zM0 168v-32h30v32z">
                <text:p/>
              </draw:path>
              <draw:polygon draw:style-name="gr3" draw:text-style-name="P3" svg:width="0.87mm" svg:height="2.33mm" svg:x="65.28mm" svg:y="274.55mm" svg:viewBox="0 0 88 234" draw:points="0,234 64,0 88,0 25,234">
                <text:p/>
              </draw:polygon>
              <draw:polygon draw:style-name="gr3" draw:text-style-name="P3" svg:width="0.87mm" svg:height="2.33mm" svg:x="66.17mm" svg:y="274.55mm" svg:viewBox="0 0 88 234" draw:points="0,234 64,0 88,0 25,234">
                <text:p/>
              </draw:polygon>
              <draw:path draw:style-name="gr3" draw:text-style-name="P3" svg:width="1.36mm" svg:height="1.73mm" svg:x="67.2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3" draw:text-style-name="P3" svg:width="0.79mm" svg:height="1.7mm" svg:x="68.88mm" svg:y="275.14mm" svg:viewBox="0 0 80 171" svg:d="M1 171v-129c0-3 0-7 0-11 0-3 0-7 0-10 0-4-1-7-1-10s0-6 0-8h26c1 2 1 5 1 8s0 6 0 10c0 3 1 6 1 9s0 5 0 7c2-6 4-12 7-16 2-5 4-9 7-12s7-5 11-7c4-1 9-2 15-2 2 0 5 0 7 1 2 0 3 0 5 1v25c-2 0-5-1-7-1-3 0-5 0-8 0-7 0-12 1-17 4-4 3-8 7-11 12s-5 11-6 18-2 15-2 23v88z">
                <text:p/>
              </draw:path>
              <draw:path draw:style-name="gr3" draw:text-style-name="P3" svg:width="1.48mm" svg:height="1.73mm" svg:x="69.87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3" draw:text-style-name="P3" svg:width="1.62mm" svg:height="1.73mm" svg:x="71.65mm" svg:y="275.14mm" svg:viewBox="0 0 163 174" svg:d="M51 174c-17 0-30-4-38-13-9-9-13-22-13-37 0-11 2-20 6-27 4-8 10-13 17-17s14-7 23-9c9-1 18-2 27-2h37v-9c0-7 0-13-2-18-1-5-4-9-7-12s-6-5-11-7c-4-1-10-2-16-2-5 0-10 1-14 1-5 1-9 3-12 5s-6 4-7 8c-2 3-4 8-4 13l-30-3c1-6 3-12 6-18 3-5 7-10 13-14 5-4 12-7 20-10 8-2 17-3 29-3 21 0 37 5 48 15 10 9 16 23 16 42v72c0 8 1 15 3 19s6 6 12 6c2 0 3 0 5 0 1-1 3-1 4-1v17c-3 1-7 2-10 2-4 1-7 1-11 1-6 0-10-1-14-2-4-2-7-4-9-7s-4-6-5-10c-2-5-3-10-3-15h-1c-3 5-6 10-10 14-3 5-7 8-12 11-5 4-10 6-16 8-6 1-13 2-21 2zM57 153c9 0 17-2 24-5 6-3 12-7 16-12 5-5 8-11 10-17s3-11 3-17v-13h-30c-7 0-14 0-20 1s-11 3-16 5c-5 3-8 6-11 11s-4 11-4 18c0 10 2 17 7 22s12 7 21 7z">
                <text:p/>
              </draw:path>
              <draw:path draw:style-name="gr3" draw:text-style-name="P3" svg:width="0.8mm" svg:height="2.07mm" svg:x="73.33mm" svg:y="274.79mm" svg:viewBox="0 0 81 208" svg:d="M81 204c-4 1-8 2-13 3-4 1-9 1-15 1-22 0-34-13-34-38v-112h-19v-20h21l8-38h18v38h31v20h-31v106c0 8 2 14 4 17 3 3 8 5 14 5 3 0 5 0 8-1 2 0 5-1 8-1z">
                <text:p/>
              </draw:path>
              <draw:path draw:style-name="gr3" draw:text-style-name="P3" svg:width="0.27mm" svg:height="2.29mm" svg:x="74.38mm" svg:y="274.55mm" svg:viewBox="0 0 28 230" svg:d="M0 27v-27h28v27zM0 230v-168h28v168z">
                <text:p/>
              </draw:path>
              <draw:path draw:style-name="gr3" draw:text-style-name="P3" svg:width="1.56mm" svg:height="1.67mm" svg:x="74.9mm" svg:y="275.17mm" svg:viewBox="0 0 157 168" svg:d="M94 168h-33l-61-168h30l37 109c0 3 1 5 2 9 1 3 2 6 3 10 1 3 2 7 3 10s2 6 2 8c1-2 2-5 3-8s2-7 3-10 2-7 3-10 2-6 3-8l38-110h30z">
                <text:p/>
              </draw:path>
              <draw:path draw:style-name="gr3" draw:text-style-name="P3" svg:width="1.48mm" svg:height="1.73mm" svg:x="76.64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3" draw:text-style-name="P3" svg:width="1.36mm" svg:height="1.73mm" svg:x="78.42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3" draw:text-style-name="P3" svg:width="1.49mm" svg:height="1.73mm" svg:x="80.02mm" svg:y="275.14mm" svg:viewBox="0 0 150 174" svg:d="M150 87c0 29-6 51-19 65-13 15-32 22-57 22-11 0-22-2-31-5-9-4-17-9-23-16-7-8-12-17-15-28s-5-23-5-38c0-58 25-87 75-87 13 0 25 2 34 5 10 4 17 9 23 17 6 7 11 16 14 27s4 23 4 38zM121 87c0-13-1-24-3-32-2-9-5-16-9-21s-9-8-14-10c-6-2-12-3-19-3s-14 1-20 3c-5 2-10 6-14 11s-7 12-9 20c-3 9-4 19-4 32s1 24 4 32c2 9 5 15 9 21 4 5 9 8 14 10 6 2 12 3 18 3 7 0 14-1 19-3 6-2 11-5 15-10s7-12 10-21c2-8 3-19 3-32z">
                <text:p/>
              </draw:path>
              <draw:path draw:style-name="gr3" draw:text-style-name="P3" svg:width="2.22mm" svg:height="1.7mm" svg:x="81.88mm" svg:y="275.14mm" svg:viewBox="0 0 223 171" svg:d="M98 171v-106c0-9 0-15-1-21-1-5-3-10-6-13-2-4-5-6-9-7-4-2-9-2-15-2s-11 1-16 3c-4 2-8 6-12 10-3 5-6 10-8 16-1 7-2 14-2 23v97h-28v-132c0-4 0-8 0-12 0-3 0-7 0-11 0-3-1-6-1-9 0-2 0-3 0-3h26c1 0 1 2 1 4s0 5 0 7c0 3 0 6 0 9 1 3 1 6 1 8 3-5 5-9 8-13s6-8 10-10c4-3 9-5 14-7 5-1 11-2 17-2 13 0 23 3 30 8 8 5 13 13 16 24 3-5 6-9 9-13s6-8 11-10c4-3 8-5 14-7 5-1 11-2 17-2 9 0 16 1 22 3 6 3 11 6 15 11s7 11 9 18c2 8 3 17 3 27v112h-28v-106c0-9 0-15-1-21-1-5-3-10-6-13-2-4-5-6-9-7-4-2-9-2-15-2-5 0-11 1-16 3-4 2-8 5-12 10-3 4-6 10-8 16-1 7-2 14-2 23v97z">
                <text:p/>
              </draw:path>
              <draw:path draw:style-name="gr3" draw:text-style-name="P3" svg:width="2.22mm" svg:height="1.7mm" svg:x="84.5mm" svg:y="275.14mm" svg:viewBox="0 0 223 171" svg:d="M98 171v-106c0-9 0-15-1-21-1-5-3-10-6-13-2-4-5-6-9-7-4-2-9-2-15-2s-11 1-16 3c-4 2-8 6-12 10-3 5-6 10-8 16-1 7-2 14-2 23v97h-28v-132c0-4 0-8 0-12 0-3 0-7 0-11 0-3-1-6-1-9 0-2 0-3 0-3h26c1 0 1 2 1 4s0 5 0 7c0 3 0 6 0 9 1 3 1 6 1 8 3-5 5-9 8-13s6-8 10-10c4-3 9-5 14-7 5-1 11-2 17-2 13 0 23 3 30 8 8 5 13 13 16 24 3-5 6-9 9-13s6-8 11-10c4-3 8-5 14-7 5-1 11-2 17-2 9 0 16 1 22 3 6 3 11 6 15 11s7 11 9 18c2 8 3 17 3 27v112h-28v-106c0-9 0-15-1-21-1-5-3-10-6-13-2-4-5-6-9-7-4-2-9-2-15-2-5 0-11 1-16 3-4 2-8 5-12 10-3 4-6 10-8 16-1 7-2 14-2 23v97z">
                <text:p/>
              </draw:path>
              <draw:path draw:style-name="gr3" draw:text-style-name="P3" svg:width="1.49mm" svg:height="1.73mm" svg:x="87.05mm" svg:y="275.14mm" svg:viewBox="0 0 150 174" svg:d="M150 87c0 29-6 51-19 65-13 15-32 22-57 22-11 0-22-2-31-5-9-4-17-9-23-16-7-8-12-17-15-28s-5-23-5-38c0-58 25-87 75-87 13 0 25 2 34 5 10 4 17 9 23 17 6 7 11 16 14 27s4 23 4 38zM121 87c0-13-1-24-3-32-2-9-5-16-9-21s-9-8-14-10c-6-2-12-3-19-3s-14 1-20 3c-5 2-10 6-14 11s-7 12-9 20c-3 9-4 19-4 32s1 24 4 32c2 9 5 15 9 21 4 5 9 8 14 10 6 2 12 3 18 3 7 0 14-1 19-3 6-2 11-5 15-10s7-12 10-21c2-8 3-19 3-32z">
                <text:p/>
              </draw:path>
              <draw:path draw:style-name="gr3" draw:text-style-name="P3" svg:width="1.34mm" svg:height="1.7mm" svg:x="88.9mm" svg:y="275.14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3" draw:text-style-name="P3" svg:width="1.38mm" svg:height="1.73mm" svg:x="90.56mm" svg:y="275.14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olygon draw:style-name="gr3" draw:text-style-name="P3" svg:width="0.29mm" svg:height="0.33mm" svg:x="92.37mm" svg:y="276.51mm" svg:viewBox="0 0 30 34" draw:points="0,34 0,0 30,0 30,34">
                <text:p/>
              </draw:polygon>
              <draw:path draw:style-name="gr3" draw:text-style-name="P3" svg:width="0.83mm" svg:height="2.29mm" svg:x="93.02mm" svg:y="274.55mm" svg:viewBox="0 0 84 230" svg:d="M52 82v148h-28v-148h-24v-20h24v-19c0-6 0-12 1-17s4-10 7-14c3-3 7-6 12-9 5-2 12-3 21-3 3 0 6 0 10 0 4 1 7 1 9 2v21c-1 0-3 0-6-1-2 0-4 0-6 0-4 0-8 0-10 2-3 1-5 2-6 4-2 3-3 5-4 8 0 3 0 7 0 11v15h32v20z">
                <text:p/>
              </draw:path>
              <draw:path draw:style-name="gr3" draw:text-style-name="P3" svg:width="0.79mm" svg:height="1.7mm" svg:x="94.07mm" svg:y="275.14mm" svg:viewBox="0 0 80 171" svg:d="M1 171v-129c0-3 0-7 0-11 0-3 0-7 0-10 0-4-1-7-1-10s0-6 0-8h26c1 2 1 5 1 8s0 6 0 10c0 3 1 6 1 9s0 5 0 7c2-6 4-12 7-16 2-5 4-9 7-12s7-5 11-7c4-1 9-2 15-2 2 0 5 0 7 1 2 0 3 0 5 1v25c-2 0-5-1-7-1-3 0-5 0-8 0-7 0-12 1-17 4-4 3-8 7-11 12s-5 11-6 18-2 15-2 23v88z">
                <text:p/>
              </draw:path>
              <draw:polygon draw:style-name="gr3" draw:text-style-name="P3" svg:width="0.87mm" svg:height="2.33mm" svg:x="94.92mm" svg:y="274.55mm" svg:viewBox="0 0 88 234" draw:points="0,234 64,0 88,0 25,234">
                <text:p/>
              </draw:polygon>
              <draw:polygon draw:style-name="gr3" draw:text-style-name="P3" svg:width="0.27mm" svg:height="2.3mm" svg:x="96.02mm" svg:y="274.55mm" svg:viewBox="0 0 28 231" draw:points="0,231 0,0 28,0 28,231">
                <text:p/>
              </draw:polygon>
              <draw:path draw:style-name="gr3" draw:text-style-name="P3" svg:width="0.27mm" svg:height="2.29mm" svg:x="96.74mm" svg:y="274.55mm" svg:viewBox="0 0 28 230" svg:d="M0 27v-27h28v27zM0 230v-168h28v168z">
                <text:p/>
              </draw:path>
              <draw:path draw:style-name="gr3" draw:text-style-name="P3" svg:width="1.36mm" svg:height="1.73mm" svg:x="97.38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3" draw:text-style-name="P3" svg:width="1.48mm" svg:height="1.73mm" svg:x="98.99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3" draw:text-style-name="P3" svg:width="1.34mm" svg:height="1.7mm" svg:x="100.84mm" svg:y="275.14mm" svg:viewBox="0 0 135 171" svg:d="M107 171v-106c0-9-1-15-2-21-1-5-3-10-6-13-2-4-6-6-10-7-5-2-10-2-17-2-6 0-12 1-18 3-5 2-9 6-13 10-4 5-7 10-9 16-2 7-3 14-3 23v97h-28v-132c0-4 0-8 0-12 0-3 0-7 0-11 0-3-1-6-1-9 0-2 0-3 0-3h26c1 0 1 2 1 4s0 5 0 7c0 3 0 6 0 9 1 3 1 6 1 8 3-5 6-9 9-13s7-8 11-10c4-3 9-5 15-7 5-1 12-2 19-2 9 0 17 1 24 3 7 3 12 6 17 11 4 5 7 11 9 18 2 8 3 17 3 27v112z">
                <text:p/>
              </draw:path>
              <draw:path draw:style-name="gr3" draw:text-style-name="P3" svg:width="1.36mm" svg:height="1.73mm" svg:x="102.55mm" svg:y="275.14mm" svg:viewBox="0 0 137 174" svg:d="M29 86c0 10 1 19 2 27 2 8 4 15 7 21 4 5 8 10 13 13 6 3 13 5 21 5 10 0 18-3 25-8 6-5 10-14 12-25l28 2c-1 7-3 14-6 20s-7 12-13 17c-5 5-11 9-19 12s-17 4-27 4c-13 0-24-2-33-7-9-4-17-10-23-18-5-8-10-17-12-28-3-10-4-22-4-34 0-11 1-21 3-30s4-16 8-23c3-6 7-12 12-16 4-4 9-8 14-10 6-3 11-5 17-6s12-2 18-2c9 0 18 1 25 4 8 2 14 6 19 11 6 4 10 9 13 15 4 6 6 13 7 20l-29 2c-1-9-5-16-11-22-5-5-14-8-25-8-8 0-14 1-20 4-5 2-9 6-13 12-3 5-5 12-7 20-1 8-2 17-2 28z">
                <text:p/>
              </draw:path>
              <draw:path draw:style-name="gr3" draw:text-style-name="P3" svg:width="1.48mm" svg:height="1.73mm" svg:x="104.16mm" svg:y="275.14mm" svg:viewBox="0 0 149 174" svg:d="M29 93c0 9 1 17 3 24 2 8 5 14 8 19 4 6 9 10 15 13s13 4 21 4c12 0 22-2 29-7 8-5 13-11 15-19l25 7c-2 5-5 10-8 14-3 5-7 9-12 13-6 4-12 7-20 9-8 3-18 4-29 4-25 0-44-7-57-22-12-15-19-37-19-66 0-16 2-29 6-40s9-20 16-27c7-6 15-11 24-14s19-5 29-5c14 0 26 2 35 7 10 4 18 11 23 19 6 8 10 17 13 28 2 11 3 23 3 35v4zM120 72c-1-18-6-31-13-39-8-8-18-12-32-12-5 0-10 0-15 2-5 1-10 4-14 8-5 4-8 9-11 16-3 6-5 14-5 25z">
                <text:p/>
              </draw:path>
              <draw:path draw:style-name="gr3" draw:text-style-name="P3" svg:width="1.38mm" svg:height="1.73mm" svg:x="105.89mm" svg:y="275.14mm" svg:viewBox="0 0 139 174" svg:d="M139 124c0 8-2 15-5 21-3 7-7 12-13 16s-13 7-22 10c-8 2-18 3-28 3s-19-1-27-2c-8-2-14-4-20-7-6-4-11-8-15-14-4-5-7-12-9-20l25-4c2 9 7 15 14 19 8 5 18 7 32 7 6 0 11-1 16-1 5-1 9-3 13-5s6-4 8-8c2-3 4-7 4-12s-2-10-4-13-6-6-10-8-9-4-15-6c-7-1-13-3-20-5s-14-4-20-6c-7-2-13-5-18-9-6-3-10-8-13-13-4-5-5-12-5-20 0-15 5-27 16-35s27-12 48-12c18 0 33 3 44 10 11 6 18 17 21 31l-25 3c-1-4-3-8-6-11-2-3-5-5-9-7-3-2-7-3-11-4-5-1-9-1-14-1-13 0-22 2-28 6s-9 10-9 17c0 5 1 9 3 12s6 5 10 7c3 2 8 4 14 5 5 2 12 3 18 5 5 1 9 2 14 4 5 1 9 3 14 4 4 2 8 4 12 7 4 2 7 5 10 9 3 3 5 7 7 12 2 4 3 9 3 15z">
                <text:p/>
              </draw:path>
              <draw:polygon draw:style-name="gr3" draw:text-style-name="P3" svg:width="0.87mm" svg:height="2.33mm" svg:x="107.4mm" svg:y="274.55mm" svg:viewBox="0 0 88 234" draw:points="0,234 64,0 88,0 25,234">
                <text:p/>
              </draw:polygon>
            </draw:g>
            <draw:polygon draw:style-name="gr4" draw:text-style-name="P4" svg:width="39.31mm" svg:height="16.82mm" svg:x="51.84mm" svg:y="250.56mm" svg:viewBox="0 0 3932 1683" draw:points="0,1683 0,0 3932,0 3932,1683">
              <text:p/>
            </draw:polygon>
          </draw:g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5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Activité 2 : Compter en binai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3">
          <table:table-cell table:style-name="ce1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Public Visé</text:p>
          </table:table-cell>
          <table:covered-table-cell/>
          <table:table-cell table:style-name="ce2" office:value-type="string" calcext:value-type="string" table:number-columns-spanned="2" table:number-rows-spanned="1">
            <text:p>CE2/CM1/CM2</text:p>
          </table:table-cell>
          <table:covered-table-cell table:style-name="ce15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Prérequis</text:p>
          </table:table-cell>
          <table:covered-table-cell/>
          <table:table-cell table:style-name="ce2" office:value-type="string" calcext:value-type="string" table:number-columns-spanned="2" table:number-rows-spanned="1">
            <text:p>Aucun (Poser des multiplications pour une des extensions)</text:p>
          </table:table-cell>
          <table:covered-table-cell table:style-name="ce15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Durée de la séance</text:p>
          </table:table-cell>
          <table:covered-table-cell/>
          <table:table-cell table:style-name="ce2" office:value-type="string" calcext:value-type="string" table:number-columns-spanned="2" table:number-rows-spanned="1">
            <text:p>45 mn</text:p>
          </table:table-cell>
          <table:covered-table-cell table:style-name="ce15"/>
          <table:table-cell/>
        </table:table-row>
        <table:table-row table:style-name="ro4">
          <table:table-cell table:style-name="ce2" office:value-type="string" calcext:value-type="string" table:number-columns-spanned="2" table:number-rows-spanned="1">
            <text:p>Objectif Pédagogique</text:p>
          </table:table-cell>
          <table:covered-table-cell/>
          <table:table-cell table:style-name="ce12" office:value-type="string" calcext:value-type="string" table:number-columns-spanned="2" table:number-rows-spanned="1">
            <text:p> - Apprendre comment encoder des nombres dans un ordinateur</text:p>
            <text:p> - Compter dans une base différente du décimal, effectuer des conversions</text:p>
            <text:p> - Découvrir le binaire, et en constater l’intérêt en informatique (Électricité vs pas d’Électricité)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Durée</text:p>
          </table:table-cell>
          <table:table-cell table:style-name="ce2" office:value-type="string" calcext:value-type="string">
            <text:p>Phases</text:p>
          </table:table-cell>
          <table:table-cell table:style-name="ce3" office:value-type="string" calcext:value-type="string">
            <text:p>Activités et consignes</text:p>
          </table:table-cell>
          <table:table-cell table:style-name="ce3" office:value-type="string" calcext:value-type="string">
            <text:p>Organisation</text:p>
          </table:table-cell>
          <table:table-cell table:style-name="ce3" office:value-type="string" calcext:value-type="string">
            <text:p>Matériel</text:p>
          </table:table-cell>
        </table:table-row>
        <table:table-row table:style-name="ro5">
          <table:table-cell table:style-name="ce4" office:value-type="string" calcext:value-type="string" table:number-columns-spanned="1" table:number-rows-spanned="2">
            <text:p>5 mn</text:p>
          </table:table-cell>
          <table:table-cell table:style-name="ce5" office:value-type="string" calcext:value-type="string" table:number-columns-spanned="1" table:number-rows-spanned="2">
            <text:p>Introduction</text:p>
          </table:table-cell>
          <table:table-cell office:value-type="string" calcext:value-type="string">
            <text:p>Présentation rapide</text:p>
            <text:p>Présentation des objectifs de l’activité (Faire découvrir des concepts de l’informatique)</text:p>
            <text:p>Annonces des règles du jeu et de l’objectif à atteindre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6">
          <table:covered-table-cell table:style-name="ce4"/>
          <table:covered-table-cell table:style-name="ce5"/>
          <table:table-cell office:value-type="string" calcext:value-type="string">
            <text:p>Questions ouvertes (résolues durant l ‘activité) :</text:p>
            <text:p>Pourquoi compter qu’avec des 0 et des 1 ?</text:p>
            <text:p>Comment compter avec ces deux seuls chiffres ?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7">
          <table:table-cell table:style-name="ce4" office:value-type="string" calcext:value-type="string" table:number-columns-spanned="1" table:number-rows-spanned="2">
            <text:p>12 mn</text:p>
          </table:table-cell>
          <table:table-cell table:style-name="ce5" office:value-type="string" calcext:value-type="string" table:number-columns-spanned="1" table:number-rows-spanned="3">
            <text:p>Activité 1 : </text:p>
            <text:p>Créer des nombres en binaire</text:p>
          </table:table-cell>
          <table:table-cell office:value-type="string" calcext:value-type="string">
            <text:p>Travail initial par deux :</text:p>
            <text:p>Former des nombres simples (2 ou 3 pièces nécessaires maximum) (Exemple : 8, 18, 11)</text:p>
            <text:p>Une fois ceux-cis réussis, essayer avec des nombres plus complexes (Exemple : 15, 31,27, 23)</text:p>
          </table:table-cell>
          <table:table-cell office:value-type="string" calcext:value-type="string">
            <text:p>en groupe (par 2)</text:p>
          </table:table-cell>
          <table:table-cell table:style-name="ce5" office:value-type="string" calcext:value-type="string">
            <text:p>Les barres du jeu</text:p>
          </table:table-cell>
        </table:table-row>
        <table:table-row table:style-name="ro8">
          <table:covered-table-cell table:style-name="ce4"/>
          <table:covered-table-cell table:style-name="ce5"/>
          <table:table-cell office:value-type="string" calcext:value-type="string">
            <text:p>Plus Complexe :</text:p>
            <text:p>Peux-t-on faire avec ce système tous les nombres de 1 à 20</text:p>
            <text:p>Jusqu’où peut-on compter avec ces 5 pièces ?</text:p>
          </table:table-cell>
          <table:table-cell office:value-type="string" calcext:value-type="string">
            <text:p>en groupe (par 2)</text:p>
          </table:table-cell>
          <table:table-cell table:style-name="ce5" office:value-type="string" calcext:value-type="string">
            <text:p>Les barres du jeu</text:p>
          </table:table-cell>
        </table:table-row>
        <table:table-row table:style-name="ro1">
          <table:table-cell table:style-name="ce4" office:value-type="string" calcext:value-type="string">
            <text:p>3 mn</text:p>
          </table:table-cell>
          <table:covered-table-cell table:style-name="ce5"/>
          <table:table-cell office:value-type="string" calcext:value-type="string">
            <text:p>Transition : Consignes de l’activité suivante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9">
          <table:table-cell table:style-name="ce4" office:value-type="string" calcext:value-type="string">
            <text:p>15 mn</text:p>
          </table:table-cell>
          <table:table-cell table:style-name="ce5" office:value-type="string" calcext:value-type="string" table:number-columns-spanned="1" table:number-rows-spanned="2">
            <text:p>Activité 2 : <text:s/>Passer des bâtons au binaire</text:p>
          </table:table-cell>
          <table:table-cell office:value-type="string" calcext:value-type="string">
            <text:p>Objectif : Faire un lien entre les carrés et les bâtons.</text:p>
            <text:p>Travail par 4. Comment faire pour faire des nombres avec ces carrés.</text:p>
            <text:p>Comment feriez-vous le nombre 5, le nombre 13, ou encore 23 avec ces carrés ?</text:p>
            <text:p/>
            <text:p><text:span text:style-name="T1">Idée de progression :</text:span><text:span text:style-name="T2"> </text:span></text:p>
            <text:p><text:span text:style-name="T2">Peux-t-on faire deux fois le même nombre avec des bâtons différents ?</text:span></text:p>
            <text:p><text:span text:style-name="T2">Peut-on trouver un rapport entre les longueurs des bâtons ?</text:span></text:p>
            <text:p><text:span text:style-name="T2">Enfin, retour à la question initiale de cette partie.</text:span></text:p>
          </table:table-cell>
          <table:table-cell office:value-type="string" calcext:value-type="string">
            <text:p>en groupe (par 4)</text:p>
          </table:table-cell>
          <table:table-cell table:style-name="ce5" office:value-type="string" calcext:value-type="string">
            <text:p>le jeu entier</text:p>
          </table:table-cell>
        </table:table-row>
        <table:table-row table:style-name="ro1">
          <table:table-cell table:style-name="ce4" office:value-type="string" calcext:value-type="string">
            <text:p>5 mn</text:p>
          </table:table-cell>
          <table:covered-table-cell table:style-name="ce5"/>
          <table:table-cell office:value-type="string" calcext:value-type="string">
            <text:p>Conclusion et réponse à la question de cette partie</text:p>
          </table:table-cell>
          <table:table-cell office:value-type="string" calcext:value-type="string">
            <text:p>Oral</text:p>
          </table:table-cell>
          <table:table-cell table:style-name="ce5"/>
        </table:table-row>
        <table:table-row table:style-name="ro7">
          <table:table-cell table:style-name="ce5" office:value-type="string" calcext:value-type="string">
            <text:p>5 à 10 mn</text:p>
          </table:table-cell>
          <table:table-cell table:style-name="ce5" office:value-type="string" calcext:value-type="string">
            <text:p>Activité 3 :</text:p>
            <text:p>Passer du binaire au décimal, et inverse</text:p>
          </table:table-cell>
          <table:table-cell table:style-name="ce14" office:value-type="string" calcext:value-type="string">
            <text:p>Choisir un nombre (décimal), puis le convertir en binaire (sans les bâton, mais juste avec les carrés)</text:p>
            <text:p>Faire ensuite l’opération inverse.</text:p>
          </table:table-cell>
          <table:table-cell office:value-type="string" calcext:value-type="string">
            <text:p>en groupe (par 2) (Pour les plus avancés)</text:p>
          </table:table-cell>
          <table:table-cell table:style-name="ce5" office:value-type="string" calcext:value-type="string">
            <text:p>Les cartes du jeu</text:p>
          </table:table-cell>
        </table:table-row>
        <table:table-row table:style-name="ro8">
          <table:table-cell table:style-name="ce4" office:value-type="string" calcext:value-type="string">
            <text:p>5 mn</text:p>
          </table:table-cell>
          <table:table-cell table:style-name="ce5" office:value-type="string" calcext:value-type="string">
            <text:p>Conclusion</text:p>
          </table:table-cell>
          <table:table-cell office:value-type="string" calcext:value-type="string">
            <text:p>En quoi ce qui a été fait est de l’informatique ? C’est ce fais l’ordinateur à notre place, il converti tout chiffre et lettre et autre en code binaire étant facile à manipuler ( que des 0 et des 1 )</text:p>
          </table:table-cell>
          <table:table-cell table:style-name="ce13" office:value-type="string" calcext:value-type="string">
            <text:p>Oral</text:p>
          </table:table-cell>
          <table:table-cell table:style-name="ce13"/>
        </table:table-row>
        <table:table-row table:style-name="ro10">
          <table:table-cell/>
          <table:table-cell table:style-name="ce7" table:number-columns-repeated="4"/>
        </table:table-row>
        <table:table-row table:style-name="ro11">
          <table:table-cell table:style-name="ce9" office:value-type="string" calcext:value-type="string" table:number-columns-spanned="4" table:number-rows-spanned="1">
            <text:p>Approfondissements possibles :</text:p>
          </table:table-cell>
          <table:covered-table-cell table:number-columns-repeated="3" table:style-name="ce7"/>
          <table:table-cell table:style-name="ce7"/>
        </table:table-row>
        <table:table-row table:style-name="ro6">
          <table:table-cell/>
          <table:table-cell table:style-name="ce11" office:value-type="string" calcext:value-type="string" table:number-columns-spanned="3" table:number-rows-spanned="1">
            <text:p> - Quelle taille de planchette pour aller plus loin que le maximum trouvé ?</text:p>
            <text:p> - Faire des additions en binaire (2 jeux de bâtons pour ensuite les « fusionner »)</text:p>
            <text:p> - Multiplier par 2, par un autre nombre binaire</text:p>
          </table:table-cell>
          <table:covered-table-cell table:number-columns-repeated="2" table:style-name="ce7"/>
          <table:table-cell table:style-name="ce7"/>
        </table:table-row>
        <table:table-row table:style-name="ro1" table:number-rows-repeated="2">
          <table:table-cell/>
          <table:table-cell table:style-name="ce7" table:number-columns-repeated="4"/>
        </table:table-row>
        <table:table-row table:style-name="ro1">
          <table:table-cell/>
          <table:table-cell table:style-name="ce7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10000201000004F900000221BF4447AA465B4002.png" xlink:type="simple" xlink:show="embed" xlink:actuate="onLoad"/>
  </office:styles>
  <office:automatic-styles>
    <style:page-layout style:name="Mpm1">
      <style:page-layout-properties fo:margin-top="4.99mm" fo:margin-bottom="4.99mm" fo:margin-left="4.99mm" fo:margin-right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édago1</text:p>
        </style:region-left>
        <style:region-center>
          <text:p><text:date style:data-style-name="N2" text:date-value="2018-03-26">00/00/0000</text:date><text:s/><text:time style:data-style-name="N2" text:time-value="16:12:58.096329283">00:00:00</text:time></text:p>
        </style:region-center>
        <style:region-right>
          <text:p>Page 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6:12:58.098976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0:10:12.972077878</meta:creation-date>
    <meta:editing-duration>PT6M38S</meta:editing-duration>
    <meta:editing-cycles>4</meta:editing-cycles>
    <meta:generator>LibreOffice/5.4.5.1$Linux_X86_64 LibreOffice_project/40m0$Build-1</meta:generator>
    <meta:initial-creator>Joseph CABRITA</meta:initial-creator>
    <dc:date>2018-03-26T16:17:55.785827215</dc:date>
    <dc:creator>Joseph CABRITA</dc:creator>
    <meta:document-statistic meta:table-count="1" meta:cell-count="50" meta:object-count="1"/>
  </office:meta>
</office:document-meta>
</file>